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P2" style:family="paragraph" style:parent-style-name="Standard">
      <style:paragraph-properties fo:text-align="center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center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center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center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center" fo:break-before="auto" fo:line-height="100%" style:writing-mode="lr-tb"/>
      <style:text-properties fo:font-size="32pt" style:font-size-asian="32pt" style:font-size-complex="32pt"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line-height="100%" style:writing-mode="lr-tb"/>
      <style:text-properties fo:font-size="32pt" style:font-size-asian="32pt" style:font-size-complex="32pt"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00%" style:writing-mode="lr-tb"/>
      <style:text-properties fo:font-size="32pt" style:font-size-asian="32pt" style:font-size-complex="32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00%" style:writing-mode="lr-tb"/>
      <style:text-properties fo:font-size="32pt" style:font-size-asian="32pt" style:font-size-complex="32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00%" style:writing-mode="lr-tb"/>
    </style:style>
    <style:style style:name="T12_1" style:family="text">
      <style:text-properties fo:font-size="32pt" style:font-size-asian="32pt" style:font-size-complex="32pt" fo:font-weight="bold" style:font-weight-asian="bold" style:font-weight-complex="bold"/>
    </style:style>
    <style:style style:name="T12_2" style:family="text">
      <style:text-properties fo:font-size="32pt" style:font-size-asian="32pt" style:font-size-complex="32pt" fo:font-weight="bold" style:font-weight-asian="bold" style:font-weight-complex="bold"/>
    </style:style>
    <style:style style:name="T12_3" style:family="text">
      <style:text-properties fo:font-size="32pt" style:font-size-asian="32pt" style:font-size-complex="32pt" fo:font-weight="bold" style:font-weight-asian="bold" style:font-weight-complex="bold"/>
    </style:style>
    <style:style style:name="T12_4" style:family="text">
      <style:text-properties fo:font-size="32pt" style:font-size-asian="32pt" style:font-size-complex="32pt" fo:font-weight="bold" style:font-weight-asian="bold" style:font-weight-complex="bold"/>
    </style:style>
    <style:style style:name="T12_5" style:family="text">
      <style:text-properties fo:font-size="32pt" style:font-size-asian="32pt" style:font-size-complex="32pt" fo:font-weight="bold" style:font-weight-asian="bold" style:font-weight-complex="bold"/>
    </style:style>
    <style:style style:name="T12_6" style:family="text">
      <style:text-properties fo:font-size="32pt" style:font-size-asian="32pt" style:font-size-complex="32pt" fo:font-weight="bold" style:font-weight-asian="bold" style:font-weight-complex="bold"/>
    </style:style>
    <style:style style:name="T12_7" style:family="text">
      <style:text-properties fo:font-size="32pt" style:font-size-asian="32pt" style:font-size-complex="32pt" fo:font-weight="bold" style:font-weight-asian="bold" style:font-weight-complex="bold"/>
    </style:style>
    <style:style style:name="T12_8" style:family="text">
      <style:text-properties fo:font-size="32pt" style:font-size-asian="32pt" style:font-size-complex="32pt" fo:font-weight="bold" style:font-weight-asian="bold" style:font-weight-complex="bold"/>
    </style:style>
    <style:style style:name="T12_9" style:family="text">
      <style:text-properties fo:font-size="32pt" style:font-size-asian="32pt" style:font-size-complex="32pt" fo:font-weight="bold" style:font-weight-asian="bold" style:font-weight-complex="bold"/>
    </style:style>
    <style:style style:name="T12_10" style:family="text">
      <style:text-properties fo:font-size="32pt" style:font-size-asian="32pt" style:font-size-complex="32pt" fo:font-weight="bold" style:font-weight-asian="bold" style:font-weight-complex="bold"/>
    </style:style>
    <style:style style:name="T12_11" style:family="text">
      <style:text-properties fo:font-size="32pt" style:font-size-asian="32pt" style:font-size-complex="32pt" fo:font-weight="bold" style:font-weight-asian="bold" style:font-weight-complex="bold"/>
    </style:style>
    <style:style style:name="T12_12" style:family="text">
      <style:text-properties fo:font-size="32pt" style:font-size-asian="32pt" style:font-size-complex="32pt" fo:font-weight="bold" style:font-weight-asian="bold" style:font-weight-complex="bold"/>
    </style:style>
    <style:style style:name="T12_13" style:family="text">
      <style:text-properties fo:font-size="32pt" style:font-size-asian="32pt" style:font-size-complex="32pt" fo:font-weight="bold" style:font-weight-asian="bold" style:font-weight-complex="bold"/>
    </style:style>
    <style:style style:name="T12_14" style:family="text">
      <style:text-properties fo:font-size="32pt" style:font-size-asian="32pt" style:font-size-complex="32pt" fo:font-weight="bold" style:font-weight-asian="bold" style:font-weight-complex="bold"/>
    </style:style>
    <style:style style:name="T12_15" style:family="text">
      <style:text-properties fo:font-size="32pt" style:font-size-asian="32pt" style:font-size-complex="32pt" fo:font-weight="bold" style:font-weight-asian="bold" style:font-weight-complex="bold"/>
    </style:style>
    <style:style style:name="T12_16" style:family="text">
      <style:text-properties fo:font-size="32pt" style:font-size-asian="32pt" style:font-size-complex="32pt" fo:font-weight="bold" style:font-weight-asian="bold" style:font-weight-complex="bold"/>
    </style:style>
    <style:style style:name="T12_17" style:family="text">
      <style:text-properties fo:font-size="32pt" style:font-size-asian="32pt" style:font-size-complex="32pt" fo:font-weight="bold" style:font-weight-asian="bold" style:font-weight-complex="bold"/>
    </style:style>
    <style:style style:name="T12_18" style:family="text">
      <style:text-properties fo:font-size="32pt" style:font-size-asian="32pt" style:font-size-complex="32pt" fo:font-weight="bold" style:font-weight-asian="bold" style:font-weight-complex="bold"/>
    </style:style>
    <style:style style:name="P13" style:family="paragraph" style:parent-style-name="Standard">
      <style:paragraph-properties fo:text-align="center" fo:break-before="auto" fo:line-height="100%" style:writing-mode="lr-tb"/>
    </style:style>
    <style:style style:name="T13_1" style:family="text">
      <style:text-properties fo:font-size="14pt" style:font-size-asian="14pt" style:font-size-complex="14pt" fo:font-weight="bold" style:font-weight-asian="bold" style:font-weight-complex="bold"/>
    </style:style>
    <style:style style:name="T13_2" style:family="text">
      <style:text-properties fo:font-size="14pt" style:font-size-asian="14pt" style:font-size-complex="14pt" fo:font-weight="bold" style:font-weight-asian="bold" style:font-weight-complex="bold"/>
    </style:style>
    <style:style style:name="T13_3" style:family="text">
      <style:text-properties fo:font-size="14pt" style:font-size-asian="14pt" style:font-size-complex="14pt" fo:font-weight="bold" style:font-weight-asian="bold" style:font-weight-complex="bold"/>
    </style:style>
    <style:style style:name="T13_4" style:family="text">
      <style:text-properties fo:font-size="14pt" style:font-size-asian="14pt" style:font-size-complex="14pt" fo:font-weight="bold" style:font-weight-asian="bold" style:font-weight-complex="bold"/>
    </style:style>
    <style:style style:name="T13_5" style:family="text">
      <style:text-properties fo:font-size="14pt" style:font-size-asian="14pt" style:font-size-complex="14pt" fo:font-weight="bold" style:font-weight-asian="bold" style:font-weight-complex="bold"/>
    </style:style>
    <style:style style:name="T13_6" style:family="text">
      <style:text-properties fo:font-size="14pt" style:font-size-asian="14pt" style:font-size-complex="14pt" fo:font-weight="bold" style:font-weight-asian="bold" style:font-weight-complex="bold"/>
    </style:style>
    <style:style style:name="T13_7" style:family="text">
      <style:text-properties fo:font-size="14pt" style:font-size-asian="14pt" style:font-size-complex="14pt" fo:font-weight="bold" style:font-weight-asian="bold" style:font-weight-complex="bold"/>
    </style:style>
    <style:style style:name="T13_8" style:family="text">
      <style:text-properties fo:font-size="14pt" style:font-size-asian="14pt" style:font-size-complex="14pt" fo:font-weight="bold" style:font-weight-asian="bold" style:font-weight-complex="bold"/>
    </style:style>
    <style:style style:name="T13_9" style:family="text">
      <style:text-properties fo:font-size="14pt" style:font-size-asian="14pt" style:font-size-complex="14pt" fo:font-weight="bold" style:font-weight-asian="bold" style:font-weight-complex="bold"/>
    </style:style>
    <style:style style:name="T13_10" style:family="text">
      <style:text-properties fo:font-size="14pt" style:font-size-asian="14pt" style:font-size-complex="14pt" fo:font-weight="bold" style:font-weight-asian="bold" style:font-weight-complex="bold"/>
    </style:style>
    <style:style style:name="T13_11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text-align="center" fo:break-before="auto" fo:line-height="100%" style:writing-mode="lr-tb"/>
    </style:style>
    <style:style style:name="T18_1" style:family="text">
      <style:text-properties fo:font-size="14pt" style:font-size-asian="14pt" style:font-size-complex="14pt"/>
    </style:style>
    <style:style style:name="T18_2" style:family="text">
      <style:text-properties fo:font-size="14pt" style:font-size-asian="14pt" style:font-size-complex="14pt"/>
    </style:style>
    <style:style style:name="T18_3" style:family="text">
      <style:text-properties fo:font-size="14pt" style:font-size-asian="14pt" style:font-size-complex="14pt"/>
    </style:style>
    <style:style style:name="T18_4" style:family="text">
      <style:text-properties fo:font-size="14pt" style:font-size-asian="14pt" style:font-size-complex="14pt"/>
    </style:style>
    <style:style style:name="T18_5" style:family="text">
      <style:text-properties fo:font-size="14pt" style:font-size-asian="14pt" style:font-size-complex="14pt"/>
    </style:style>
    <style:style style:name="T18_6" style:family="text">
      <style:text-properties fo:font-size="14pt" style:font-size-asian="14pt" style:font-size-complex="14pt"/>
    </style:style>
    <style:style style:name="T18_7" style:family="text">
      <style:text-properties fo:font-size="14pt" style:font-size-asian="14pt" style:font-size-complex="14pt"/>
    </style:style>
    <style:style style:name="T18_8" style:family="text">
      <style:text-properties fo:font-size="14pt" style:font-size-asian="14pt" style:font-size-complex="14pt"/>
    </style:style>
    <style:style style:name="T18_9" style:family="text">
      <style:text-properties fo:font-size="14pt" style:font-size-asian="14pt" style:font-size-complex="14pt"/>
    </style:style>
    <style:style style:name="T18_10" style:family="text">
      <style:text-properties fo:font-size="14pt" style:font-size-asian="14pt" style:font-size-complex="14pt"/>
    </style:style>
    <style:style style:name="T18_11" style:family="text">
      <style:text-properties fo:font-size="14pt" style:font-size-asian="14pt" style:font-size-complex="14pt"/>
    </style:style>
    <style:style style:name="P19" style:family="paragraph" style:parent-style-name="Standard">
      <style:paragraph-properties fo:text-align="center" fo:break-before="auto" fo:line-height="100%" style:writing-mode="lr-tb"/>
    </style:style>
    <style:style style:name="T19_1" style:family="text">
      <style:text-properties fo:font-size="14pt" style:font-size-asian="14pt" style:font-size-complex="14pt"/>
    </style:style>
    <style:style style:name="T19_2" style:family="text">
      <style:text-properties fo:font-size="14pt" style:font-size-asian="14pt" style:font-size-complex="14pt"/>
    </style:style>
    <style:style style:name="T19_3" style:family="text"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fo:break-before="auto" fo:line-height="100%" style:writing-mode="lr-tb"/>
    </style:style>
    <style:style style:name="T20_1" style:family="text">
      <style:text-properties fo:font-size="14pt" style:font-size-asian="14pt" style:font-size-complex="14pt"/>
    </style:style>
    <style:style style:name="T20_2" style:family="text">
      <style:text-properties fo:font-size="14pt" style:font-size-asian="14pt" style:font-size-complex="14pt"/>
    </style:style>
    <style:style style:name="T20_3" style:family="text"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fo:break-before="auto" fo:line-height="100%" style:writing-mode="lr-tb"/>
    </style:style>
    <style:style style:name="T21_1" style:family="text">
      <style:text-properties fo:font-size="14pt" style:font-size-asian="14pt" style:font-size-complex="14pt"/>
    </style:style>
    <style:style style:name="T21_2" style:family="text">
      <style:text-properties fo:font-size="14pt" style:font-size-asian="14pt" style:font-size-complex="14pt"/>
    </style:style>
    <style:style style:name="T21_3" style:family="text">
      <style:text-properties fo:font-size="14pt" style:font-size-asian="14pt" style:font-size-complex="14pt"/>
    </style:style>
    <style:style style:name="P22" style:family="paragraph" style:parent-style-name="Standard">
      <style:paragraph-properties fo:text-align="center" fo:break-before="auto" fo:line-height="100%" style:writing-mode="lr-tb"/>
    </style:style>
    <style:style style:name="T22_1" style:family="text">
      <style:text-properties fo:font-size="14pt" style:font-size-asian="14pt" style:font-size-complex="14pt"/>
    </style:style>
    <style:style style:name="T22_2" style:family="text">
      <style:text-properties fo:font-size="14pt" style:font-size-asian="14pt" style:font-size-complex="14pt"/>
    </style:style>
    <style:style style:name="T22_3" style:family="text">
      <style:text-properties fo:font-size="14pt" style:font-size-asian="14pt" style:font-size-complex="14pt"/>
    </style:style>
    <style:style style:name="P23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/>
    </style:style>
    <style:style style:name="P24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/>
    </style:style>
    <style:style style:name="P25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/>
    </style:style>
    <style:style style:name="P26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/>
    </style:style>
    <style:style style:name="P27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/>
    </style:style>
    <style:style style:name="P28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/>
    </style:style>
    <style:style style:name="P29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/>
    </style:style>
    <style:style style:name="P30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/>
    </style:style>
    <style:style style:name="P31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/>
    </style:style>
    <style:style style:name="P32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/>
    </style:style>
    <style:style style:name="P33" style:family="paragraph" style:parent-style-name="Standard">
      <style:paragraph-properties fo:text-align="left" fo:break-before="auto" fo:line-height="100%" style:writing-mode="lr-tb"/>
      <style:text-properties fo:font-size="14pt" style:font-size-asian="14pt" style:font-size-complex="14pt"/>
    </style:style>
    <style:style style:name="P34" style:family="paragraph" style:parent-style-name="Standard">
      <style:paragraph-properties fo:text-align="center" fo:break-before="auto" fo:line-height="100%" style:writing-mode="lr-tb"/>
    </style:style>
    <style:style style:name="T34_1" style:family="text">
      <style:text-properties fo:font-size="16pt" style:font-size-asian="16pt" style:font-size-complex="16pt" fo:font-weight="bold" style:font-weight-asian="bold" style:font-weight-complex="bold"/>
    </style:style>
    <style:style style:name="T34_2" style:family="text">
      <style:text-properties fo:font-size="16pt" style:font-size-asian="16pt" style:font-size-complex="16pt" fo:font-weight="bold" style:font-weight-asian="bold" style:font-weight-complex="bold"/>
    </style:style>
    <style:style style:name="T34_3" style:family="text">
      <style:text-properties fo:font-size="16pt" style:font-size-asian="16pt" style:font-size-complex="16pt" fo:font-weight="bold" style:font-weight-asian="bold" style:font-weight-complex="bold"/>
    </style:style>
    <style:style style:name="T34_4" style:family="text">
      <style:text-properties fo:font-size="16pt" style:font-size-asian="16pt" style:font-size-complex="16pt" fo:font-weight="bold" style:font-weight-asian="bold" style:font-weight-complex="bold"/>
    </style:style>
    <style:style style:name="T34_5" style:family="text">
      <style:text-properties fo:font-size="16pt" style:font-size-asian="16pt" style:font-size-complex="16pt" fo:font-weight="bold" style:font-weight-asian="bold" style:font-weight-complex="bold"/>
    </style:style>
    <style:style style:name="P35" style:family="paragraph" style:parent-style-name="Standard">
      <style:paragraph-properties fo:text-align="center" fo:break-before="auto" fo:line-height="100%" style:writing-mode="lr-tb"/>
    </style:style>
    <style:style style:name="T35_1" style:family="text">
      <style:text-properties fo:font-size="10pt" style:font-size-asian="10pt" style:font-size-complex="10pt"/>
    </style:style>
    <style:style style:name="T35_2" style:family="text">
      <style:text-properties fo:font-size="10pt" style:font-size-asian="10pt" style:font-size-complex="10pt"/>
    </style:style>
    <style:style style:name="T35_3" style:family="text">
      <style:text-properties fo:font-size="10pt" style:font-size-asian="10pt" style:font-size-complex="10pt"/>
    </style:style>
    <style:style style:name="T35_4" style:family="text">
      <style:text-properties fo:font-size="10pt" style:font-size-asian="10pt" style:font-size-complex="10pt"/>
    </style:style>
    <style:style style:name="T35_5" style:family="text">
      <style:text-properties fo:font-size="10pt" style:font-size-asian="10pt" style:font-size-complex="10pt"/>
    </style:style>
    <style:style style:name="T35_6" style:family="text">
      <style:text-properties fo:font-size="10pt" style:font-size-asian="10pt" style:font-size-complex="10pt"/>
    </style:style>
    <style:style style:name="T35_7" style:family="text">
      <style:text-properties fo:font-size="10pt" style:font-size-asian="10pt" style:font-size-complex="10pt"/>
    </style:style>
    <style:style style:name="T35_8" style:family="text">
      <style:text-properties fo:font-size="10pt" style:font-size-asian="10pt" style:font-size-complex="10pt"/>
    </style:style>
    <style:style style:name="T35_9" style:family="text">
      <style:text-properties fo:font-size="10pt" style:font-size-asian="10pt" style:font-size-complex="10pt"/>
    </style:style>
    <style:style style:name="T35_10" style:family="text">
      <style:text-properties fo:font-size="10pt" style:font-size-asian="10pt" style:font-size-complex="10pt"/>
    </style:style>
    <style:style style:name="T35_11" style:family="text">
      <style:text-properties fo:font-size="10pt" style:font-size-asian="10pt" style:font-size-complex="10pt"/>
    </style:style>
    <style:style style:name="T35_12" style:family="text">
      <style:text-properties fo:font-size="10pt" style:font-size-asian="10pt" style:font-size-complex="10pt"/>
    </style:style>
    <style:style style:name="T35_13" style:family="text">
      <style:text-properties fo:font-size="10pt" style:font-size-asian="10pt" style:font-size-complex="10pt"/>
    </style:style>
    <style:style style:name="T35_14" style:family="text">
      <style:text-properties fo:font-size="10pt" style:font-size-asian="10pt" style:font-size-complex="10pt"/>
    </style:style>
    <style:style style:name="T35_15" style:family="text">
      <style:text-properties fo:font-size="10pt" style:font-size-asian="10pt" style:font-size-complex="10pt"/>
    </style:style>
    <style:style style:name="T35_16" style:family="text">
      <style:text-properties fo:font-size="10pt" style:font-size-asian="10pt" style:font-size-complex="10pt"/>
    </style:style>
    <style:style style:name="T35_17" style:family="text">
      <style:text-properties fo:font-size="10pt" style:font-size-asian="10pt" style:font-size-complex="10pt"/>
    </style:style>
    <style:style style:name="P36" style:family="paragraph" style:parent-style-name="Standard">
      <style:paragraph-properties fo:break-before="auto" fo:line-height="200%" style:writing-mode="lr-tb"/>
      <style:text-properties fo:font-size="10pt" style:font-size-asian="10pt" style:font-size-complex="10pt"/>
    </style:style>
    <style:style style:name="P37" style:family="paragraph" style:parent-style-name="Standard">
      <style:paragraph-properties fo:break-before="auto" fo:line-height="200%" fo:margin-top="0cm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200%" fo:margin-top="0cm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T38_5" style:family="text">
      <style:text-properties fo:font-weight="bold" style:font-weight-asian="bold" style:font-weight-complex="bold"/>
    </style:style>
    <style:style style:name="T38_6" style:family="text">
      <style:text-properties fo:font-weight="bold" style:font-weight-asian="bold" style:font-weight-complex="bold"/>
    </style:style>
    <style:style style:name="T38_7" style:family="text">
      <style:text-properties fo:font-weight="bold" style:font-weight-asian="bold" style:font-weight-complex="bold"/>
    </style:style>
    <style:style style:name="T38_8" style:family="text">
      <style:text-properties fo:font-weight="bold" style:font-weight-asian="bold" style:font-weight-complex="bold"/>
    </style:style>
    <style:style style:name="T38_9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200%" fo:margin-top="0cm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200%" fo:margin-top="0cm" style:writing-mode="lr-tb"/>
    </style:style>
    <style:style style:name="T40_1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200%" fo:margin-top="0cm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T41_3" style:family="text">
      <style:text-properties fo:font-weight="bold" style:font-weight-asian="bold" style:font-weight-complex="bold"/>
    </style:style>
    <style:style style:name="T41_4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line-height="200%" fo:margin-top="0cm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T42_3" style:family="text">
      <style:text-properties fo:font-weight="bold" style:font-weight-asian="bold" style:font-weight-complex="bold"/>
    </style:style>
    <style:style style:name="T42_4" style:family="text">
      <style:text-properties fo:font-weight="bold" style:font-weight-asian="bold" style:font-weight-complex="bold"/>
    </style:style>
    <style:style style:name="T42_5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line-height="200%" fo:margin-top="0cm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T43_3" style:family="text"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fo:line-height="200%" fo:margin-top="0cm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>
      <style:text-properties fo:font-weight="bold" style:font-weight-asian="bold" style:font-weight-complex="bold"/>
    </style:style>
    <style:style style:name="T44_4" style:family="text">
      <style:text-properties fo:font-weight="bold" style:font-weight-asian="bold" style:font-weight-complex="bold"/>
    </style:style>
    <style:style style:name="T44_5" style:family="text">
      <style:text-properties fo:font-weight="bold" style:font-weight-asian="bold" style:font-weight-complex="bold"/>
    </style:style>
    <style:style style:name="T44_6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fo:line-height="200%" fo:margin-top="0cm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break-before="auto" fo:line-height="200%" fo:margin-top="0cm" fo:margin-bottom="0cm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P47" style:family="paragraph" style:parent-style-name="Standard">
      <style:paragraph-properties fo:break-before="auto" fo:line-height="200%" style:writing-mode="lr-tb"/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200%" style:writing-mode="lr-tb"/>
      <style:text-properties fo:font-weight="bold" style:font-weight-asian="bold" style:font-weight-complex="bold"/>
    </style:style>
    <style:style style:name="P49" style:family="paragraph" style:parent-style-name="Standard">
      <style:paragraph-properties fo:break-before="auto" fo:line-height="200%" style:writing-mode="lr-tb"/>
      <style:text-properties fo:font-weight="bold" style:font-weight-asian="bold" style:font-weight-complex="bold"/>
    </style:style>
    <style:style style:name="P50" style:family="paragraph" style:parent-style-name="Standard">
      <style:paragraph-properties fo:break-before="auto" fo:line-height="200%" style:writing-mode="lr-tb"/>
      <style:text-properties fo:font-weight="bold" style:font-weight-asian="bold" style:font-weight-complex="bold"/>
    </style:style>
    <style:style style:name="P51" style:family="paragraph" style:parent-style-name="Standard">
      <style:paragraph-properties fo:break-before="auto" fo:line-height="200%" style:writing-mode="lr-tb"/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fo:line-height="200%" style:writing-mode="lr-tb"/>
      <style:text-properties fo:font-weight="bold" style:font-weight-asian="bold" style:font-weight-complex="bold"/>
    </style:style>
    <style:style style:name="P53" style:family="paragraph" style:parent-style-name="Standard">
      <style:paragraph-properties fo:break-before="auto" fo:line-height="200%" style:writing-mode="lr-tb"/>
      <style:text-properties fo:font-weight="bold" style:font-weight-asian="bold" style:font-weight-complex="bold"/>
    </style:style>
    <style:style style:name="P54" style:family="paragraph" style:parent-style-name="Standard">
      <style:paragraph-properties fo:break-before="auto" fo:line-height="200%" style:writing-mode="lr-tb"/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line-height="200%" style:writing-mode="lr-tb"/>
      <style:text-properties fo:font-weight="bold" style:font-weight-asian="bold" style:font-weight-complex="bold"/>
    </style:style>
    <style:style style:name="P56" style:family="paragraph" style:parent-style-name="Standard">
      <style:paragraph-properties fo:text-align="left" fo:break-before="auto" fo:line-height="200%" style:writing-mode="lr-tb"/>
      <style:text-properties fo:font-weight="bold" style:font-weight-asian="bold" style:font-weight-complex="bold"/>
    </style:style>
    <style:style style:name="P57" style:family="paragraph" style:parent-style-name="Standard">
      <style:paragraph-properties fo:text-align="center" fo:break-before="auto" fo:line-height="200%" style:writing-mode="lr-tb"/>
    </style:style>
    <style:style style:name="T57_1" style:family="text">
      <style:text-properties fo:font-size="14pt" style:font-size-asian="14pt" style:font-size-complex="14pt" fo:font-weight="bold" style:font-weight-asian="bold" style:font-weight-complex="bold"/>
    </style:style>
    <style:style style:name="T57_2" style:family="text">
      <style:text-properties fo:font-size="14pt" style:font-size-asian="14pt" style:font-size-complex="14pt" fo:font-weight="bold" style:font-weight-asian="bold" style:font-weight-complex="bold"/>
    </style:style>
    <style:style style:name="T57_3" style:family="text">
      <style:text-properties fo:font-size="14pt" style:font-size-asian="14pt" style:font-size-complex="14pt" fo:font-weight="bold" style:font-weight-asian="bold" style:font-weight-complex="bold"/>
    </style:style>
    <style:style style:name="T57_4" style:family="text">
      <style:text-properties fo:font-size="14pt" style:font-size-asian="14pt" style:font-size-complex="14pt" fo:font-weight="bold" style:font-weight-asian="bold" style:font-weight-complex="bold"/>
    </style:style>
    <style:style style:name="T57_5" style:family="text">
      <style:text-properties fo:font-size="14pt" style:font-size-asian="14pt" style:font-size-complex="14pt" fo:font-weight="bold" style:font-weight-asian="bold" style:font-weight-complex="bold"/>
    </style:style>
    <style:style style:name="P58" style:family="paragraph" style:parent-style-name="Standard">
      <style:paragraph-properties fo:text-align="center" fo:break-before="auto" fo:line-height="200%" style:writing-mode="lr-tb"/>
      <style:text-properties fo:font-size="14pt" style:font-size-asian="14pt" style:font-size-complex="14pt" fo:font-weight="bold" style:font-weight-asian="bold" style:font-weight-complex="bold"/>
    </style:style>
    <style:style style:name="Table1" style:family="table">
      <style:table-properties table:align="left" style:width="17.59cm" fo:margin-left="0.097cm"/>
    </style:style>
    <style:style style:name="Column1" style:family="table-column">
      <style:table-column-properties style:column-width="5.722cm"/>
    </style:style>
    <style:style style:name="Column2" style:family="table-column">
      <style:table-column-properties style:column-width="6.218cm"/>
    </style:style>
    <style:style style:name="Column3" style:family="table-column">
      <style:table-column-properties style:column-width="5.65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3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center" fo:break-before="auto" fo:line-height="200%" style:writing-mode="lr-tb"/>
    </style:style>
    <style:style style:name="P78" style:family="paragraph" style:parent-style-name="Standard">
      <style:paragraph-properties fo:text-align="center" fo:break-before="auto" fo:line-height="2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able2" style:family="table">
      <style:table-properties table:align="left" style:width="17.59cm" fo:margin-left="0.097cm"/>
    </style:style>
    <style:style style:name="Column4" style:family="table-column">
      <style:table-column-properties style:column-width="1.954cm"/>
    </style:style>
    <style:style style:name="Column5" style:family="table-column">
      <style:table-column-properties style:column-width="2.378cm"/>
    </style:style>
    <style:style style:name="Column6" style:family="table-column">
      <style:table-column-properties style:column-width="2.514cm"/>
    </style:style>
    <style:style style:name="Column7" style:family="table-column">
      <style:table-column-properties style:column-width="2.581cm"/>
    </style:style>
    <style:style style:name="Column8" style:family="table-column">
      <style:table-column-properties style:column-width="2.514cm"/>
    </style:style>
    <style:style style:name="Column9" style:family="table-column">
      <style:table-column-properties style:column-width="2.579cm"/>
    </style:style>
    <style:style style:name="Column10" style:family="table-column">
      <style:table-column-properties style:column-width="3.071cm"/>
    </style:style>
    <style:style style:name="Row7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" style:family="table-row"/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9" style:family="table-row"/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" style:family="table-row"/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" style:family="table-row"/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break-before="auto" fo:line-height="200%" style:writing-mode="lr-tb"/>
    </style:style>
    <style:style style:name="P122" style:family="paragraph" style:parent-style-name="Standard">
      <style:paragraph-properties fo:break-before="auto" fo:line-height="100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T122_92" style:family="text"/>
    <style:style style:name="T122_93" style:family="text"/>
    <style:style style:name="T122_94" style:family="text"/>
    <style:style style:name="T122_95" style:family="text"/>
    <style:style style:name="T122_96" style:family="text"/>
    <style:style style:name="T122_97" style:family="text"/>
    <style:style style:name="T122_98" style:family="text"/>
    <style:style style:name="T122_99" style:family="text"/>
    <style:style style:name="T122_100" style:family="text"/>
    <style:style style:name="T122_101" style:family="text"/>
    <style:style style:name="T122_102" style:family="text"/>
    <style:style style:name="T122_103" style:family="text"/>
    <style:style style:name="T122_104" style:family="text"/>
    <style:style style:name="T122_105" style:family="text"/>
    <style:style style:name="T122_106" style:family="text"/>
    <style:style style:name="T122_107" style:family="text"/>
    <style:style style:name="T122_108" style:family="text"/>
    <style:style style:name="T122_109" style:family="text"/>
    <style:style style:name="T122_110" style:family="text"/>
    <style:style style:name="T122_111" style:family="text"/>
    <style:style style:name="T122_112" style:family="text"/>
    <style:style style:name="T122_113" style:family="text"/>
    <style:style style:name="T122_114" style:family="text"/>
    <style:style style:name="P123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/>
    </style:style>
    <style:style style:name="P124" style:family="paragraph" style:parent-style-name="Standard">
      <style:paragraph-properties fo:text-align="center" fo:break-before="auto" fo:line-height="200%" style:writing-mode="lr-tb"/>
      <style:text-properties fo:font-size="14pt" style:font-size-asian="14pt" style:font-size-complex="14pt"/>
    </style:style>
    <style:style style:name="P125" style:family="paragraph" style:parent-style-name="Standard">
      <style:paragraph-properties fo:text-align="center" fo:break-before="auto" fo:line-height="200%" style:writing-mode="lr-tb"/>
      <style:text-properties fo:font-size="14pt" style:font-size-asian="14pt" style:font-size-complex="14pt"/>
    </style:style>
    <style:style style:name="P126" style:family="paragraph" style:parent-style-name="Standard">
      <style:paragraph-properties fo:text-align="center" fo:break-before="auto" fo:line-height="200%" style:writing-mode="lr-tb"/>
      <style:text-properties fo:font-size="14pt" style:font-size-asian="14pt" style:font-size-complex="14pt"/>
    </style:style>
    <style:style style:name="P127" style:family="paragraph" style:parent-style-name="Standard">
      <style:paragraph-properties fo:text-align="center" fo:break-before="auto" fo:line-height="200%" style:writing-mode="lr-tb"/>
      <style:text-properties fo:font-size="14pt" style:font-size-asian="14pt" style:font-size-complex="14pt"/>
    </style:style>
    <style:style style:name="P128" style:family="paragraph" style:parent-style-name="Standard">
      <style:paragraph-properties fo:text-align="center" fo:break-before="auto" fo:line-height="200%" style:writing-mode="lr-tb"/>
      <style:text-properties fo:font-size="14pt" style:font-size-asian="14pt" style:font-size-complex="14pt"/>
    </style:style>
    <style:style style:name="P129" style:family="paragraph" style:parent-style-name="Standard">
      <style:paragraph-properties fo:text-align="center" fo:break-before="auto" fo:line-height="200%" style:writing-mode="lr-tb"/>
      <style:text-properties fo:font-size="14pt" style:font-size-asian="14pt" style:font-size-complex="14pt"/>
    </style:style>
    <style:style style:name="P130" style:family="paragraph" style:parent-style-name="Standard">
      <style:paragraph-properties fo:text-align="center" fo:break-before="auto" fo:line-height="200%" style:writing-mode="lr-tb"/>
    </style:style>
    <style:style style:name="T130_1" style:family="text">
      <style:text-properties fo:font-size="14pt" style:font-size-asian="14pt" style:font-size-complex="14pt" fo:font-weight="bold" style:font-weight-asian="bold" style:font-weight-complex="bold"/>
    </style:style>
    <style:style style:name="T130_2" style:family="text">
      <style:text-properties fo:font-size="14pt" style:font-size-asian="14pt" style:font-size-complex="14pt" fo:font-weight="bold" style:font-weight-asian="bold" style:font-weight-complex="bold"/>
    </style:style>
    <style:style style:name="T130_3" style:family="text">
      <style:text-properties fo:font-size="14pt" style:font-size-asian="14pt" style:font-size-complex="14pt" fo:font-weight="bold" style:font-weight-asian="bold" style:font-weight-complex="bold"/>
    </style:style>
    <style:style style:name="P131" style:family="paragraph" style:parent-style-name="Standard">
      <style:paragraph-properties fo:break-before="auto" fo:line-height="200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P132" style:family="paragraph" style:parent-style-name="Standard">
      <style:paragraph-properties fo:break-before="auto" fo:line-height="200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P133" style:family="paragraph" style:parent-style-name="Standard">
      <style:paragraph-properties fo:break-before="auto" fo:line-height="200%" fo:margin-top="0cm" fo:margin-bottom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P134" style:family="paragraph" style:parent-style-name="Standard">
      <style:paragraph-properties fo:break-before="auto" fo:line-height="200%" style:writing-mode="lr-tb"/>
    </style:style>
    <style:style style:name="P135" style:family="paragraph" style:parent-style-name="Standard">
      <style:paragraph-properties fo:text-align="center" fo:break-before="auto" fo:line-height="200%" style:writing-mode="lr-tb"/>
    </style:style>
    <style:style style:name="T135_1" style:family="text">
      <style:text-properties fo:font-size="14pt" style:font-size-asian="14pt" style:font-size-complex="14pt" fo:font-weight="bold" style:font-weight-asian="bold" style:font-weight-complex="bold"/>
    </style:style>
    <style:style style:name="P136" style:family="paragraph" style:parent-style-name="Standard">
      <style:paragraph-properties fo:break-before="auto" fo:line-height="200%" fo:margin-top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T136_63" style:family="text"/>
    <style:style style:name="T136_64" style:family="text"/>
    <style:style style:name="T136_65" style:family="text"/>
    <style:style style:name="T136_66" style:family="text"/>
    <style:style style:name="T136_67" style:family="text"/>
    <style:style style:name="T136_68" style:family="text"/>
    <style:style style:name="T136_69" style:family="text"/>
    <style:style style:name="T136_70" style:family="text"/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P137" style:family="paragraph" style:parent-style-name="Standard">
      <style:paragraph-properties fo:break-before="auto" fo:line-height="200%" fo:margin-top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P138" style:family="paragraph" style:parent-style-name="Standard">
      <style:paragraph-properties fo:break-before="auto" fo:line-height="200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P139" style:family="paragraph" style:parent-style-name="Standard">
      <style:paragraph-properties fo:break-before="auto" fo:line-height="200%" fo:margin-top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P140" style:family="paragraph" style:parent-style-name="Standard">
      <style:paragraph-properties fo:break-before="auto" fo:line-height="200%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P141" style:family="paragraph" style:parent-style-name="Standard">
      <style:paragraph-properties fo:break-before="auto" fo:line-height="200%" fo:margin-top="0cm" fo:margin-bottom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P142" style:family="paragraph" style:parent-style-name="Standard">
      <style:paragraph-properties fo:text-align="left" fo:break-before="auto" fo:line-height="200%" style:writing-mode="lr-tb"/>
    </style:style>
    <style:style style:name="P143" style:family="paragraph" style:parent-style-name="Standard">
      <style:paragraph-properties fo:text-align="center" fo:break-before="auto" fo:line-height="200%" style:writing-mode="lr-tb"/>
    </style:style>
    <style:style style:name="T143_1" style:family="text">
      <style:text-properties fo:font-size="14pt" style:font-size-asian="14pt" style:font-size-complex="14pt" fo:font-weight="bold" style:font-weight-asian="bold" style:font-weight-complex="bold"/>
    </style:style>
    <style:style style:name="T143_2" style:family="text">
      <style:text-properties fo:font-size="14pt" style:font-size-asian="14pt" style:font-size-complex="14pt" fo:font-weight="bold" style:font-weight-asian="bold" style:font-weight-complex="bold"/>
    </style:style>
    <style:style style:name="T143_3" style:family="text">
      <style:text-properties fo:font-size="14pt" style:font-size-asian="14pt" style:font-size-complex="14pt" fo:font-weight="bold" style:font-weight-asian="bold" style:font-weight-complex="bold"/>
    </style:style>
    <style:style style:name="T143_4" style:family="text">
      <style:text-properties fo:font-size="14pt" style:font-size-asian="14pt" style:font-size-complex="14pt" fo:font-weight="bold" style:font-weight-asian="bold" style:font-weight-complex="bold"/>
    </style:style>
    <style:style style:name="T143_5" style:family="text">
      <style:text-properties fo:font-size="14pt" style:font-size-asian="14pt" style:font-size-complex="14pt" fo:font-weight="bold" style:font-weight-asian="bold" style:font-weight-complex="bold"/>
    </style:style>
    <style:style style:name="P144" style:family="paragraph" style:parent-style-name="Standard">
      <style:paragraph-properties fo:break-before="auto" fo:line-height="200%" style:writing-mode="lr-tb"/>
    </style:style>
    <style:style style:name="T144_1" style:family="text"/>
    <style:style style:name="T144_2" style:family="text"/>
    <style:style style:name="T144_3" style:family="text"/>
    <style:style style:name="P145" style:family="paragraph" style:parent-style-name="Standard">
      <style:paragraph-properties fo:break-before="auto" fo:line-height="200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P146" style:family="paragraph" style:parent-style-name="Standard">
      <style:paragraph-properties fo:break-before="auto" fo:line-height="200%" style:writing-mode="lr-tb"/>
    </style:style>
    <style:style style:name="T146_1" style:family="text"/>
    <style:style style:name="T146_2" style:family="text"/>
    <style:style style:name="T146_3" style:family="text"/>
    <style:style style:name="P147" style:family="paragraph" style:parent-style-name="Standard">
      <style:paragraph-properties fo:break-before="auto" fo:line-height="200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P148" style:family="paragraph" style:parent-style-name="Standard">
      <style:paragraph-properties fo:break-before="auto" fo:line-height="200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P149" style:family="paragraph" style:parent-style-name="Standard">
      <style:paragraph-properties fo:break-before="auto" fo:line-height="200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P150" style:family="paragraph" style:parent-style-name="Standard">
      <style:paragraph-properties fo:break-before="auto" fo:line-height="200%" style:writing-mode="lr-tb"/>
    </style:style>
    <style:style style:name="T150_1" style:family="text"/>
    <style:style style:name="T150_2" style:family="text"/>
    <style:style style:name="T150_3" style:family="text"/>
    <style:style style:name="P151" style:family="paragraph" style:parent-style-name="Standard">
      <style:paragraph-properties fo:break-before="auto" fo:line-height="200%" style:writing-mode="lr-tb"/>
    </style:style>
    <style:style style:name="T151_1" style:family="text"/>
    <style:style style:name="P152" style:family="paragraph" style:parent-style-name="Standard">
      <style:paragraph-properties fo:break-before="auto" fo:line-height="200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P153" style:family="paragraph" style:parent-style-name="Standard">
      <style:paragraph-properties fo:break-before="auto" fo:line-height="200%" style:writing-mode="lr-tb"/>
    </style:style>
    <style:style style:name="T153_1" style:family="text"/>
    <style:style style:name="T153_2" style:family="text"/>
    <style:style style:name="T153_3" style:family="text"/>
    <style:style style:name="P154" style:family="paragraph" style:parent-style-name="Standard">
      <style:paragraph-properties fo:break-before="auto" fo:line-height="200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P155" style:family="paragraph" style:parent-style-name="Standard">
      <style:paragraph-properties fo:break-before="auto" fo:line-height="200%" style:writing-mode="lr-tb"/>
    </style:style>
    <style:style style:name="T155_1" style:family="text"/>
    <style:style style:name="T155_2" style:family="text"/>
    <style:style style:name="T155_3" style:family="text"/>
    <style:style style:name="P156" style:family="paragraph" style:parent-style-name="Standard">
      <style:paragraph-properties fo:break-before="auto" fo:line-height="200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P157" style:family="paragraph" style:parent-style-name="Standard">
      <style:paragraph-properties fo:break-before="auto" fo:line-height="100%" style:writing-mode="lr-tb"/>
    </style:style>
    <style:style style:name="T157_1" style:family="text"/>
    <style:style style:name="P158" style:family="paragraph" style:parent-style-name="Standard">
      <style:paragraph-properties fo:text-align="center" fo:break-before="auto" fo:line-height="100%" style:writing-mode="lr-tb"/>
    </style:style>
    <style:style style:name="P159" style:family="paragraph" style:parent-style-name="Standard">
      <style:paragraph-properties fo:text-align="center" fo:break-before="auto" fo:line-height="100%" style:writing-mode="lr-tb"/>
    </style:style>
    <style:style style:name="P160" style:family="paragraph" style:parent-style-name="Standard">
      <style:paragraph-properties fo:text-align="center" fo:break-before="auto" fo:line-height="100%" style:writing-mode="lr-tb"/>
    </style:style>
    <style:style style:name="T160_1" style:family="text">
      <style:text-properties fo:font-size="14pt" style:font-size-asian="14pt" style:font-size-complex="14pt" fo:font-weight="bold" style:font-weight-asian="bold" style:font-weight-complex="bold"/>
    </style:style>
    <style:style style:name="T160_2" style:family="text">
      <style:text-properties fo:font-size="14pt" style:font-size-asian="14pt" style:font-size-complex="14pt" fo:font-weight="bold" style:font-weight-asian="bold" style:font-weight-complex="bold"/>
    </style:style>
    <style:style style:name="T160_3" style:family="text">
      <style:text-properties fo:font-size="14pt" style:font-size-asian="14pt" style:font-size-complex="14pt" fo:font-weight="bold" style:font-weight-asian="bold" style:font-weight-complex="bold"/>
    </style:style>
    <style:style style:name="T160_4" style:family="text">
      <style:text-properties fo:font-size="14pt" style:font-size-asian="14pt" style:font-size-complex="14pt" fo:font-weight="bold" style:font-weight-asian="bold" style:font-weight-complex="bold"/>
    </style:style>
    <style:style style:name="T160_5" style:family="text">
      <style:text-properties fo:font-size="14pt" style:font-size-asian="14pt" style:font-size-complex="14pt" fo:font-weight="bold" style:font-weight-asian="bold" style:font-weight-complex="bold"/>
    </style:style>
    <style:style style:name="P161" style:family="paragraph" style:parent-style-name="Standard">
      <style:paragraph-properties fo:break-before="auto" fo:line-height="100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P162" style:family="paragraph" style:parent-style-name="Standard">
      <style:paragraph-properties fo:break-before="auto" fo:line-height="100%" style:writing-mode="lr-tb"/>
    </style:style>
    <style:style style:name="P163" style:family="paragraph" style:parent-style-name="Standard">
      <style:paragraph-properties fo:break-before="auto" fo:line-height="100%" style:writing-mode="lr-tb"/>
    </style:style>
    <style:style style:name="P164" style:family="paragraph" style:parent-style-name="Standard">
      <style:paragraph-properties fo:break-before="auto" fo:line-height="100%" style:writing-mode="lr-tb"/>
    </style:style>
    <style:style style:name="P165" style:family="paragraph" style:parent-style-name="Standard">
      <style:paragraph-properties fo:break-before="auto" fo:line-height="100%" style:writing-mode="lr-tb"/>
    </style:style>
    <style:style style:name="P166" style:family="paragraph" style:parent-style-name="Standard">
      <style:paragraph-properties fo:break-before="auto" fo:line-height="100%" style:writing-mode="lr-tb"/>
    </style:style>
    <style:style style:name="P167" style:family="paragraph" style:parent-style-name="Standard">
      <style:paragraph-properties fo:text-align="center" fo:break-before="auto" fo:line-height="100%" style:writing-mode="lr-tb"/>
    </style:style>
    <style:style style:name="P168" style:family="paragraph" style:parent-style-name="Standard">
      <style:paragraph-properties fo:text-align="center" fo:break-before="auto" fo:line-height="100%" style:writing-mode="lr-tb"/>
    </style:style>
    <style:style style:name="P169" style:family="paragraph" style:parent-style-name="Standard">
      <style:paragraph-properties fo:text-align="center" fo:break-before="auto" fo:line-height="100%" style:writing-mode="lr-tb"/>
    </style:style>
    <style:style style:name="P170" style:family="paragraph" style:parent-style-name="Standard">
      <style:paragraph-properties fo:text-align="center" fo:break-before="auto" fo:line-height="100%" style:writing-mode="lr-tb"/>
    </style:style>
    <style:style style:name="P171" style:family="paragraph" style:parent-style-name="Standard">
      <style:paragraph-properties fo:text-align="center" fo:break-before="auto" fo:line-height="100%" style:writing-mode="lr-tb"/>
    </style:style>
    <style:style style:name="P172" style:family="paragraph" style:parent-style-name="Standard">
      <style:paragraph-properties fo:text-align="left" fo:break-before="auto" fo:line-height="100%" style:writing-mode="lr-tb"/>
    </style:style>
    <style:style style:name="P173" style:family="paragraph" style:parent-style-name="Standard">
      <style:paragraph-properties fo:text-align="center" fo:break-before="auto" fo:line-height="100%" style:writing-mode="lr-tb"/>
    </style:style>
    <style:style style:name="T173_1" style:family="text">
      <style:text-properties fo:font-size="16pt" style:font-size-asian="16pt" style:font-size-complex="16pt" fo:font-weight="bold" style:font-weight-asian="bold" style:font-weight-complex="bold"/>
    </style:style>
    <style:style style:name="T173_2" style:family="text">
      <style:text-properties fo:font-size="16pt" style:font-size-asian="16pt" style:font-size-complex="16pt" fo:font-weight="bold" style:font-weight-asian="bold" style:font-weight-complex="bold"/>
    </style:style>
    <style:style style:name="T173_3" style:family="text">
      <style:text-properties fo:font-size="16pt" style:font-size-asian="16pt" style:font-size-complex="16pt" fo:font-weight="bold" style:font-weight-asian="bold" style:font-weight-complex="bold"/>
    </style:style>
    <style:style style:name="T173_4" style:family="text">
      <style:text-properties fo:font-size="16pt" style:font-size-asian="16pt" style:font-size-complex="16pt" fo:font-weight="bold" style:font-weight-asian="bold" style:font-weight-complex="bold"/>
    </style:style>
    <style:style style:name="T173_5" style:family="text">
      <style:text-properties fo:font-size="16pt" style:font-size-asian="16pt" style:font-size-complex="16pt" fo:font-weight="bold" style:font-weight-asian="bold" style:font-weight-complex="bold"/>
    </style:style>
    <style:style style:name="P174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75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76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77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78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79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80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81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82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83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84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85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86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87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88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89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90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91" style:family="paragraph" style:parent-style-name="Standard">
      <style:paragraph-properties fo:text-align="center" fo:break-before="auto" fo:line-height="100%" style:writing-mode="lr-tb"/>
    </style:style>
    <style:style style:name="T191_1" style:family="text">
      <style:text-properties fo:font-size="16pt" style:font-size-asian="16pt" style:font-size-complex="16pt" fo:font-weight="bold" style:font-weight-asian="bold" style:font-weight-complex="bold"/>
    </style:style>
    <style:style style:name="T191_2" style:family="text">
      <style:text-properties fo:font-size="16pt" style:font-size-asian="16pt" style:font-size-complex="16pt" fo:font-weight="bold" style:font-weight-asian="bold" style:font-weight-complex="bold"/>
    </style:style>
    <style:style style:name="T191_3" style:family="text">
      <style:text-properties fo:font-size="16pt" style:font-size-asian="16pt" style:font-size-complex="16pt" fo:font-weight="bold" style:font-weight-asian="bold" style:font-weight-complex="bold"/>
    </style:style>
    <style:style style:name="P192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93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94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95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96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97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98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199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00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01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02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03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04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05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06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07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08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09" style:family="paragraph" style:parent-style-name="Standard">
      <style:paragraph-properties fo:text-align="center" fo:break-before="auto" fo:line-height="100%" style:writing-mode="lr-tb"/>
    </style:style>
    <style:style style:name="T209_1" style:family="text">
      <style:text-properties fo:font-size="16pt" style:font-size-asian="16pt" style:font-size-complex="16pt" fo:font-weight="bold" style:font-weight-asian="bold" style:font-weight-complex="bold"/>
    </style:style>
    <style:style style:name="T209_2" style:family="text">
      <style:text-properties fo:font-size="16pt" style:font-size-asian="16pt" style:font-size-complex="16pt" fo:font-weight="bold" style:font-weight-asian="bold" style:font-weight-complex="bold"/>
    </style:style>
    <style:style style:name="T209_3" style:family="text">
      <style:text-properties fo:font-size="16pt" style:font-size-asian="16pt" style:font-size-complex="16pt" fo:font-weight="bold" style:font-weight-asian="bold" style:font-weight-complex="bold"/>
    </style:style>
    <style:style style:name="T209_4" style:family="text">
      <style:text-properties fo:font-size="16pt" style:font-size-asian="16pt" style:font-size-complex="16pt" fo:font-weight="bold" style:font-weight-asian="bold" style:font-weight-complex="bold"/>
    </style:style>
    <style:style style:name="T209_5" style:family="text">
      <style:text-properties fo:font-size="16pt" style:font-size-asian="16pt" style:font-size-complex="16pt" fo:font-weight="bold" style:font-weight-asian="bold" style:font-weight-complex="bold"/>
    </style:style>
    <style:style style:name="T209_6" style:family="text">
      <style:text-properties fo:font-size="16pt" style:font-size-asian="16pt" style:font-size-complex="16pt" fo:font-weight="bold" style:font-weight-asian="bold" style:font-weight-complex="bold"/>
    </style:style>
    <style:style style:name="T209_7" style:family="text">
      <style:text-properties fo:font-size="16pt" style:font-size-asian="16pt" style:font-size-complex="16pt" fo:font-weight="bold" style:font-weight-asian="bold" style:font-weight-complex="bold"/>
    </style:style>
    <style:style style:name="T209_8" style:family="text">
      <style:text-properties fo:font-size="16pt" style:font-size-asian="16pt" style:font-size-complex="16pt" fo:font-weight="bold" style:font-weight-asian="bold" style:font-weight-complex="bold"/>
    </style:style>
    <style:style style:name="P210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11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12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13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14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15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16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17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18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19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20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21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22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23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24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25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26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27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28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29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30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31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32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33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34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35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36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37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38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39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40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41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42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43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44" style:family="paragraph" style:parent-style-name="Standard">
      <style:paragraph-properties fo:text-align="left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45" style:family="paragraph" style:parent-style-name="Standard">
      <style:paragraph-properties fo:text-align="center" fo:break-before="auto" fo:line-height="100%" style:writing-mode="lr-tb"/>
    </style:style>
    <style:style style:name="T245_1" style:family="text">
      <style:text-properties fo:font-size="16pt" style:font-size-asian="16pt" style:font-size-complex="16pt" fo:font-weight="bold" style:font-weight-asian="bold" style:font-weight-complex="bold"/>
    </style:style>
    <style:style style:name="T245_2" style:family="text">
      <style:text-properties fo:font-size="16pt" style:font-size-asian="16pt" style:font-size-complex="16pt" fo:font-weight="bold" style:font-weight-asian="bold" style:font-weight-complex="bold"/>
    </style:style>
    <style:style style:name="T245_3" style:family="text">
      <style:text-properties fo:font-size="16pt" style:font-size-asian="16pt" style:font-size-complex="16pt" fo:font-weight="bold" style:font-weight-asian="bold" style:font-weight-complex="bold"/>
    </style:style>
    <style:style style:name="P246" style:family="paragraph" style:parent-style-name="Standard">
      <style:paragraph-properties fo:text-align="center" fo:break-before="auto" fo:line-height="100%" style:writing-mode="lr-tb"/>
    </style:style>
    <style:style style:name="T246_1" style:family="text">
      <style:text-properties fo:font-size="10pt" style:font-size-asian="10pt" style:font-size-complex="10pt" fo:font-weight="bold" style:font-weight-asian="bold" style:font-weight-complex="bold"/>
    </style:style>
    <style:style style:name="T246_2" style:family="text">
      <style:text-properties fo:font-size="10pt" style:font-size-asian="10pt" style:font-size-complex="10pt" fo:font-weight="bold" style:font-weight-asian="bold" style:font-weight-complex="bold"/>
    </style:style>
    <style:style style:name="T246_3" style:family="text">
      <style:text-properties fo:font-size="10pt" style:font-size-asian="10pt" style:font-size-complex="10pt" fo:font-weight="bold" style:font-weight-asian="bold" style:font-weight-complex="bold"/>
    </style:style>
    <style:style style:name="T246_4" style:family="text">
      <style:text-properties fo:font-size="10pt" style:font-size-asian="10pt" style:font-size-complex="10pt" fo:font-weight="bold" style:font-weight-asian="bold" style:font-weight-complex="bold"/>
    </style:style>
    <style:style style:name="T246_5" style:family="text">
      <style:text-properties fo:font-size="10pt" style:font-size-asian="10pt" style:font-size-complex="10pt" fo:font-weight="bold" style:font-weight-asian="bold" style:font-weight-complex="bold"/>
    </style:style>
    <style:style style:name="T246_6" style:family="text">
      <style:text-properties fo:font-size="10pt" style:font-size-asian="10pt" style:font-size-complex="10pt" fo:font-weight="bold" style:font-weight-asian="bold" style:font-weight-complex="bold"/>
    </style:style>
    <style:style style:name="T246_7" style:family="text">
      <style:text-properties fo:font-size="10pt" style:font-size-asian="10pt" style:font-size-complex="10pt" fo:font-weight="bold" style:font-weight-asian="bold" style:font-weight-complex="bold"/>
    </style:style>
    <style:style style:name="P247" style:family="paragraph" style:parent-style-name="Standard">
      <style:paragraph-properties fo:text-align="center" fo:break-before="auto" fo:line-height="100%" style:writing-mode="lr-tb"/>
      <style:text-properties fo:font-size="10pt" style:font-size-asian="10pt" style:font-size-complex="10pt" fo:font-weight="bold" style:font-weight-asian="bold" style:font-weight-complex="bold"/>
    </style:style>
    <style:style style:name="P248" style:family="paragraph" style:parent-style-name="Standard">
      <style:paragraph-properties fo:break-before="auto" fo:line-height="100%" style:writing-mode="lr-tb"/>
      <style:text-properties fo:font-size="10pt" style:font-size-asian="10pt" style:font-size-complex="10pt" fo:font-weight="bold" style:font-weight-asian="bold" style:font-weight-complex="bold"/>
    </style:style>
    <style:style style:name="P249" style:family="paragraph" style:parent-style-name="Standard">
      <style:paragraph-properties fo:text-align="center" fo:break-before="auto" fo:line-height="100%" style:writing-mode="lr-tb"/>
      <style:text-properties fo:font-size="10pt" style:font-size-asian="10pt" style:font-size-complex="10pt" fo:font-weight="bold" style:font-weight-asian="bold" style:font-weight-complex="bold"/>
    </style:style>
    <style:style style:name="P250" style:family="paragraph" style:parent-style-name="Standard">
      <style:paragraph-properties fo:text-align="center" fo:break-before="auto" fo:line-height="100%" style:writing-mode="lr-tb"/>
      <style:text-properties fo:font-size="10pt" style:font-size-asian="10pt" style:font-size-complex="10pt" fo:font-weight="bold" style:font-weight-asian="bold" style:font-weight-complex="bold"/>
    </style:style>
    <style:style style:name="P251" style:family="paragraph" style:parent-style-name="Standard">
      <style:paragraph-properties fo:text-align="center" fo:break-before="auto" fo:line-height="100%" style:writing-mode="lr-tb"/>
      <style:text-properties fo:font-size="10pt" style:font-size-asian="10pt" style:font-size-complex="10pt" fo:font-weight="bold" style:font-weight-asian="bold" style:font-weight-complex="bold"/>
    </style:style>
    <style:style style:name="P252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53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54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55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56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57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58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59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60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61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62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63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64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65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66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67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68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69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70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71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72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73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74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75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76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77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78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79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80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81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82" style:family="paragraph" style:parent-style-name="Standard">
      <style:paragraph-properties fo:text-align="left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83" style:family="paragraph" style:parent-style-name="Standard">
      <style:paragraph-properties fo:text-align="center" fo:break-before="auto" fo:line-height="100%" style:writing-mode="lr-tb"/>
    </style:style>
    <style:style style:name="T283_1" style:family="text">
      <style:text-properties fo:font-size="16pt" style:font-size-asian="16pt" style:font-size-complex="16pt" fo:font-weight="bold" style:font-weight-asian="bold" style:font-weight-complex="bold"/>
    </style:style>
    <style:style style:name="P284" style:family="paragraph" style:parent-style-name="Standard">
      <style:paragraph-properties fo:text-align="center" fo:break-before="auto" fo:line-height="2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285" style:family="paragraph" style:parent-style-name="Standard">
      <style:paragraph-properties fo:break-before="auto" fo:line-height="200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P286" style:family="paragraph" style:parent-style-name="Standard">
      <style:paragraph-properties fo:break-before="auto" fo:line-height="200%" style:writing-mode="lr-tb"/>
    </style:style>
    <style:style style:name="T286_1" style:family="text"/>
    <style:style style:name="T286_2" style:family="text">
      <style:text-properties fo:color="#000080" style:text-underline-style="solid" style:text-underline-color="font-color"/>
    </style:style>
    <style:style style:name="T286_3" style:family="text"/>
    <style:style style:name="T286_4" style:family="text">
      <style:text-properties fo:color="#000080" style:text-underline-style="solid" style:text-underline-color="font-color"/>
    </style:style>
    <style:style style:name="T286_5" style:family="text"/>
    <style:style style:name="T286_6" style:family="text">
      <style:text-properties fo:color="#000080" style:text-underline-style="solid" style:text-underline-color="font-color"/>
    </style:style>
    <style:style style:name="T286_7" style:family="text"/>
    <style:style style:name="T286_8" style:family="text">
      <style:text-properties fo:color="#000080" style:text-underline-style="solid" style:text-underline-color="font-color"/>
    </style:style>
    <style:style style:name="T286_9" style:family="text"/>
    <style:style style:name="T286_10" style:family="text">
      <style:text-properties fo:color="#000080" style:text-underline-style="solid" style:text-underline-color="font-color"/>
    </style:style>
    <style:style style:name="T286_11" style:family="text"/>
    <style:style style:name="T286_12" style:family="text">
      <style:text-properties fo:color="#000080" style:text-underline-style="solid" style:text-underline-color="font-color"/>
    </style:style>
    <style:style style:name="T286_13" style:family="text"/>
    <style:style style:name="T286_14" style:family="text">
      <style:text-properties fo:color="#000080" style:text-underline-style="solid" style:text-underline-color="font-color"/>
    </style:style>
    <style:style style:name="T286_15" style:family="text"/>
    <style:style style:name="T286_16" style:family="text">
      <style:text-properties fo:color="#000080" style:text-underline-style="solid" style:text-underline-color="font-color"/>
    </style:style>
    <style:style style:name="T286_17" style:family="text"/>
    <style:style style:name="T286_18" style:family="text">
      <style:text-properties fo:color="#000080" style:text-underline-style="solid" style:text-underline-color="font-color"/>
    </style:style>
    <style:style style:name="T286_19" style:family="text"/>
    <style:style style:name="T286_20" style:family="text">
      <style:text-properties fo:color="#000080" style:text-underline-style="solid" style:text-underline-color="font-color"/>
    </style:style>
    <style:style style:name="T286_21" style:family="text"/>
    <style:style style:name="T286_22" style:family="text">
      <style:text-properties fo:color="#000080" style:text-underline-style="solid" style:text-underline-color="font-color"/>
    </style:style>
    <style:style style:name="T286_23" style:family="text"/>
    <style:style style:name="T286_24" style:family="text">
      <style:text-properties fo:color="#000080" style:text-underline-style="solid" style:text-underline-color="font-color"/>
    </style:style>
    <style:style style:name="T286_25" style:family="text"/>
    <style:style style:name="T286_26" style:family="text">
      <style:text-properties fo:color="#000080" style:text-underline-style="solid" style:text-underline-color="font-color"/>
    </style:style>
    <style:style style:name="T286_27" style:family="text"/>
    <style:style style:name="T286_28" style:family="text">
      <style:text-properties fo:color="#000080" style:text-underline-style="solid" style:text-underline-color="font-color"/>
    </style:style>
    <style:style style:name="T286_29" style:family="text"/>
    <style:style style:name="T286_30" style:family="text">
      <style:text-properties fo:color="#000080" style:text-underline-style="solid" style:text-underline-color="font-color"/>
    </style:style>
    <style:style style:name="T286_31" style:family="text"/>
    <style:style style:name="T286_32" style:family="text">
      <style:text-properties fo:color="#000080" style:text-underline-style="solid" style:text-underline-color="font-color"/>
    </style:style>
    <style:style style:name="T286_33" style:family="text"/>
    <style:style style:name="T286_34" style:family="text">
      <style:text-properties fo:color="#000080" style:text-underline-style="solid" style:text-underline-color="font-color"/>
    </style:style>
    <style:style style:name="T286_35" style:family="text"/>
    <style:style style:name="T286_36" style:family="text">
      <style:text-properties fo:color="#000080" style:text-underline-style="solid" style:text-underline-color="font-color"/>
    </style:style>
    <style:style style:name="T286_37" style:family="text"/>
    <style:style style:name="T286_38" style:family="text">
      <style:text-properties fo:color="#000080" style:text-underline-style="solid" style:text-underline-color="font-color"/>
    </style:style>
    <style:style style:name="T286_39" style:family="text"/>
    <style:style style:name="T286_40" style:family="text">
      <style:text-properties fo:color="#000080" style:text-underline-style="solid" style:text-underline-color="font-color"/>
    </style:style>
    <style:style style:name="P287" style:family="paragraph" style:parent-style-name="Standard">
      <style:paragraph-properties fo:break-before="auto" fo:line-height="200%" style:writing-mode="lr-tb"/>
      <style:text-properties fo:color="#000080" style:text-underline-style="solid" style:text-underline-color="font-color"/>
    </style:style>
    <style:style style:name="P288" style:family="paragraph" style:parent-style-name="Standard">
      <style:paragraph-properties fo:break-before="auto" fo:line-height="200%" style:writing-mode="lr-tb"/>
    </style:style>
    <style:style style:name="T288_1" style:family="text"/>
    <style:style style:name="T288_2" style:family="text"/>
    <style:style style:name="T288_3" style:family="text"/>
    <style:style style:name="P289" style:family="paragraph" style:parent-style-name="Standard">
      <style:paragraph-properties fo:break-before="auto" fo:line-height="200%" style:writing-mode="lr-tb"/>
    </style:style>
    <style:style style:name="T289_1" style:family="text"/>
    <style:style style:name="T289_2" style:family="text">
      <style:text-properties fo:color="#000080" style:text-underline-style="solid" style:text-underline-color="font-color"/>
    </style:style>
    <style:style style:name="T289_3" style:family="text"/>
    <style:style style:name="T289_4" style:family="text">
      <style:text-properties fo:color="#000080" style:text-underline-style="solid" style:text-underline-color="font-color"/>
    </style:style>
    <style:style style:name="T289_5" style:family="text"/>
    <style:style style:name="T289_6" style:family="text">
      <style:text-properties fo:color="#000080" style:text-underline-style="solid" style:text-underline-color="font-color"/>
    </style:style>
    <style:style style:name="T289_7" style:family="text"/>
    <style:style style:name="T289_8" style:family="text">
      <style:text-properties fo:color="#000080" style:text-underline-style="solid" style:text-underline-color="font-color"/>
    </style:style>
    <style:style style:name="T289_9" style:family="text"/>
    <style:style style:name="T289_10" style:family="text">
      <style:text-properties fo:color="#000080" style:text-underline-style="solid" style:text-underline-color="font-color"/>
    </style:style>
    <style:style style:name="T289_11" style:family="text"/>
    <style:style style:name="T289_12" style:family="text">
      <style:text-properties fo:color="#000080" style:text-underline-style="solid" style:text-underline-color="font-color"/>
    </style:style>
    <style:style style:name="T289_13" style:family="text"/>
    <style:style style:name="T289_14" style:family="text">
      <style:text-properties fo:color="#000080" style:text-underline-style="solid" style:text-underline-color="font-color"/>
    </style:style>
    <style:style style:name="T289_15" style:family="text"/>
    <style:style style:name="T289_16" style:family="text">
      <style:text-properties fo:color="#000080" style:text-underline-style="solid" style:text-underline-color="font-color"/>
    </style:style>
    <style:style style:name="T289_17" style:family="text"/>
    <style:style style:name="T289_18" style:family="text">
      <style:text-properties fo:color="#000080" style:text-underline-style="solid" style:text-underline-color="font-color"/>
    </style:style>
    <style:style style:name="T289_19" style:family="text"/>
    <style:style style:name="T289_20" style:family="text">
      <style:text-properties fo:color="#000080" style:text-underline-style="solid" style:text-underline-color="font-color"/>
    </style:style>
    <style:style style:name="T289_21" style:family="text"/>
    <style:style style:name="T289_22" style:family="text">
      <style:text-properties fo:color="#000080" style:text-underline-style="solid" style:text-underline-color="font-color"/>
    </style:style>
    <style:style style:name="P290" style:family="paragraph" style:parent-style-name="Standard">
      <style:paragraph-properties fo:break-before="auto" fo:line-height="200%" style:writing-mode="lr-tb"/>
      <style:text-properties fo:color="#000080" style:text-underline-style="solid" style:text-underline-color="font-color"/>
    </style:style>
    <style:style style:name="P291" style:family="paragraph" style:parent-style-name="Standard">
      <style:paragraph-properties fo:break-before="auto" fo:line-height="200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P292" style:family="paragraph" style:parent-style-name="Standard">
      <style:paragraph-properties fo:break-before="auto" fo:line-height="200%" style:writing-mode="lr-tb"/>
    </style:style>
    <style:style style:name="T292_1" style:family="text"/>
    <style:style style:name="T292_2" style:family="text">
      <style:text-properties fo:color="#000080" style:text-underline-style="solid" style:text-underline-color="font-color"/>
    </style:style>
    <style:style style:name="T292_3" style:family="text"/>
    <style:style style:name="T292_4" style:family="text">
      <style:text-properties fo:color="#000080" style:text-underline-style="solid" style:text-underline-color="font-color"/>
    </style:style>
    <style:style style:name="T292_5" style:family="text"/>
    <style:style style:name="T292_6" style:family="text">
      <style:text-properties fo:color="#000080" style:text-underline-style="solid" style:text-underline-color="font-color"/>
    </style:style>
    <style:style style:name="T292_7" style:family="text"/>
    <style:style style:name="T292_8" style:family="text">
      <style:text-properties fo:color="#000080" style:text-underline-style="solid" style:text-underline-color="font-color"/>
    </style:style>
    <style:style style:name="T292_9" style:family="text"/>
    <style:style style:name="T292_10" style:family="text">
      <style:text-properties fo:color="#000080" style:text-underline-style="solid" style:text-underline-color="font-color"/>
    </style:style>
    <style:style style:name="T292_11" style:family="text"/>
    <style:style style:name="T292_12" style:family="text">
      <style:text-properties fo:color="#000080" style:text-underline-style="solid" style:text-underline-color="font-color"/>
    </style:style>
    <style:style style:name="T292_13" style:family="text"/>
    <style:style style:name="T292_14" style:family="text">
      <style:text-properties fo:color="#000080" style:text-underline-style="solid" style:text-underline-color="font-color"/>
    </style:style>
    <style:style style:name="T292_15" style:family="text"/>
    <style:style style:name="T292_16" style:family="text">
      <style:text-properties fo:color="#000080" style:text-underline-style="solid" style:text-underline-color="font-color"/>
    </style:style>
    <style:style style:name="T292_17" style:family="text"/>
    <style:style style:name="T292_18" style:family="text">
      <style:text-properties fo:color="#000080" style:text-underline-style="solid" style:text-underline-color="font-color"/>
    </style:style>
    <style:style style:name="T292_19" style:family="text"/>
    <style:style style:name="T292_20" style:family="text">
      <style:text-properties fo:color="#000080" style:text-underline-style="solid" style:text-underline-color="font-color"/>
    </style:style>
    <style:style style:name="T292_21" style:family="text"/>
    <style:style style:name="T292_22" style:family="text">
      <style:text-properties fo:color="#000080" style:text-underline-style="solid" style:text-underline-color="font-color"/>
    </style:style>
    <style:style style:name="T292_23" style:family="text"/>
    <style:style style:name="T292_24" style:family="text">
      <style:text-properties fo:color="#000080" style:text-underline-style="solid" style:text-underline-color="font-color"/>
    </style:style>
    <style:style style:name="T292_25" style:family="text"/>
    <style:style style:name="T292_26" style:family="text">
      <style:text-properties fo:color="#000080" style:text-underline-style="solid" style:text-underline-color="font-color"/>
    </style:style>
    <style:style style:name="T292_27" style:family="text"/>
    <style:style style:name="T292_28" style:family="text">
      <style:text-properties fo:color="#000080" style:text-underline-style="solid" style:text-underline-color="font-color"/>
    </style:style>
    <style:style style:name="P293" style:family="paragraph" style:parent-style-name="Standard">
      <style:paragraph-properties fo:break-before="auto" fo:line-height="200%" style:writing-mode="lr-tb"/>
      <style:text-properties fo:color="#000080" style:text-underline-style="solid" style:text-underline-color="font-color"/>
    </style:style>
    <style:style style:name="P294" style:family="paragraph" style:parent-style-name="Standard">
      <style:paragraph-properties fo:break-before="auto" fo:line-height="200%" style:writing-mode="lr-tb"/>
    </style:style>
    <style:style style:name="T294_1" style:family="text"/>
    <style:style style:name="T294_2" style:family="text"/>
    <style:style style:name="T294_3" style:family="text"/>
    <style:style style:name="P295" style:family="paragraph" style:parent-style-name="Standard">
      <style:paragraph-properties fo:break-before="auto" fo:line-height="200%" style:writing-mode="lr-tb"/>
    </style:style>
    <style:style style:name="T295_1" style:family="text"/>
    <style:style style:name="T295_2" style:family="text">
      <style:text-properties fo:color="#000080" style:text-underline-style="solid" style:text-underline-color="font-color"/>
    </style:style>
    <style:style style:name="T295_3" style:family="text"/>
    <style:style style:name="T295_4" style:family="text">
      <style:text-properties fo:color="#000080" style:text-underline-style="solid" style:text-underline-color="font-color"/>
    </style:style>
    <style:style style:name="T295_5" style:family="text"/>
    <style:style style:name="T295_6" style:family="text">
      <style:text-properties fo:color="#000080" style:text-underline-style="solid" style:text-underline-color="font-color"/>
    </style:style>
    <style:style style:name="T295_7" style:family="text"/>
    <style:style style:name="T295_8" style:family="text">
      <style:text-properties fo:color="#000080" style:text-underline-style="solid" style:text-underline-color="font-color"/>
    </style:style>
    <style:style style:name="T295_9" style:family="text"/>
    <style:style style:name="T295_10" style:family="text">
      <style:text-properties fo:color="#000080" style:text-underline-style="solid" style:text-underline-color="font-color"/>
    </style:style>
    <style:style style:name="T295_11" style:family="text"/>
    <style:style style:name="T295_12" style:family="text">
      <style:text-properties fo:color="#000080" style:text-underline-style="solid" style:text-underline-color="font-color"/>
    </style:style>
    <style:style style:name="T295_13" style:family="text"/>
    <style:style style:name="T295_14" style:family="text">
      <style:text-properties fo:color="#000080" style:text-underline-style="solid" style:text-underline-color="font-color"/>
    </style:style>
    <style:style style:name="T295_15" style:family="text"/>
    <style:style style:name="T295_16" style:family="text">
      <style:text-properties fo:color="#000080" style:text-underline-style="solid" style:text-underline-color="font-color"/>
    </style:style>
    <style:style style:name="P296" style:family="paragraph" style:parent-style-name="Standard">
      <style:paragraph-properties fo:break-before="auto" fo:line-height="200%" style:writing-mode="lr-tb"/>
    </style:style>
    <style:style style:name="T296_1" style:family="text"/>
    <style:style style:name="T296_2" style:family="text">
      <style:text-properties fo:color="#000080" style:text-underline-style="solid" style:text-underline-color="font-color"/>
    </style:style>
    <style:style style:name="T296_3" style:family="text"/>
    <style:style style:name="T296_4" style:family="text">
      <style:text-properties fo:color="#000080" style:text-underline-style="solid" style:text-underline-color="font-color"/>
    </style:style>
    <style:style style:name="T296_5" style:family="text"/>
    <style:style style:name="T296_6" style:family="text">
      <style:text-properties fo:color="#000080" style:text-underline-style="solid" style:text-underline-color="font-color"/>
    </style:style>
    <style:style style:name="T296_7" style:family="text"/>
    <style:style style:name="T296_8" style:family="text">
      <style:text-properties fo:color="#000080" style:text-underline-style="solid" style:text-underline-color="font-color"/>
    </style:style>
    <style:style style:name="T296_9" style:family="text"/>
    <style:style style:name="T296_10" style:family="text">
      <style:text-properties fo:color="#000080" style:text-underline-style="solid" style:text-underline-color="font-color"/>
    </style:style>
    <style:style style:name="T296_11" style:family="text"/>
    <style:style style:name="T296_12" style:family="text">
      <style:text-properties fo:color="#000080" style:text-underline-style="solid" style:text-underline-color="font-color"/>
    </style:style>
    <style:style style:name="T296_13" style:family="text"/>
    <style:style style:name="T296_14" style:family="text">
      <style:text-properties fo:color="#000080" style:text-underline-style="solid" style:text-underline-color="font-color"/>
    </style:style>
    <style:style style:name="T296_15" style:family="text"/>
    <style:style style:name="T296_16" style:family="text">
      <style:text-properties fo:color="#000080" style:text-underline-style="solid" style:text-underline-color="font-color"/>
    </style:style>
    <style:style style:name="T296_17" style:family="text"/>
    <style:style style:name="T296_18" style:family="text">
      <style:text-properties fo:color="#000080" style:text-underline-style="solid" style:text-underline-color="font-color"/>
    </style:style>
    <style:style style:name="T296_19" style:family="text"/>
    <style:style style:name="T296_20" style:family="text">
      <style:text-properties fo:color="#000080" style:text-underline-style="solid" style:text-underline-color="font-color"/>
    </style:style>
    <style:style style:name="T296_21" style:family="text"/>
    <style:style style:name="T296_22" style:family="text">
      <style:text-properties fo:color="#000080" style:text-underline-style="solid" style:text-underline-color="font-color"/>
    </style:style>
    <style:style style:name="T296_23" style:family="text"/>
    <style:style style:name="T296_24" style:family="text">
      <style:text-properties fo:color="#000080" style:text-underline-style="solid" style:text-underline-color="font-color"/>
    </style:style>
    <style:style style:name="T296_25" style:family="text"/>
    <style:style style:name="T296_26" style:family="text">
      <style:text-properties fo:color="#000080" style:text-underline-style="solid" style:text-underline-color="font-color"/>
    </style:style>
    <style:style style:name="T296_27" style:family="text"/>
    <style:style style:name="T296_28" style:family="text">
      <style:text-properties fo:color="#000080" style:text-underline-style="solid" style:text-underline-color="font-color"/>
    </style:style>
    <style:style style:name="P297" style:family="paragraph" style:parent-style-name="Standard">
      <style:paragraph-properties fo:break-before="auto" fo:line-height="200%" style:writing-mode="lr-tb"/>
      <style:text-properties fo:color="#000080" style:text-underline-style="solid" style:text-underline-color="font-color"/>
    </style:style>
    <style:style style:name="P298" style:family="paragraph" style:parent-style-name="Standard">
      <style:paragraph-properties fo:break-before="auto" fo:line-height="200%" style:writing-mode="lr-tb"/>
    </style:style>
    <style:style style:name="T298_1" style:family="text"/>
    <style:style style:name="T298_2" style:family="text"/>
    <style:style style:name="T298_3" style:family="text"/>
    <style:style style:name="P299" style:family="paragraph" style:parent-style-name="Standard">
      <style:paragraph-properties fo:break-before="auto" fo:line-height="200%" style:writing-mode="lr-tb"/>
    </style:style>
    <style:style style:name="T299_1" style:family="text"/>
    <style:style style:name="T299_2" style:family="text">
      <style:text-properties fo:color="#000080" style:text-underline-style="solid" style:text-underline-color="font-color"/>
    </style:style>
    <style:style style:name="T299_3" style:family="text"/>
    <style:style style:name="T299_4" style:family="text">
      <style:text-properties fo:color="#000080" style:text-underline-style="solid" style:text-underline-color="font-color"/>
    </style:style>
    <style:style style:name="T299_5" style:family="text"/>
    <style:style style:name="T299_6" style:family="text">
      <style:text-properties fo:color="#000080" style:text-underline-style="solid" style:text-underline-color="font-color"/>
    </style:style>
    <style:style style:name="T299_7" style:family="text"/>
    <style:style style:name="T299_8" style:family="text">
      <style:text-properties fo:color="#000080" style:text-underline-style="solid" style:text-underline-color="font-color"/>
    </style:style>
    <style:style style:name="T299_9" style:family="text"/>
    <style:style style:name="T299_10" style:family="text">
      <style:text-properties fo:color="#000080" style:text-underline-style="solid" style:text-underline-color="font-color"/>
    </style:style>
    <style:style style:name="T299_11" style:family="text"/>
    <style:style style:name="T299_12" style:family="text">
      <style:text-properties fo:color="#000080" style:text-underline-style="solid" style:text-underline-color="font-color"/>
    </style:style>
    <style:style style:name="T299_13" style:family="text"/>
    <style:style style:name="T299_14" style:family="text">
      <style:text-properties fo:color="#000080" style:text-underline-style="solid" style:text-underline-color="font-color"/>
    </style:style>
    <style:style style:name="T299_15" style:family="text"/>
    <style:style style:name="T299_16" style:family="text">
      <style:text-properties fo:color="#000080" style:text-underline-style="solid" style:text-underline-color="font-color"/>
    </style:style>
    <style:style style:name="T299_17" style:family="text"/>
    <style:style style:name="T299_18" style:family="text">
      <style:text-properties fo:color="#000080" style:text-underline-style="solid" style:text-underline-color="font-color"/>
    </style:style>
    <style:style style:name="T299_19" style:family="text"/>
    <style:style style:name="T299_20" style:family="text">
      <style:text-properties fo:color="#000080" style:text-underline-style="solid" style:text-underline-color="font-color"/>
    </style:style>
    <style:style style:name="T299_21" style:family="text"/>
    <style:style style:name="T299_22" style:family="text">
      <style:text-properties fo:color="#000080" style:text-underline-style="solid" style:text-underline-color="font-color"/>
    </style:style>
    <style:style style:name="T299_23" style:family="text"/>
    <style:style style:name="T299_24" style:family="text">
      <style:text-properties fo:color="#000080" style:text-underline-style="solid" style:text-underline-color="font-color"/>
    </style:style>
    <style:style style:name="T299_25" style:family="text"/>
    <style:style style:name="T299_26" style:family="text">
      <style:text-properties fo:color="#000080" style:text-underline-style="solid" style:text-underline-color="font-color"/>
    </style:style>
    <style:style style:name="T299_27" style:family="text"/>
    <style:style style:name="T299_28" style:family="text">
      <style:text-properties fo:color="#000080" style:text-underline-style="solid" style:text-underline-color="font-color"/>
    </style:style>
    <style:style style:name="T299_29" style:family="text"/>
    <style:style style:name="T299_30" style:family="text">
      <style:text-properties fo:color="#000080" style:text-underline-style="solid" style:text-underline-color="font-color"/>
    </style:style>
    <style:style style:name="T299_31" style:family="text"/>
    <style:style style:name="T299_32" style:family="text">
      <style:text-properties fo:color="#000080" style:text-underline-style="solid" style:text-underline-color="font-color"/>
    </style:style>
    <style:style style:name="T299_33" style:family="text"/>
    <style:style style:name="T299_34" style:family="text">
      <style:text-properties fo:color="#000080" style:text-underline-style="solid" style:text-underline-color="font-color"/>
    </style:style>
    <style:style style:name="T299_35" style:family="text"/>
    <style:style style:name="T299_36" style:family="text">
      <style:text-properties fo:color="#000080" style:text-underline-style="solid" style:text-underline-color="font-color"/>
    </style:style>
    <style:style style:name="T299_37" style:family="text"/>
    <style:style style:name="T299_38" style:family="text">
      <style:text-properties fo:color="#000080" style:text-underline-style="solid" style:text-underline-color="font-color"/>
    </style:style>
    <style:style style:name="T299_39" style:family="text"/>
    <style:style style:name="T299_40" style:family="text">
      <style:text-properties fo:color="#000080" style:text-underline-style="solid" style:text-underline-color="font-color"/>
    </style:style>
    <style:style style:name="T299_41" style:family="text"/>
    <style:style style:name="T299_42" style:family="text">
      <style:text-properties fo:color="#000080" style:text-underline-style="solid" style:text-underline-color="font-color"/>
    </style:style>
    <style:style style:name="T299_43" style:family="text"/>
    <style:style style:name="T299_44" style:family="text">
      <style:text-properties fo:color="#000080" style:text-underline-style="solid" style:text-underline-color="font-color"/>
    </style:style>
    <style:style style:name="T299_45" style:family="text"/>
    <style:style style:name="T299_46" style:family="text"/>
    <style:style style:name="T299_47" style:family="text">
      <style:text-properties fo:color="#000080" style:text-underline-style="solid" style:text-underline-color="font-color"/>
    </style:style>
    <style:style style:name="T299_48" style:family="text"/>
    <style:style style:name="T299_49" style:family="text">
      <style:text-properties fo:color="#000080" style:text-underline-style="solid" style:text-underline-color="font-color"/>
    </style:style>
    <style:style style:name="T299_50" style:family="text"/>
    <style:style style:name="T299_51" style:family="text">
      <style:text-properties fo:color="#000080" style:text-underline-style="solid" style:text-underline-color="font-color"/>
    </style:style>
    <style:style style:name="T299_52" style:family="text"/>
    <style:style style:name="T299_53" style:family="text">
      <style:text-properties fo:color="#000080" style:text-underline-style="solid" style:text-underline-color="font-color"/>
    </style:style>
    <style:style style:name="T299_54" style:family="text"/>
    <style:style style:name="T299_55" style:family="text">
      <style:text-properties fo:color="#000080" style:text-underline-style="solid" style:text-underline-color="font-color"/>
    </style:style>
    <style:style style:name="T299_56" style:family="text"/>
    <style:style style:name="T299_57" style:family="text">
      <style:text-properties fo:color="#000080" style:text-underline-style="solid" style:text-underline-color="font-color"/>
    </style:style>
    <style:style style:name="T299_58" style:family="text"/>
    <style:style style:name="T299_59" style:family="text">
      <style:text-properties fo:color="#000080" style:text-underline-style="solid" style:text-underline-color="font-color"/>
    </style:style>
    <style:style style:name="T299_60" style:family="text"/>
    <style:style style:name="T299_61" style:family="text">
      <style:text-properties fo:color="#000080" style:text-underline-style="solid" style:text-underline-color="font-color"/>
    </style:style>
    <style:style style:name="T299_62" style:family="text"/>
    <style:style style:name="T299_63" style:family="text">
      <style:text-properties fo:color="#000080" style:text-underline-style="solid" style:text-underline-color="font-color"/>
    </style:style>
    <style:style style:name="T299_64" style:family="text"/>
    <style:style style:name="T299_65" style:family="text">
      <style:text-properties fo:color="#000080" style:text-underline-style="solid" style:text-underline-color="font-color"/>
    </style:style>
    <style:style style:name="T299_66" style:family="text"/>
    <style:style style:name="T299_67" style:family="text">
      <style:text-properties fo:color="#000080" style:text-underline-style="solid" style:text-underline-color="font-color"/>
    </style:style>
    <style:style style:name="T299_68" style:family="text"/>
    <style:style style:name="T299_69" style:family="text">
      <style:text-properties fo:color="#000080" style:text-underline-style="solid" style:text-underline-color="font-color"/>
    </style:style>
    <style:style style:name="T299_70" style:family="text"/>
    <style:style style:name="T299_71" style:family="text">
      <style:text-properties fo:color="#000080" style:text-underline-style="solid" style:text-underline-color="font-color"/>
    </style:style>
    <style:style style:name="T299_72" style:family="text"/>
    <style:style style:name="T299_73" style:family="text">
      <style:text-properties fo:color="#000080" style:text-underline-style="solid" style:text-underline-color="font-color"/>
    </style:style>
    <style:style style:name="T299_74" style:family="text"/>
    <style:style style:name="T299_75" style:family="text">
      <style:text-properties fo:color="#000080" style:text-underline-style="solid" style:text-underline-color="font-color"/>
    </style:style>
    <style:style style:name="T299_76" style:family="text"/>
    <style:style style:name="T299_77" style:family="text">
      <style:text-properties fo:color="#000080" style:text-underline-style="solid" style:text-underline-color="font-color"/>
    </style:style>
    <style:style style:name="T299_78" style:family="text"/>
    <style:style style:name="T299_79" style:family="text">
      <style:text-properties fo:color="#000080" style:text-underline-style="solid" style:text-underline-color="font-color"/>
    </style:style>
    <style:style style:name="T299_80" style:family="text"/>
    <style:style style:name="T299_81" style:family="text">
      <style:text-properties fo:color="#000080" style:text-underline-style="solid" style:text-underline-color="font-color"/>
    </style:style>
    <style:style style:name="T299_82" style:family="text"/>
    <style:style style:name="T299_83" style:family="text">
      <style:text-properties fo:color="#000080" style:text-underline-style="solid" style:text-underline-color="font-color"/>
    </style:style>
    <style:style style:name="T299_84" style:family="text"/>
    <style:style style:name="T299_85" style:family="text">
      <style:text-properties fo:color="#000080" style:text-underline-style="solid" style:text-underline-color="font-color"/>
    </style:style>
    <style:style style:name="T299_86" style:family="text"/>
    <style:style style:name="T299_87" style:family="text">
      <style:text-properties fo:color="#000080" style:text-underline-style="solid" style:text-underline-color="font-color"/>
    </style:style>
    <style:style style:name="T299_88" style:family="text"/>
    <style:style style:name="T299_89" style:family="text">
      <style:text-properties fo:color="#000080" style:text-underline-style="solid" style:text-underline-color="font-color"/>
    </style:style>
    <style:style style:name="T299_90" style:family="text"/>
    <style:style style:name="T299_91" style:family="text">
      <style:text-properties fo:color="#000080" style:text-underline-style="solid" style:text-underline-color="font-color"/>
    </style:style>
    <style:style style:name="P300" style:family="paragraph" style:parent-style-name="Standard">
      <style:paragraph-properties fo:break-before="auto" fo:line-height="200%" style:writing-mode="lr-tb"/>
    </style:style>
    <style:style style:name="T300_1" style:family="text"/>
    <style:style style:name="T300_2" style:family="text">
      <style:text-properties fo:color="#000080" style:text-underline-style="solid" style:text-underline-color="font-color"/>
    </style:style>
    <style:style style:name="T300_3" style:family="text"/>
    <style:style style:name="T300_4" style:family="text">
      <style:text-properties fo:color="#000080" style:text-underline-style="solid" style:text-underline-color="font-color"/>
    </style:style>
    <style:style style:name="T300_5" style:family="text"/>
    <style:style style:name="T300_6" style:family="text">
      <style:text-properties fo:color="#000080" style:text-underline-style="solid" style:text-underline-color="font-color"/>
    </style:style>
    <style:style style:name="T300_7" style:family="text"/>
    <style:style style:name="T300_8" style:family="text">
      <style:text-properties fo:color="#000080" style:text-underline-style="solid" style:text-underline-color="font-color"/>
    </style:style>
    <style:style style:name="T300_9" style:family="text"/>
    <style:style style:name="T300_10" style:family="text">
      <style:text-properties fo:color="#000080" style:text-underline-style="solid" style:text-underline-color="font-color"/>
    </style:style>
    <style:style style:name="T300_11" style:family="text"/>
    <style:style style:name="T300_12" style:family="text">
      <style:text-properties fo:color="#000080" style:text-underline-style="solid" style:text-underline-color="font-color"/>
    </style:style>
    <style:style style:name="T300_13" style:family="text"/>
    <style:style style:name="T300_14" style:family="text">
      <style:text-properties fo:color="#000080" style:text-underline-style="solid" style:text-underline-color="font-color"/>
    </style:style>
    <style:style style:name="T300_15" style:family="text"/>
    <style:style style:name="T300_16" style:family="text">
      <style:text-properties fo:color="#000080" style:text-underline-style="solid" style:text-underline-color="font-color"/>
    </style:style>
    <style:style style:name="T300_17" style:family="text"/>
    <style:style style:name="T300_18" style:family="text">
      <style:text-properties fo:color="#000080" style:text-underline-style="solid" style:text-underline-color="font-color"/>
    </style:style>
    <style:style style:name="T300_19" style:family="text"/>
    <style:style style:name="T300_20" style:family="text">
      <style:text-properties fo:color="#000080" style:text-underline-style="solid" style:text-underline-color="font-color"/>
    </style:style>
    <style:style style:name="T300_21" style:family="text"/>
    <style:style style:name="T300_22" style:family="text">
      <style:text-properties fo:color="#000080" style:text-underline-style="solid" style:text-underline-color="font-color"/>
    </style:style>
    <style:style style:name="T300_23" style:family="text"/>
    <style:style style:name="T300_24" style:family="text">
      <style:text-properties fo:color="#000080" style:text-underline-style="solid" style:text-underline-color="font-color"/>
    </style:style>
    <style:style style:name="T300_25" style:family="text"/>
    <style:style style:name="T300_26" style:family="text">
      <style:text-properties fo:color="#000080" style:text-underline-style="solid" style:text-underline-color="font-color"/>
    </style:style>
    <style:style style:name="T300_27" style:family="text"/>
    <style:style style:name="P301" style:family="paragraph" style:parent-style-name="Standard">
      <style:paragraph-properties fo:break-before="auto" fo:line-height="200%" style:writing-mode="lr-tb"/>
    </style:style>
    <style:style style:name="T301_1" style:family="text"/>
    <style:style style:name="T301_2" style:family="text">
      <style:text-properties fo:color="#000080" style:text-underline-style="solid" style:text-underline-color="font-color"/>
    </style:style>
    <style:style style:name="T301_3" style:family="text"/>
    <style:style style:name="T301_4" style:family="text">
      <style:text-properties fo:color="#000080" style:text-underline-style="solid" style:text-underline-color="font-color"/>
    </style:style>
    <style:style style:name="T301_5" style:family="text"/>
    <style:style style:name="T301_6" style:family="text">
      <style:text-properties fo:color="#000080" style:text-underline-style="solid" style:text-underline-color="font-color"/>
    </style:style>
    <style:style style:name="T301_7" style:family="text"/>
    <style:style style:name="T301_8" style:family="text">
      <style:text-properties fo:color="#000080" style:text-underline-style="solid" style:text-underline-color="font-color"/>
    </style:style>
    <style:style style:name="T301_9" style:family="text"/>
    <style:style style:name="T301_10" style:family="text">
      <style:text-properties fo:color="#000080" style:text-underline-style="solid" style:text-underline-color="font-color"/>
    </style:style>
    <style:style style:name="T301_11" style:family="text"/>
    <style:style style:name="T301_12" style:family="text">
      <style:text-properties fo:color="#000080" style:text-underline-style="solid" style:text-underline-color="font-color"/>
    </style:style>
    <style:style style:name="T301_13" style:family="text"/>
    <style:style style:name="T301_14" style:family="text">
      <style:text-properties fo:color="#000080" style:text-underline-style="solid" style:text-underline-color="font-color"/>
    </style:style>
    <style:style style:name="T301_15" style:family="text"/>
    <style:style style:name="T301_16" style:family="text">
      <style:text-properties fo:color="#000080" style:text-underline-style="solid" style:text-underline-color="font-color"/>
    </style:style>
    <style:style style:name="T301_17" style:family="text"/>
    <style:style style:name="T301_18" style:family="text">
      <style:text-properties fo:color="#000080" style:text-underline-style="solid" style:text-underline-color="font-color"/>
    </style:style>
    <style:style style:name="T301_19" style:family="text"/>
    <style:style style:name="T301_20" style:family="text">
      <style:text-properties fo:color="#000080" style:text-underline-style="solid" style:text-underline-color="font-color"/>
    </style:style>
    <style:style style:name="T301_21" style:family="text"/>
    <style:style style:name="T301_22" style:family="text">
      <style:text-properties fo:color="#000080" style:text-underline-style="solid" style:text-underline-color="font-color"/>
    </style:style>
    <style:style style:name="T301_23" style:family="text"/>
    <style:style style:name="T301_24" style:family="text">
      <style:text-properties fo:color="#000080" style:text-underline-style="solid" style:text-underline-color="font-color"/>
    </style:style>
    <style:style style:name="T301_25" style:family="text"/>
    <style:style style:name="T301_26" style:family="text">
      <style:text-properties fo:color="#000080" style:text-underline-style="solid" style:text-underline-color="font-color"/>
    </style:style>
    <style:style style:name="T301_27" style:family="text"/>
    <style:style style:name="T301_28" style:family="text">
      <style:text-properties fo:color="#000080" style:text-underline-style="solid" style:text-underline-color="font-color"/>
    </style:style>
    <style:style style:name="T301_29" style:family="text"/>
    <style:style style:name="T301_30" style:family="text">
      <style:text-properties fo:color="#000080" style:text-underline-style="solid" style:text-underline-color="font-color"/>
    </style:style>
    <style:style style:name="T301_31" style:family="text"/>
    <style:style style:name="T301_32" style:family="text">
      <style:text-properties fo:color="#000080" style:text-underline-style="solid" style:text-underline-color="font-color"/>
    </style:style>
    <style:style style:name="T301_33" style:family="text"/>
    <style:style style:name="T301_34" style:family="text">
      <style:text-properties fo:color="#000080" style:text-underline-style="solid" style:text-underline-color="font-color"/>
    </style:style>
    <style:style style:name="T301_35" style:family="text"/>
    <style:style style:name="T301_36" style:family="text">
      <style:text-properties fo:color="#000080" style:text-underline-style="solid" style:text-underline-color="font-color"/>
    </style:style>
    <style:style style:name="T301_37" style:family="text"/>
    <style:style style:name="T301_38" style:family="text">
      <style:text-properties fo:color="#000080" style:text-underline-style="solid" style:text-underline-color="font-color"/>
    </style:style>
    <style:style style:name="T301_39" style:family="text"/>
    <style:style style:name="T301_40" style:family="text">
      <style:text-properties fo:color="#000080" style:text-underline-style="solid" style:text-underline-color="font-color"/>
    </style:style>
    <style:style style:name="T301_41" style:family="text"/>
    <style:style style:name="T301_42" style:family="text">
      <style:text-properties fo:color="#000080" style:text-underline-style="solid" style:text-underline-color="font-color"/>
    </style:style>
    <style:style style:name="T301_43" style:family="text"/>
    <style:style style:name="T301_44" style:family="text">
      <style:text-properties fo:color="#000080" style:text-underline-style="solid" style:text-underline-color="font-color"/>
    </style:style>
    <style:style style:name="T301_45" style:family="text"/>
    <style:style style:name="T301_46" style:family="text">
      <style:text-properties fo:color="#000080" style:text-underline-style="solid" style:text-underline-color="font-color"/>
    </style:style>
    <style:style style:name="T301_47" style:family="text"/>
    <style:style style:name="T301_48" style:family="text">
      <style:text-properties fo:color="#000080" style:text-underline-style="solid" style:text-underline-color="font-color"/>
    </style:style>
    <style:style style:name="T301_49" style:family="text"/>
    <style:style style:name="T301_50" style:family="text">
      <style:text-properties fo:color="#000080" style:text-underline-style="solid" style:text-underline-color="font-color"/>
    </style:style>
    <style:style style:name="T301_51" style:family="text"/>
    <style:style style:name="T301_52" style:family="text">
      <style:text-properties fo:color="#000080" style:text-underline-style="solid" style:text-underline-color="font-color"/>
    </style:style>
    <style:style style:name="T301_53" style:family="text"/>
    <style:style style:name="T301_54" style:family="text">
      <style:text-properties fo:color="#000080" style:text-underline-style="solid" style:text-underline-color="font-color"/>
    </style:style>
    <style:style style:name="T301_55" style:family="text"/>
    <style:style style:name="T301_56" style:family="text">
      <style:text-properties fo:color="#000080" style:text-underline-style="solid" style:text-underline-color="font-color"/>
    </style:style>
    <style:style style:name="T301_57" style:family="text"/>
    <style:style style:name="T301_58" style:family="text">
      <style:text-properties fo:color="#000080" style:text-underline-style="solid" style:text-underline-color="font-color"/>
    </style:style>
    <style:style style:name="T301_59" style:family="text"/>
    <style:style style:name="T301_60" style:family="text">
      <style:text-properties fo:color="#000080" style:text-underline-style="solid" style:text-underline-color="font-color"/>
    </style:style>
    <style:style style:name="T301_61" style:family="text"/>
    <style:style style:name="T301_62" style:family="text">
      <style:text-properties fo:color="#000080" style:text-underline-style="solid" style:text-underline-color="font-color"/>
    </style:style>
    <style:style style:name="P302" style:family="paragraph" style:parent-style-name="Standard">
      <style:paragraph-properties fo:break-before="auto" fo:line-height="200%" style:writing-mode="lr-tb"/>
    </style:style>
    <style:style style:name="T302_1" style:family="text"/>
    <style:style style:name="T302_2" style:family="text">
      <style:text-properties fo:color="#000080" style:text-underline-style="solid" style:text-underline-color="font-color"/>
    </style:style>
    <style:style style:name="T302_3" style:family="text"/>
    <style:style style:name="T302_4" style:family="text">
      <style:text-properties fo:color="#000080" style:text-underline-style="solid" style:text-underline-color="font-color"/>
    </style:style>
    <style:style style:name="T302_5" style:family="text"/>
    <style:style style:name="T302_6" style:family="text">
      <style:text-properties fo:color="#000080" style:text-underline-style="solid" style:text-underline-color="font-color"/>
    </style:style>
    <style:style style:name="T302_7" style:family="text"/>
    <style:style style:name="T302_8" style:family="text">
      <style:text-properties fo:color="#000080" style:text-underline-style="solid" style:text-underline-color="font-color"/>
    </style:style>
    <style:style style:name="T302_9" style:family="text"/>
    <style:style style:name="T302_10" style:family="text">
      <style:text-properties fo:color="#000080" style:text-underline-style="solid" style:text-underline-color="font-color"/>
    </style:style>
    <style:style style:name="T302_11" style:family="text"/>
    <style:style style:name="T302_12" style:family="text">
      <style:text-properties fo:color="#000080" style:text-underline-style="solid" style:text-underline-color="font-color"/>
    </style:style>
    <style:style style:name="T302_13" style:family="text"/>
    <style:style style:name="T302_14" style:family="text">
      <style:text-properties fo:color="#000080" style:text-underline-style="solid" style:text-underline-color="font-color"/>
    </style:style>
    <style:style style:name="T302_15" style:family="text"/>
    <style:style style:name="T302_16" style:family="text">
      <style:text-properties fo:color="#000080" style:text-underline-style="solid" style:text-underline-color="font-color"/>
    </style:style>
    <style:style style:name="T302_17" style:family="text"/>
    <style:style style:name="T302_18" style:family="text">
      <style:text-properties fo:color="#000080" style:text-underline-style="solid" style:text-underline-color="font-color"/>
    </style:style>
    <style:style style:name="T302_19" style:family="text"/>
    <style:style style:name="T302_20" style:family="text">
      <style:text-properties fo:color="#000080" style:text-underline-style="solid" style:text-underline-color="font-color"/>
    </style:style>
    <style:style style:name="P303" style:family="paragraph" style:parent-style-name="Standard">
      <style:paragraph-properties fo:break-before="auto" fo:line-height="200%" style:writing-mode="lr-tb"/>
    </style:style>
    <style:style style:name="T303_1" style:family="text"/>
    <style:style style:name="T303_2" style:family="text">
      <style:text-properties fo:color="#000080" style:text-underline-style="solid" style:text-underline-color="font-color"/>
    </style:style>
    <style:style style:name="T303_3" style:family="text"/>
    <style:style style:name="T303_4" style:family="text">
      <style:text-properties fo:color="#000080" style:text-underline-style="solid" style:text-underline-color="font-color"/>
    </style:style>
    <style:style style:name="T303_5" style:family="text"/>
    <style:style style:name="T303_6" style:family="text">
      <style:text-properties fo:color="#000080" style:text-underline-style="solid" style:text-underline-color="font-color"/>
    </style:style>
    <style:style style:name="T303_7" style:family="text"/>
    <style:style style:name="T303_8" style:family="text">
      <style:text-properties fo:color="#000080" style:text-underline-style="solid" style:text-underline-color="font-color"/>
    </style:style>
    <style:style style:name="T303_9" style:family="text"/>
    <style:style style:name="T303_10" style:family="text">
      <style:text-properties fo:color="#000080" style:text-underline-style="solid" style:text-underline-color="font-color"/>
    </style:style>
    <style:style style:name="T303_11" style:family="text"/>
    <style:style style:name="T303_12" style:family="text">
      <style:text-properties fo:color="#000080" style:text-underline-style="solid" style:text-underline-color="font-color"/>
    </style:style>
    <style:style style:name="T303_13" style:family="text"/>
    <style:style style:name="T303_14" style:family="text">
      <style:text-properties fo:color="#000080" style:text-underline-style="solid" style:text-underline-color="font-color"/>
    </style:style>
    <style:style style:name="T303_15" style:family="text"/>
    <style:style style:name="T303_16" style:family="text">
      <style:text-properties fo:color="#000080" style:text-underline-style="solid" style:text-underline-color="font-color"/>
    </style:style>
    <style:style style:name="T303_17" style:family="text"/>
    <style:style style:name="T303_18" style:family="text">
      <style:text-properties fo:color="#000080" style:text-underline-style="solid" style:text-underline-color="font-color"/>
    </style:style>
    <style:style style:name="T303_19" style:family="text"/>
    <style:style style:name="T303_20" style:family="text">
      <style:text-properties fo:color="#000080" style:text-underline-style="solid" style:text-underline-color="font-color"/>
    </style:style>
    <style:style style:name="T303_21" style:family="text"/>
    <style:style style:name="T303_22" style:family="text">
      <style:text-properties fo:color="#000080" style:text-underline-style="solid" style:text-underline-color="font-color"/>
    </style:style>
    <style:style style:name="T303_23" style:family="text"/>
    <style:style style:name="T303_24" style:family="text">
      <style:text-properties fo:color="#000080" style:text-underline-style="solid" style:text-underline-color="font-color"/>
    </style:style>
    <style:style style:name="T303_25" style:family="text"/>
    <style:style style:name="T303_26" style:family="text">
      <style:text-properties fo:color="#000080" style:text-underline-style="solid" style:text-underline-color="font-color"/>
    </style:style>
    <style:style style:name="T303_27" style:family="text"/>
    <style:style style:name="T303_28" style:family="text">
      <style:text-properties fo:color="#000080" style:text-underline-style="solid" style:text-underline-color="font-color"/>
    </style:style>
    <style:style style:name="T303_29" style:family="text"/>
    <style:style style:name="T303_30" style:family="text">
      <style:text-properties fo:color="#000080" style:text-underline-style="solid" style:text-underline-color="font-color"/>
    </style:style>
    <style:style style:name="T303_31" style:family="text"/>
    <style:style style:name="T303_32" style:family="text">
      <style:text-properties fo:color="#000080" style:text-underline-style="solid" style:text-underline-color="font-color"/>
    </style:style>
    <style:style style:name="T303_33" style:family="text"/>
    <style:style style:name="T303_34" style:family="text">
      <style:text-properties fo:color="#000080" style:text-underline-style="solid" style:text-underline-color="font-color"/>
    </style:style>
    <style:style style:name="P304" style:family="paragraph" style:parent-style-name="Standard">
      <style:paragraph-properties fo:break-before="auto" fo:line-height="200%" style:writing-mode="lr-tb"/>
    </style:style>
    <style:style style:name="T304_1" style:family="text"/>
    <style:style style:name="T304_2" style:family="text">
      <style:text-properties fo:color="#000080" style:text-underline-style="solid" style:text-underline-color="font-color"/>
    </style:style>
    <style:style style:name="T304_3" style:family="text"/>
    <style:style style:name="T304_4" style:family="text">
      <style:text-properties fo:color="#000080" style:text-underline-style="solid" style:text-underline-color="font-color"/>
    </style:style>
    <style:style style:name="T304_5" style:family="text"/>
    <style:style style:name="T304_6" style:family="text">
      <style:text-properties fo:color="#000080" style:text-underline-style="solid" style:text-underline-color="font-color"/>
    </style:style>
    <style:style style:name="T304_7" style:family="text"/>
    <style:style style:name="T304_8" style:family="text">
      <style:text-properties fo:color="#000080" style:text-underline-style="solid" style:text-underline-color="font-color"/>
    </style:style>
    <style:style style:name="T304_9" style:family="text"/>
    <style:style style:name="T304_10" style:family="text">
      <style:text-properties fo:color="#000080" style:text-underline-style="solid" style:text-underline-color="font-color"/>
    </style:style>
    <style:style style:name="T304_11" style:family="text"/>
    <style:style style:name="T304_12" style:family="text">
      <style:text-properties fo:color="#000080" style:text-underline-style="solid" style:text-underline-color="font-color"/>
    </style:style>
    <style:style style:name="T304_13" style:family="text"/>
    <style:style style:name="T304_14" style:family="text">
      <style:text-properties fo:color="#000080" style:text-underline-style="solid" style:text-underline-color="font-color"/>
    </style:style>
    <style:style style:name="T304_15" style:family="text"/>
    <style:style style:name="T304_16" style:family="text">
      <style:text-properties fo:color="#000080" style:text-underline-style="solid" style:text-underline-color="font-color"/>
    </style:style>
    <style:style style:name="T304_17" style:family="text"/>
    <style:style style:name="T304_18" style:family="text">
      <style:text-properties fo:color="#000080" style:text-underline-style="solid" style:text-underline-color="font-color"/>
    </style:style>
    <style:style style:name="T304_19" style:family="text"/>
    <style:style style:name="T304_20" style:family="text">
      <style:text-properties fo:color="#000080" style:text-underline-style="solid" style:text-underline-color="font-color"/>
    </style:style>
    <style:style style:name="T304_21" style:family="text"/>
    <style:style style:name="T304_22" style:family="text">
      <style:text-properties fo:color="#000080" style:text-underline-style="solid" style:text-underline-color="font-color"/>
    </style:style>
    <style:style style:name="T304_23" style:family="text"/>
    <style:style style:name="T304_24" style:family="text">
      <style:text-properties fo:color="#000080" style:text-underline-style="solid" style:text-underline-color="font-color"/>
    </style:style>
    <style:style style:name="T304_25" style:family="text"/>
    <style:style style:name="T304_26" style:family="text">
      <style:text-properties fo:color="#000080" style:text-underline-style="solid" style:text-underline-color="font-color"/>
    </style:style>
    <style:style style:name="T304_27" style:family="text"/>
    <style:style style:name="T304_28" style:family="text">
      <style:text-properties fo:color="#000080" style:text-underline-style="solid" style:text-underline-color="font-color"/>
    </style:style>
    <style:style style:name="T304_29" style:family="text"/>
    <style:style style:name="T304_30" style:family="text">
      <style:text-properties fo:color="#000080" style:text-underline-style="solid" style:text-underline-color="font-color"/>
    </style:style>
    <style:style style:name="T304_31" style:family="text"/>
    <style:style style:name="T304_32" style:family="text">
      <style:text-properties fo:color="#000080" style:text-underline-style="solid" style:text-underline-color="font-color"/>
    </style:style>
    <style:style style:name="T304_33" style:family="text"/>
    <style:style style:name="T304_34" style:family="text">
      <style:text-properties fo:color="#000080" style:text-underline-style="solid" style:text-underline-color="font-color"/>
    </style:style>
    <style:style style:name="T304_35" style:family="text"/>
    <style:style style:name="T304_36" style:family="text">
      <style:text-properties fo:color="#000080" style:text-underline-style="solid" style:text-underline-color="font-color"/>
    </style:style>
    <style:style style:name="T304_37" style:family="text"/>
    <style:style style:name="T304_38" style:family="text">
      <style:text-properties fo:color="#000080" style:text-underline-style="solid" style:text-underline-color="font-color"/>
    </style:style>
    <style:style style:name="P305" style:family="paragraph" style:parent-style-name="Standard">
      <style:paragraph-properties fo:break-before="auto" fo:line-height="200%" style:writing-mode="lr-tb"/>
      <style:text-properties fo:color="#000080" style:text-underline-style="solid" style:text-underline-color="font-color"/>
    </style:style>
    <style:style style:name="P306" style:family="paragraph" style:parent-style-name="Standard">
      <style:paragraph-properties fo:break-before="auto" fo:line-height="200%" style:writing-mode="lr-tb"/>
      <style:text-properties fo:color="#000080" style:text-underline-style="solid" style:text-underline-color="font-color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2_1">You</text:span><text:span text:style-name="T12_2"><text:s/></text:span><text:span text:style-name="T12_3">Might</text:span><text:span text:style-name="T12_4"><text:s/></text:span><text:span text:style-name="T12_5">As</text:span><text:span text:style-name="T12_6"><text:s/></text:span><text:span text:style-name="T12_7">Well</text:span><text:span text:style-name="T12_8"><text:s/></text:span><text:span text:style-name="T12_9">Be</text:span><text:span text:style-name="T12_10"><text:s/></text:span><text:span text:style-name="T12_11">Walking</text:span><text:span text:style-name="T12_12"><text:s/></text:span><text:span text:style-name="T12_13">On</text:span><text:span text:style-name="T12_14"><text:s/></text:span><text:span text:style-name="T12_15">The</text:span><text:span text:style-name="T12_16"><text:s/></text:span><text:span text:style-name="T12_17">Sun</text:span><text:span text:style-name="T12_18"><text:s/></text:span></text:p>
      <text:p text:style-name="P13"><text:span text:style-name="T13_1">“</text:span><text:span text:style-name="T13_2">UCF</text:span><text:span text:style-name="T13_3"><text:s/></text:span><text:span text:style-name="T13_4">steps</text:span><text:span text:style-name="T13_5"><text:s/></text:span><text:span text:style-name="T13_6">into</text:span><text:span text:style-name="T13_7"><text:s/></text:span><text:span text:style-name="T13_8">the</text:span><text:span text:style-name="T13_9"><text:s/></text:span><text:span text:style-name="T13_10">future</text:span><text:span text:style-name="T13_11">”</text:span></text:p>
      <text:p text:style-name="P14"/>
      <text:p text:style-name="P15"/>
      <text:p text:style-name="P16"/>
      <text:p text:style-name="P17"/>
      <text:p text:style-name="P18"><text:span text:style-name="T18_1">The</text:span><text:span text:style-name="T18_2"><text:s/>“</text:span><text:span text:style-name="T18_3">Walking</text:span><text:span text:style-name="T18_4"><text:s/></text:span><text:span text:style-name="T18_5">on</text:span><text:span text:style-name="T18_6"><text:s/></text:span><text:span text:style-name="T18_7">the</text:span><text:span text:style-name="T18_8"><text:s/></text:span><text:span text:style-name="T18_9">Sun</text:span><text:span text:style-name="T18_10">”<text:s/></text:span><text:span text:style-name="T18_11">Group</text:span></text:p>
      <text:p text:style-name="P19"><text:span text:style-name="T19_1">Brice</text:span><text:span text:style-name="T19_2"><text:s/></text:span><text:span text:style-name="T19_3">McCoy</text:span></text:p>
      <text:p text:style-name="P20"><text:span text:style-name="T20_1">Daniel</text:span><text:span text:style-name="T20_2"><text:s/></text:span><text:span text:style-name="T20_3">Simpson</text:span></text:p>
      <text:p text:style-name="P21"><text:span text:style-name="T21_1">Greg</text:span><text:span text:style-name="T21_2"><text:s/></text:span><text:span text:style-name="T21_3">Boatright</text:span></text:p>
      <text:p text:style-name="P22"><text:span text:style-name="T22_1">Kyle</text:span><text:span text:style-name="T22_2"><text:s/></text:span><text:span text:style-name="T22_3">Cartechine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<text:span text:style-name="T34_1">Table</text:span><text:span text:style-name="T34_2"><text:s/></text:span><text:span text:style-name="T34_3">of</text:span><text:span text:style-name="T34_4"><text:s/></text:span><text:span text:style-name="T34_5">Contents</text:span></text:p>
      <text:p text:style-name="P35"><text:span text:style-name="T35_1">(</text:span><text:span text:style-name="T35_2">Will</text:span><text:span text:style-name="T35_3"><text:s/></text:span><text:span text:style-name="T35_4">add</text:span><text:span text:style-name="T35_5"><text:s/></text:span><text:span text:style-name="T35_6">page</text:span><text:span text:style-name="T35_7"><text:s/></text:span><text:span text:style-name="T35_8">numbers</text:span><text:span text:style-name="T35_9"><text:s/></text:span><text:span text:style-name="T35_10">as</text:span><text:span text:style-name="T35_11"><text:s/></text:span><text:span text:style-name="T35_12">document</text:span><text:span text:style-name="T35_13"><text:s/></text:span><text:span text:style-name="T35_14">nears</text:span><text:span text:style-name="T35_15"><text:s/></text:span><text:span text:style-name="T35_16">completion</text:span><text:span text:style-name="T35_17">.)</text:span></text:p>
      <text:p text:style-name="P36"/>
      <text:list text:style-name="LS1" xml:id="list0">
        <text:list-item>
          <text:p text:style-name="P37"><text:span text:style-name="T37_1">Team</text:span><text:span text:style-name="T37_2"><text:s/></text:span><text:span text:style-name="T37_3">Member</text:span><text:span text:style-name="T37_4"><text:s/></text:span><text:span text:style-name="T37_5">Information</text:span></text:p>
        </text:list-item>
        <text:list-item>
          <text:p text:style-name="P38"><text:span text:style-name="T38_1">Work</text:span><text:span text:style-name="T38_2"><text:s/></text:span><text:span text:style-name="T38_3">Structure</text:span><text:span text:style-name="T38_4"><text:s/>&amp;<text:s/></text:span><text:span text:style-name="T38_5">Team</text:span><text:span text:style-name="T38_6"><text:s/></text:span><text:span text:style-name="T38_7">Member</text:span><text:span text:style-name="T38_8"><text:s/></text:span><text:span text:style-name="T38_9">Roles</text:span></text:p>
        </text:list-item>
        <text:list-item>
          <text:p text:style-name="P39"><text:span text:style-name="T39_1">Problem</text:span><text:span text:style-name="T39_2"><text:s/></text:span><text:span text:style-name="T39_3">Statement</text:span></text:p>
        </text:list-item>
        <text:list-item>
          <text:p text:style-name="P40"><text:span text:style-name="T40_1">Assumptions</text:span></text:p>
        </text:list-item>
        <text:list-item>
          <text:p text:style-name="P41"><text:span text:style-name="T41_1">Milestone</text:span><text:span text:style-name="T41_2"><text:s/></text:span><text:span text:style-name="T41_3">schedule</text:span><text:span text:style-name="T41_4"><text:s/></text:span></text:p>
        </text:list-item>
        <text:list-item>
          <text:p text:style-name="P42"><text:span text:style-name="T42_1">Initial</text:span><text:span text:style-name="T42_2"><text:s/></text:span><text:span text:style-name="T42_3">Design</text:span><text:span text:style-name="T42_4"><text:s/></text:span><text:span text:style-name="T42_5">Draft</text:span></text:p>
        </text:list-item>
        <text:list-item>
          <text:p text:style-name="P43"><text:span text:style-name="T43_1">Necessary</text:span><text:span text:style-name="T43_2"><text:s/></text:span><text:span text:style-name="T43_3">Equipment</text:span></text:p>
        </text:list-item>
        <text:list-item>
          <text:p text:style-name="P44"><text:span text:style-name="T44_1">List</text:span><text:span text:style-name="T44_2"><text:s/></text:span><text:span text:style-name="T44_3">of</text:span><text:span text:style-name="T44_4"><text:s/></text:span><text:span text:style-name="T44_5">figures</text:span><text:span text:style-name="T44_6"><text:s/></text:span></text:p>
        </text:list-item>
        <text:list-item>
          <text:p text:style-name="P45"><text:span text:style-name="T45_1">Key</text:span><text:span text:style-name="T45_2"><text:s/></text:span><text:span text:style-name="T45_3">Imagery</text:span></text:p>
        </text:list-item>
        <text:list-item>
          <text:p text:style-name="P46"><text:span text:style-name="T46_1">References</text:span><text:span text:style-name="T46_2"><text:s/></text:span></text:p>
        </text:list-item>
      </text:list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<text:span text:style-name="T57_1">Team</text:span><text:span text:style-name="T57_2"><text:s/></text:span><text:span text:style-name="T57_3">Member</text:span><text:span text:style-name="T57_4"><text:s/></text:span><text:span text:style-name="T57_5">Information</text:span></text:p>
      <text:p text:style-name="P58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59"><text:span text:style-name="T59_1">Contact</text:span><text:span text:style-name="T59_2"><text:s/></text:span><text:span text:style-name="T59_3">Information</text:span></text:p>
          </table:table-cell>
          <table:table-cell table:style-name="Cell2">
            <text:p text:style-name="P60"/>
          </table:table-cell>
          <table:table-cell table:style-name="Cell3">
            <text:p text:style-name="P61"/>
          </table:table-cell>
        </table:table-row>
        <table:table-row table:style-name="Row2">
          <table:table-cell table:style-name="Cell4">
            <text:p text:style-name="P62"><text:span text:style-name="T62_1">Name</text:span></text:p>
          </table:table-cell>
          <table:table-cell table:style-name="Cell5">
            <text:p text:style-name="P63"><text:span text:style-name="T63_1">Email</text:span></text:p>
          </table:table-cell>
          <table:table-cell table:style-name="Cell6">
            <text:p text:style-name="P64"><text:span text:style-name="T64_1">Phone</text:span></text:p>
          </table:table-cell>
        </table:table-row>
        <table:table-row table:style-name="Row3">
          <table:table-cell table:style-name="Cell7">
            <text:p text:style-name="P65"><text:span text:style-name="T65_1">Brice</text:span><text:span text:style-name="T65_2"><text:s/></text:span><text:span text:style-name="T65_3">McCoy</text:span></text:p>
          </table:table-cell>
          <table:table-cell table:style-name="Cell8">
            <text:p text:style-name="P66"><text:span text:style-name="T66_1">brice</text:span><text:span text:style-name="T66_2">555@</text:span><text:span text:style-name="T66_3">knights</text:span><text:span text:style-name="T66_4">.</text:span><text:span text:style-name="T66_5">ucf</text:span><text:span text:style-name="T66_6">.</text:span><text:span text:style-name="T66_7">edu</text:span></text:p>
          </table:table-cell>
          <table:table-cell table:style-name="Cell9">
            <text:p text:style-name="P67"><text:span text:style-name="T67_1">(</text:span><text:span text:style-name="T67_2">386</text:span><text:span text:style-name="T67_3">)</text:span><text:span text:style-name="T67_4">795</text:span><text:span text:style-name="T67_5">-</text:span><text:span text:style-name="T67_6">1343</text:span></text:p>
          </table:table-cell>
        </table:table-row>
        <table:table-row table:style-name="Row4">
          <table:table-cell table:style-name="Cell10">
            <text:p text:style-name="P68"><text:span text:style-name="T68_1">Daniel</text:span><text:span text:style-name="T68_2"><text:s/></text:span><text:span text:style-name="T68_3">Simpson</text:span></text:p>
          </table:table-cell>
          <table:table-cell table:style-name="Cell11">
            <text:p text:style-name="P69"><text:span text:style-name="T69_1">danielsan</text:span><text:span text:style-name="T69_2">@</text:span><text:span text:style-name="T69_3">knights</text:span><text:span text:style-name="T69_4">.</text:span><text:span text:style-name="T69_5">ucf</text:span><text:span text:style-name="T69_6">.</text:span><text:span text:style-name="T69_7">edu</text:span></text:p>
          </table:table-cell>
          <table:table-cell table:style-name="Cell12">
            <text:p text:style-name="P70"><text:span text:style-name="T70_1">(</text:span><text:span text:style-name="T70_2">xxx</text:span><text:span text:style-name="T70_3">)</text:span><text:span text:style-name="T70_4">xxx</text:span><text:span text:style-name="T70_5">-</text:span><text:span text:style-name="T70_6">xxxx</text:span></text:p>
          </table:table-cell>
        </table:table-row>
        <table:table-row table:style-name="Row5">
          <table:table-cell table:style-name="Cell13">
            <text:p text:style-name="P71"><text:span text:style-name="T71_1">Greg</text:span><text:span text:style-name="T71_2"><text:s/></text:span><text:span text:style-name="T71_3">Boatright</text:span></text:p>
          </table:table-cell>
          <table:table-cell table:style-name="Cell14">
            <text:p text:style-name="P72"><text:span text:style-name="T72_1">boatright</text:span><text:span text:style-name="T72_2">@</text:span><text:span text:style-name="T72_3">gmail</text:span><text:span text:style-name="T72_4">.</text:span><text:span text:style-name="T72_5">com</text:span></text:p>
          </table:table-cell>
          <table:table-cell table:style-name="Cell15">
            <text:p text:style-name="P73"><text:span text:style-name="T73_1">(</text:span><text:span text:style-name="T73_2">xxx</text:span><text:span text:style-name="T73_3">)</text:span><text:span text:style-name="T73_4">xxx</text:span><text:span text:style-name="T73_5">-</text:span><text:span text:style-name="T73_6">xxxx</text:span></text:p>
          </table:table-cell>
        </table:table-row>
        <table:table-row table:style-name="Row6">
          <table:table-cell table:style-name="Cell16">
            <text:p text:style-name="P74"><text:span text:style-name="T74_1">Kyle</text:span><text:span text:style-name="T74_2"><text:s/></text:span><text:span text:style-name="T74_3">Cartechine</text:span></text:p>
          </table:table-cell>
          <table:table-cell table:style-name="Cell17">
            <text:p text:style-name="P75"><text:span text:style-name="T75_1">kcartechine</text:span><text:span text:style-name="T75_2">@</text:span><text:span text:style-name="T75_3">knights</text:span><text:span text:style-name="T75_4">.</text:span><text:span text:style-name="T75_5">ucf</text:span><text:span text:style-name="T75_6">.</text:span><text:span text:style-name="T75_7">edu</text:span></text:p>
          </table:table-cell>
          <table:table-cell table:style-name="Cell18">
            <text:p text:style-name="P76"><text:span text:style-name="T76_1">(321)848-1960</text:span></text:p>
          </table:table-cell>
        </table:table-row>
      </table:table>
      <text:p text:style-name="P77"/>
      <text:p text:style-name="P78"/>
      <table:table table:style-name="Table2"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row table:style-name="Row7">
          <table:table-cell table:style-name="Cell19">
            <text:p text:style-name="P79"><text:span text:style-name="T79_1">Team</text:span><text:span text:style-name="T79_2"><text:s/></text:span><text:span text:style-name="T79_3">Member</text:span><text:span text:style-name="T79_4"><text:s/></text:span><text:span text:style-name="T79_5">Roles</text:span><text:span text:style-name="T79_6">/</text:span><text:span text:style-name="T79_7">Strengths</text:span></text:p>
          </table:table-cell>
          <table:table-cell table:style-name="Cell20">
            <text:p text:style-name="P80"/>
          </table:table-cell>
          <table:table-cell table:style-name="Cell21">
            <text:p text:style-name="P81"/>
          </table:table-cell>
          <table:table-cell table:style-name="Cell22">
            <text:p text:style-name="P82"/>
          </table:table-cell>
          <table:table-cell table:style-name="Cell23">
            <text:p text:style-name="P83"/>
          </table:table-cell>
          <table:table-cell table:style-name="Cell24">
            <text:p text:style-name="P84"/>
          </table:table-cell>
          <table:table-cell table:style-name="Cell25">
            <text:p text:style-name="P85"/>
          </table:table-cell>
        </table:table-row>
        <table:table-row table:style-name="Row8">
          <table:table-cell table:style-name="Cell26">
            <text:p text:style-name="P86"><text:span text:style-name="T86_1">Name</text:span></text:p>
          </table:table-cell>
          <table:table-cell table:style-name="Cell27">
            <text:p text:style-name="P87"><text:span text:style-name="T87_1">Artwork</text:span></text:p>
          </table:table-cell>
          <table:table-cell table:style-name="Cell28">
            <text:p text:style-name="P88"><text:span text:style-name="T88_1">Front</text:span><text:span text:style-name="T88_2"><text:s/></text:span><text:span text:style-name="T88_3">End</text:span><text:span text:style-name="T88_4"><text:s/></text:span><text:span text:style-name="T88_5">Design</text:span></text:p>
          </table:table-cell>
          <table:table-cell table:style-name="Cell29">
            <text:p text:style-name="P89"><text:span text:style-name="T89_1">Back</text:span><text:span text:style-name="T89_2"><text:s/></text:span><text:span text:style-name="T89_3">End</text:span><text:span text:style-name="T89_4"><text:s/></text:span><text:span text:style-name="T89_5">Design</text:span></text:p>
          </table:table-cell>
          <table:table-cell table:style-name="Cell30">
            <text:p text:style-name="P90"><text:span text:style-name="T90_1">Content</text:span><text:span text:style-name="T90_2"><text:s/></text:span><text:span text:style-name="T90_3">Man</text:span><text:span text:style-name="T90_4">.</text:span></text:p>
          </table:table-cell>
          <table:table-cell table:style-name="Cell31">
            <text:p text:style-name="P91"><text:span text:style-name="T91_1">Schedule</text:span></text:p>
          </table:table-cell>
          <table:table-cell table:style-name="Cell32">
            <text:p text:style-name="P92"><text:span text:style-name="T92_1">Budget</text:span><text:span text:style-name="T92_2">?</text:span></text:p>
          </table:table-cell>
        </table:table-row>
        <table:table-row table:style-name="Row9">
          <table:table-cell table:style-name="Cell33">
            <text:p text:style-name="P93"><text:span text:style-name="T93_1">Kyle</text:span></text:p>
          </table:table-cell>
          <table:table-cell table:style-name="Cell34">
            <text:p text:style-name="P94"><text:span text:style-name="T94_1">x</text:span></text:p>
          </table:table-cell>
          <table:table-cell table:style-name="Cell35">
            <text:p text:style-name="P95"/>
          </table:table-cell>
          <table:table-cell table:style-name="Cell36">
            <text:p text:style-name="P96"><text:span text:style-name="T96_1">x</text:span></text:p>
          </table:table-cell>
          <table:table-cell table:style-name="Cell37">
            <text:p text:style-name="P97"><text:span text:style-name="T97_1">x</text:span></text:p>
          </table:table-cell>
          <table:table-cell table:style-name="Cell38">
            <text:p text:style-name="P98"><text:span text:style-name="T98_1">x</text:span></text:p>
          </table:table-cell>
          <table:table-cell table:style-name="Cell39">
            <text:p text:style-name="P99"/>
          </table:table-cell>
        </table:table-row>
        <table:table-row table:style-name="Row10">
          <table:table-cell table:style-name="Cell40">
            <text:p text:style-name="P100"><text:span text:style-name="T100_1">Brice</text:span></text:p>
          </table:table-cell>
          <table:table-cell table:style-name="Cell41">
            <text:p text:style-name="P101"/>
          </table:table-cell>
          <table:table-cell table:style-name="Cell42">
            <text:p text:style-name="P102"><text:span text:style-name="T102_1">x</text:span></text:p>
          </table:table-cell>
          <table:table-cell table:style-name="Cell43">
            <text:p text:style-name="P103"><text:span text:style-name="T103_1">x</text:span></text:p>
          </table:table-cell>
          <table:table-cell table:style-name="Cell44">
            <text:p text:style-name="P104"/>
          </table:table-cell>
          <table:table-cell table:style-name="Cell45">
            <text:p text:style-name="P105"><text:span text:style-name="T105_1">x</text:span></text:p>
          </table:table-cell>
          <table:table-cell table:style-name="Cell46">
            <text:p text:style-name="P106"><text:span text:style-name="T106_1">x</text:span><text:span text:style-name="T106_2">?</text:span></text:p>
          </table:table-cell>
        </table:table-row>
        <table:table-row table:style-name="Row11">
          <table:table-cell table:style-name="Cell47">
            <text:p text:style-name="P107"><text:span text:style-name="T107_1">Greg</text:span></text:p>
          </table:table-cell>
          <table:table-cell table:style-name="Cell48">
            <text:p text:style-name="P108"/>
          </table:table-cell>
          <table:table-cell table:style-name="Cell49">
            <text:p text:style-name="P109"/>
          </table:table-cell>
          <table:table-cell table:style-name="Cell50">
            <text:p text:style-name="P110"/>
          </table:table-cell>
          <table:table-cell table:style-name="Cell51">
            <text:p text:style-name="P111"/>
          </table:table-cell>
          <table:table-cell table:style-name="Cell52">
            <text:p text:style-name="P112"/>
          </table:table-cell>
          <table:table-cell table:style-name="Cell53">
            <text:p text:style-name="P113"/>
          </table:table-cell>
        </table:table-row>
        <table:table-row table:style-name="Row12">
          <table:table-cell table:style-name="Cell54">
            <text:p text:style-name="P114"><text:span text:style-name="T114_1">Daniel</text:span></text:p>
          </table:table-cell>
          <table:table-cell table:style-name="Cell55">
            <text:p text:style-name="P115"/>
          </table:table-cell>
          <table:table-cell table:style-name="Cell56">
            <text:p text:style-name="P116"/>
          </table:table-cell>
          <table:table-cell table:style-name="Cell57">
            <text:p text:style-name="P117"/>
          </table:table-cell>
          <table:table-cell table:style-name="Cell58">
            <text:p text:style-name="P118"/>
          </table:table-cell>
          <table:table-cell table:style-name="Cell59">
            <text:p text:style-name="P119"/>
          </table:table-cell>
          <table:table-cell table:style-name="Cell60">
            <text:p text:style-name="P120"/>
          </table:table-cell>
        </table:table-row>
      </table:table>
      <text:p text:style-name="P121"/>
      <text:p text:style-name="P122"><text:span text:style-name="T122_1">This</text:span><text:span text:style-name="T122_2"><text:s/></text:span><text:span text:style-name="T122_3">chart</text:span><text:span text:style-name="T122_4"><text:s/></text:span><text:span text:style-name="T122_5">is</text:span><text:span text:style-name="T122_6"><text:s/></text:span><text:span text:style-name="T122_7">very</text:span><text:span text:style-name="T122_8"><text:s/></text:span><text:span text:style-name="T122_9">general</text:span><text:span text:style-name="T122_10">.<text:s/></text:span><text:span text:style-name="T122_11">Please</text:span><text:span text:style-name="T122_12"><text:s/></text:span><text:span text:style-name="T122_13">edit</text:span><text:span text:style-name="T122_14"><text:s/></text:span><text:span text:style-name="T122_15">and</text:span><text:span text:style-name="T122_16"><text:s/></text:span><text:span text:style-name="T122_17">add</text:span><text:span text:style-name="T122_18"><text:s/></text:span><text:span text:style-name="T122_19">more</text:span><text:span text:style-name="T122_20"><text:s/></text:span><text:span text:style-name="T122_21">specific</text:span><text:span text:style-name="T122_22"><text:s/></text:span><text:span text:style-name="T122_23">tasks</text:span><text:span text:style-name="T122_24"><text:s/></text:span><text:span text:style-name="T122_25">then</text:span><text:span text:style-name="T122_26"><text:s/></text:span><text:span text:style-name="T122_27">we</text:span><text:span text:style-name="T122_28"><text:s/></text:span><text:span text:style-name="T122_29">can</text:span><text:span text:style-name="T122_30"><text:s/></text:span><text:span text:style-name="T122_31">all</text:span><text:span text:style-name="T122_32"><text:s/></text:span><text:span text:style-name="T122_33">mark</text:span><text:span text:style-name="T122_34"><text:s/></text:span><text:span text:style-name="T122_35">what</text:span><text:span text:style-name="T122_36"><text:s/></text:span><text:span text:style-name="T122_37">were</text:span><text:span text:style-name="T122_38"><text:s/></text:span><text:span text:style-name="T122_39">better</text:span><text:span text:style-name="T122_40"><text:s/></text:span><text:span text:style-name="T122_41">at</text:span><text:span text:style-name="T122_42"><text:s/></text:span><text:span text:style-name="T122_43">and</text:span><text:span text:style-name="T122_44"><text:s/></text:span><text:span text:style-name="T122_45">choose</text:span><text:span text:style-name="T122_46"><text:s/></text:span><text:span text:style-name="T122_47">the</text:span><text:span text:style-name="T122_48"><text:s/></text:span><text:span text:style-name="T122_49">sections</text:span><text:span text:style-name="T122_50"><text:s/></text:span><text:span text:style-name="T122_51">we</text:span><text:span text:style-name="T122_52"><text:s/></text:span><text:span text:style-name="T122_53">each</text:span><text:span text:style-name="T122_54"><text:s/></text:span><text:span text:style-name="T122_55">feel</text:span><text:span text:style-name="T122_56"><text:s/></text:span><text:span text:style-name="T122_57">should</text:span><text:span text:style-name="T122_58"><text:s/></text:span><text:span text:style-name="T122_59">be</text:span><text:span text:style-name="T122_60"><text:s/></text:span><text:span text:style-name="T122_61">our</text:span><text:span text:style-name="T122_62"><text:s/></text:span><text:span text:style-name="T122_63">roles</text:span><text:span text:style-name="T122_64">.<text:s/></text:span><text:span text:style-name="T122_65">We</text:span><text:span text:style-name="T122_66"><text:s/></text:span><text:span text:style-name="T122_67">can</text:span><text:span text:style-name="T122_68"><text:s/></text:span><text:span text:style-name="T122_69">change</text:span><text:span text:style-name="T122_70"><text:s/></text:span><text:span text:style-name="T122_71">the</text:span><text:span text:style-name="T122_72"><text:s/></text:span><text:span text:style-name="T122_73">layout</text:span><text:span text:style-name="T122_74"><text:s/></text:span><text:span text:style-name="T122_75">to</text:span><text:span text:style-name="T122_76"><text:s/></text:span><text:span text:style-name="T122_77">have</text:span><text:span text:style-name="T122_78"><text:s/></text:span><text:span text:style-name="T122_79">names</text:span><text:span text:style-name="T122_80"><text:s/></text:span><text:span text:style-name="T122_81">as</text:span><text:span text:style-name="T122_82"><text:s/></text:span><text:span text:style-name="T122_83">top</text:span><text:span text:style-name="T122_84"><text:s/></text:span><text:span text:style-name="T122_85">labels</text:span><text:span text:style-name="T122_86"><text:s/></text:span><text:span text:style-name="T122_87">and</text:span><text:span text:style-name="T122_88"><text:s/></text:span><text:span text:style-name="T122_89">roles</text:span><text:span text:style-name="T122_90"><text:s/></text:span><text:span text:style-name="T122_91">as</text:span><text:span text:style-name="T122_92"><text:s/></text:span><text:span text:style-name="T122_93">left</text:span><text:span text:style-name="T122_94"><text:s/></text:span><text:span text:style-name="T122_95">side</text:span><text:span text:style-name="T122_96"><text:s/></text:span><text:span text:style-name="T122_97">labels</text:span><text:span text:style-name="T122_98"><text:s/></text:span><text:span text:style-name="T122_99">too</text:span><text:span text:style-name="T122_100"><text:s/></text:span><text:span text:style-name="T122_101">if</text:span><text:span text:style-name="T122_102"><text:s/></text:span><text:span text:style-name="T122_103">there</text:span><text:span text:style-name="T122_104">'</text:span><text:span text:style-name="T122_105">s</text:span><text:span text:style-name="T122_106"><text:s/></text:span><text:span text:style-name="T122_107">several</text:span><text:span text:style-name="T122_108"><text:s/></text:span><text:span text:style-name="T122_109">more</text:span><text:span text:style-name="T122_110"><text:s/></text:span><text:span text:style-name="T122_111">to</text:span><text:span text:style-name="T122_112"><text:s/></text:span><text:span text:style-name="T122_113">add</text:span><text:span text:style-name="T122_114">.</text:span></text:p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><text:span text:style-name="T130_1">Problem</text:span><text:span text:style-name="T130_2"><text:s/></text:span><text:span text:style-name="T130_3">Statement</text:span></text:p>
      <text:p text:style-name="P131"><text:span text:style-name="T131_1">What</text:span><text:span text:style-name="T131_2"><text:s/></text:span><text:span text:style-name="T131_3">if</text:span><text:span text:style-name="T131_4"><text:s/></text:span><text:span text:style-name="T131_5">the</text:span><text:span text:style-name="T131_6"><text:s/></text:span><text:span text:style-name="T131_7">UCF</text:span><text:span text:style-name="T131_8"><text:s/></text:span><text:span text:style-name="T131_9">campus</text:span><text:span text:style-name="T131_10"><text:s/></text:span><text:span text:style-name="T131_11">was</text:span><text:span text:style-name="T131_12"><text:s/></text:span><text:span text:style-name="T131_13">part</text:span><text:span text:style-name="T131_14"><text:s/></text:span><text:span text:style-name="T131_15">of</text:span><text:span text:style-name="T131_16"><text:s/></text:span><text:span text:style-name="T131_17">a</text:span><text:span text:style-name="T131_18"><text:s/>“</text:span><text:span text:style-name="T131_19">smart</text:span><text:span text:style-name="T131_20">-</text:span><text:span text:style-name="T131_21">grid</text:span><text:span text:style-name="T131_22">”<text:s/></text:span><text:span text:style-name="T131_23">of</text:span><text:span text:style-name="T131_24"><text:s/></text:span><text:span text:style-name="T131_25">green</text:span><text:span text:style-name="T131_26"><text:s/></text:span><text:span text:style-name="T131_27">technology</text:span><text:span text:style-name="T131_28"><text:s/></text:span><text:span text:style-name="T131_29">that</text:span><text:span text:style-name="T131_30"><text:s/></text:span><text:span text:style-name="T131_31">was</text:span><text:span text:style-name="T131_32"><text:s/></text:span><text:span text:style-name="T131_33">powered</text:span><text:span text:style-name="T131_34"><text:s/></text:span><text:span text:style-name="T131_35">by</text:span><text:span text:style-name="T131_36"><text:s/></text:span><text:span text:style-name="T131_37">feet</text:span><text:span text:style-name="T131_38">?</text:span></text:p>
      <text:list text:style-name="LS2" xml:id="list10">
        <text:list-item>
          <text:p text:style-name="P132"><text:span text:style-name="T132_1">Converting</text:span><text:span text:style-name="T132_2"><text:s/></text:span><text:span text:style-name="T132_3">kinetic</text:span><text:span text:style-name="T132_4"><text:s/></text:span><text:span text:style-name="T132_5">energy</text:span><text:span text:style-name="T132_6"><text:s/></text:span><text:span text:style-name="T132_7">from</text:span><text:span text:style-name="T132_8"><text:s/></text:span><text:span text:style-name="T132_9">footsteps</text:span><text:span text:style-name="T132_10"><text:s/></text:span><text:span text:style-name="T132_11">into</text:span><text:span text:style-name="T132_12"><text:s/></text:span><text:span text:style-name="T132_13">renewable</text:span><text:span text:style-name="T132_14"><text:s/></text:span><text:span text:style-name="T132_15">electricity</text:span></text:p>
        </text:list-item>
        <text:list-item>
          <text:p text:style-name="P133"><text:span text:style-name="T133_1">How</text:span><text:span text:style-name="T133_2"><text:s/></text:span><text:span text:style-name="T133_3">much</text:span><text:span text:style-name="T133_4"><text:s/></text:span><text:span text:style-name="T133_5">energy</text:span><text:span text:style-name="T133_6"><text:s/></text:span><text:span text:style-name="T133_7">is</text:span><text:span text:style-name="T133_8"><text:s/></text:span><text:span text:style-name="T133_9">available</text:span><text:span text:style-name="T133_10"><text:s/></text:span><text:span text:style-name="T133_11">for</text:span><text:span text:style-name="T133_12"><text:s/></text:span><text:span text:style-name="T133_13">use</text:span><text:span text:style-name="T133_14"><text:s/></text:span><text:span text:style-name="T133_15">and</text:span><text:span text:style-name="T133_16"><text:s/></text:span><text:span text:style-name="T133_17">what</text:span><text:span text:style-name="T133_18"><text:s/></text:span><text:span text:style-name="T133_19">can</text:span><text:span text:style-name="T133_20"><text:s/></text:span><text:span text:style-name="T133_21">be</text:span><text:span text:style-name="T133_22"><text:s/></text:span><text:span text:style-name="T133_23">done</text:span><text:span text:style-name="T133_24"><text:s/></text:span><text:span text:style-name="T133_25">with</text:span><text:span text:style-name="T133_26"><text:s/></text:span><text:span text:style-name="T133_27">it</text:span><text:span text:style-name="T133_28">?</text:span></text:p>
        </text:list-item>
      </text:list>
      <text:p text:style-name="P134"/>
      <text:p text:style-name="P135"><text:span text:style-name="T135_1">Assumptions</text:span></text:p>
      <text:list text:style-name="LS3" xml:id="list12">
        <text:list-item>
          <text:p text:style-name="P136"><text:span text:style-name="T136_1">There</text:span><text:span text:style-name="T136_2"><text:s/></text:span><text:span text:style-name="T136_3">are</text:span><text:span text:style-name="T136_4"><text:s/></text:span><text:span text:style-name="T136_5">over</text:span><text:span text:style-name="T136_6"><text:s/>55,000<text:s/></text:span><text:span text:style-name="T136_7">students</text:span><text:span text:style-name="T136_8"><text:s/></text:span><text:span text:style-name="T136_9">and</text:span><text:span text:style-name="T136_10"><text:s/></text:span><text:span text:style-name="T136_11">over</text:span><text:span text:style-name="T136_12"><text:s/>10,000<text:s/></text:span><text:span text:style-name="T136_13">faculty</text:span><text:span text:style-name="T136_14"><text:s/></text:span><text:span text:style-name="T136_15">that</text:span><text:span text:style-name="T136_16"><text:s/></text:span><text:span text:style-name="T136_17">walk</text:span><text:span text:style-name="T136_18"><text:s/></text:span><text:span text:style-name="T136_19">around</text:span><text:span text:style-name="T136_20"><text:s/></text:span><text:span text:style-name="T136_21">the</text:span><text:span text:style-name="T136_22"><text:s/></text:span><text:span text:style-name="T136_23">campus</text:span><text:span text:style-name="T136_24"><text:s/></text:span><text:span text:style-name="T136_25">at</text:span><text:span text:style-name="T136_26"><text:s/></text:span><text:span text:style-name="T136_27">some</text:span><text:span text:style-name="T136_28"><text:s/></text:span><text:span text:style-name="T136_29">point</text:span><text:span text:style-name="T136_30"><text:s/></text:span><text:span text:style-name="T136_31">each</text:span><text:span text:style-name="T136_32"><text:s/></text:span><text:span text:style-name="T136_33">day</text:span><text:span text:style-name="T136_34">.<text:s/></text:span><text:span text:style-name="T136_35">With</text:span><text:span text:style-name="T136_36"><text:s/></text:span><text:span text:style-name="T136_37">other</text:span><text:span text:style-name="T136_38"><text:s/></text:span><text:span text:style-name="T136_39">staff</text:span><text:span text:style-name="T136_40">,<text:s/></text:span><text:span text:style-name="T136_41">administration</text:span><text:span text:style-name="T136_42">,<text:s/></text:span><text:span text:style-name="T136_43">and</text:span><text:span text:style-name="T136_44"><text:s/></text:span><text:span text:style-name="T136_45">employees</text:span><text:span text:style-name="T136_46"><text:s/></text:span><text:span text:style-name="T136_47">that</text:span><text:span text:style-name="T136_48"><text:s/></text:span><text:span text:style-name="T136_49">makes</text:span><text:span text:style-name="T136_50"><text:s/></text:span><text:span text:style-name="T136_51">over</text:span><text:span text:style-name="T136_52"><text:s/>100,000<text:s/></text:span><text:span text:style-name="T136_53">sets</text:span><text:span text:style-name="T136_54"><text:s/></text:span><text:span text:style-name="T136_55">of</text:span><text:span text:style-name="T136_56"><text:s/></text:span><text:span text:style-name="T136_57">feet</text:span><text:span text:style-name="T136_58"><text:s/></text:span><text:span text:style-name="T136_59">that</text:span><text:span text:style-name="T136_60"><text:s/></text:span><text:span text:style-name="T136_61">can</text:span><text:span text:style-name="T136_62"><text:s/></text:span><text:span text:style-name="T136_63">contribute</text:span><text:span text:style-name="T136_64"><text:s/></text:span><text:span text:style-name="T136_65">renewable</text:span><text:span text:style-name="T136_66"><text:s/></text:span><text:span text:style-name="T136_67">energy</text:span><text:span text:style-name="T136_68"><text:s/></text:span><text:span text:style-name="T136_69">to</text:span><text:span text:style-name="T136_70"><text:s/></text:span><text:span text:style-name="T136_71">a</text:span><text:span text:style-name="T136_72"><text:s/>“</text:span><text:span text:style-name="T136_73">smart</text:span><text:span text:style-name="T136_74">-</text:span><text:span text:style-name="T136_75">grid</text:span><text:span text:style-name="T136_76">”.</text:span></text:p>
        </text:list-item>
        <text:list-item>
          <text:p text:style-name="P137"><text:span text:style-name="T137_1">Individuals</text:span><text:span text:style-name="T137_2"><text:s/></text:span><text:span text:style-name="T137_3">can</text:span><text:span text:style-name="T137_4"><text:s/></text:span><text:span text:style-name="T137_5">be</text:span><text:span text:style-name="T137_6"><text:s/></text:span><text:span text:style-name="T137_7">tracked</text:span><text:span text:style-name="T137_8"><text:s/></text:span><text:span text:style-name="T137_9">utilizing</text:span><text:span text:style-name="T137_10"><text:s/></text:span><text:span text:style-name="T137_11">a</text:span><text:span text:style-name="T137_12"><text:s/></text:span><text:span text:style-name="T137_13">RFID</text:span><text:span text:style-name="T137_14"><text:s/></text:span><text:span text:style-name="T137_15">module</text:span><text:span text:style-name="T137_16"><text:s/></text:span><text:span text:style-name="T137_17">attached</text:span><text:span text:style-name="T137_18"><text:s/></text:span><text:span text:style-name="T137_19">to</text:span><text:span text:style-name="T137_20"><text:s/></text:span><text:span text:style-name="T137_21">them</text:span><text:span text:style-name="T137_22">.</text:span></text:p>
        </text:list-item>
        <text:list-item>
          <text:p text:style-name="P138"><text:span text:style-name="T138_1">The</text:span><text:span text:style-name="T138_2"><text:s/></text:span><text:span text:style-name="T138_3">primary</text:span><text:span text:style-name="T138_4"><text:s/></text:span><text:span text:style-name="T138_5">places</text:span><text:span text:style-name="T138_6"><text:s/></text:span><text:span text:style-name="T138_7">to</text:span><text:span text:style-name="T138_8"><text:s/></text:span><text:span text:style-name="T138_9">implement</text:span><text:span text:style-name="T138_10"><text:s/></text:span><text:span text:style-name="T138_11">the</text:span><text:span text:style-name="T138_12"><text:s/></text:span><text:span text:style-name="T138_13">grid</text:span><text:span text:style-name="T138_14"><text:s/></text:span><text:span text:style-name="T138_15">include</text:span><text:span text:style-name="T138_16"><text:s/></text:span><text:span text:style-name="T138_17">walkways</text:span><text:span text:style-name="T138_18">,<text:s/></text:span><text:span text:style-name="T138_19">hallways</text:span><text:span text:style-name="T138_20">,<text:s/></text:span><text:span text:style-name="T138_21">sidewalks</text:span><text:span text:style-name="T138_22">,<text:s/></text:span><text:span text:style-name="T138_23">doorways</text:span><text:span text:style-name="T138_24">,<text:s/></text:span><text:span text:style-name="T138_25">and</text:span><text:span text:style-name="T138_26"><text:s/></text:span><text:span text:style-name="T138_27">in</text:span><text:span text:style-name="T138_28"><text:s/></text:span><text:span text:style-name="T138_29">various</text:span><text:span text:style-name="T138_30"><text:s/></text:span><text:span text:style-name="T138_31">seating</text:span><text:span text:style-name="T138_32"><text:s/></text:span><text:span text:style-name="T138_33">configurations</text:span><text:span text:style-name="T138_34"><text:s/>(</text:span><text:span text:style-name="T138_35">meaning</text:span><text:span text:style-name="T138_36"><text:s/></text:span><text:span text:style-name="T138_37">not</text:span><text:span text:style-name="T138_38"><text:s/></text:span><text:span text:style-name="T138_39">limited</text:span><text:span text:style-name="T138_40"><text:s/></text:span><text:span text:style-name="T138_41">to</text:span><text:span text:style-name="T138_42"><text:s/></text:span><text:span text:style-name="T138_43">just</text:span><text:span text:style-name="T138_44"><text:s/></text:span><text:span text:style-name="T138_45">classrooms</text:span><text:span text:style-name="T138_46">).</text:span></text:p>
        </text:list-item>
        <text:list-item>
          <text:p text:style-name="P139"><text:span text:style-name="T139_1">The</text:span><text:span text:style-name="T139_2"><text:s/>“</text:span><text:span text:style-name="T139_3">smart</text:span><text:span text:style-name="T139_4">-</text:span><text:span text:style-name="T139_5">grid</text:span><text:span text:style-name="T139_6">”<text:s/></text:span><text:span text:style-name="T139_7">technology</text:span><text:span text:style-name="T139_8"><text:s/></text:span><text:span text:style-name="T139_9">will</text:span><text:span text:style-name="T139_10"><text:s/></text:span><text:span text:style-name="T139_11">be</text:span><text:span text:style-name="T139_12"><text:s/></text:span><text:span text:style-name="T139_13">mainly</text:span><text:span text:style-name="T139_14"><text:s/></text:span><text:span text:style-name="T139_15">modular</text:span><text:span text:style-name="T139_16"><text:s/></text:span><text:span text:style-name="T139_17">and</text:span><text:span text:style-name="T139_18"><text:s/></text:span><text:span text:style-name="T139_19">available</text:span><text:span text:style-name="T139_20"><text:s/></text:span><text:span text:style-name="T139_21">in</text:span><text:span text:style-name="T139_22"><text:s/></text:span><text:span text:style-name="T139_23">many</text:span><text:span text:style-name="T139_24"><text:s/></text:span><text:span text:style-name="T139_25">form</text:span><text:span text:style-name="T139_26"><text:s/></text:span><text:span text:style-name="T139_27">factors</text:span><text:span text:style-name="T139_28"><text:s/></text:span><text:span text:style-name="T139_29">for</text:span><text:span text:style-name="T139_30"><text:s/></text:span><text:span text:style-name="T139_31">the</text:span><text:span text:style-name="T139_32"><text:s/></text:span><text:span text:style-name="T139_33">common</text:span><text:span text:style-name="T139_34"><text:s/></text:span><text:span text:style-name="T139_35">household</text:span><text:span text:style-name="T139_36"><text:s/></text:span><text:span text:style-name="T139_37">within</text:span><text:span text:style-name="T139_38"><text:s/></text:span><text:span text:style-name="T139_39">five</text:span><text:span text:style-name="T139_40"><text:s/></text:span><text:span text:style-name="T139_41">years</text:span><text:span text:style-name="T139_42">.</text:span></text:p>
        </text:list-item>
        <text:list-item>
          <text:p text:style-name="P140"><text:span text:style-name="T140_1">This</text:span><text:span text:style-name="T140_2"><text:s/></text:span><text:span text:style-name="T140_3">green</text:span><text:span text:style-name="T140_4"><text:s/></text:span><text:span text:style-name="T140_5">technology</text:span><text:span text:style-name="T140_6"><text:s/></text:span><text:span text:style-name="T140_7">will</text:span><text:span text:style-name="T140_8"><text:s/></text:span><text:span text:style-name="T140_9">serve</text:span><text:span text:style-name="T140_10"><text:s/></text:span><text:span text:style-name="T140_11">commercial</text:span><text:span text:style-name="T140_12"><text:s/></text:span><text:span text:style-name="T140_13">and</text:span><text:span text:style-name="T140_14"><text:s/></text:span><text:span text:style-name="T140_15">residential</text:span><text:span text:style-name="T140_16"><text:s/></text:span><text:span text:style-name="T140_17">construction</text:span><text:span text:style-name="T140_18"><text:s/></text:span><text:span text:style-name="T140_19">markets</text:span><text:span text:style-name="T140_20">,<text:s/></text:span><text:span text:style-name="T140_21">foreign</text:span><text:span text:style-name="T140_22"><text:s/></text:span><text:span text:style-name="T140_23">and</text:span><text:span text:style-name="T140_24"><text:s/></text:span><text:span text:style-name="T140_25">domestic</text:span><text:span text:style-name="T140_26">.</text:span></text:p>
        </text:list-item>
        <text:list-item>
          <text:p text:style-name="P141"><text:span text:style-name="T141_1">It</text:span><text:span text:style-name="T141_2"><text:s/></text:span><text:span text:style-name="T141_3">is</text:span><text:span text:style-name="T141_4"><text:s/></text:span><text:span text:style-name="T141_5">possible</text:span><text:span text:style-name="T141_6"><text:s/></text:span><text:span text:style-name="T141_7">to</text:span><text:span text:style-name="T141_8"><text:s/></text:span><text:span text:style-name="T141_9">develop</text:span><text:span text:style-name="T141_10"><text:s/></text:span><text:span text:style-name="T141_11">a</text:span><text:span text:style-name="T141_12"><text:s/>“</text:span><text:span text:style-name="T141_13">smart</text:span><text:span text:style-name="T141_14">-</text:span><text:span text:style-name="T141_15">grid</text:span><text:span text:style-name="T141_16">”<text:s/></text:span><text:span text:style-name="T141_17">in</text:span><text:span text:style-name="T141_18"><text:s/></text:span><text:span text:style-name="T141_19">a</text:span><text:span text:style-name="T141_20"><text:s/></text:span><text:span text:style-name="T141_21">limited</text:span><text:span text:style-name="T141_22"><text:s/></text:span><text:span text:style-name="T141_23">area</text:span><text:span text:style-name="T141_24"><text:s/></text:span><text:span text:style-name="T141_25">on</text:span><text:span text:style-name="T141_26"><text:s/></text:span><text:span text:style-name="T141_27">campus</text:span><text:span text:style-name="T141_28"><text:s/></text:span><text:span text:style-name="T141_29">and</text:span><text:span text:style-name="T141_30"><text:s/></text:span><text:span text:style-name="T141_31">have</text:span><text:span text:style-name="T141_32"><text:s/></text:span><text:span text:style-name="T141_33">it</text:span><text:span text:style-name="T141_34"><text:s/></text:span><text:span text:style-name="T141_35">up</text:span><text:span text:style-name="T141_36"><text:s/></text:span><text:span text:style-name="T141_37">and</text:span><text:span text:style-name="T141_38"><text:s/></text:span><text:span text:style-name="T141_39">running</text:span><text:span text:style-name="T141_40"><text:s/></text:span><text:span text:style-name="T141_41">by</text:span><text:span text:style-name="T141_42"><text:s/></text:span><text:span text:style-name="T141_43">April</text:span><text:span text:style-name="T141_44"><text:s/>2013.</text:span></text:p>
        </text:list-item>
      </text:list>
      <text:p text:style-name="P142"/>
      <text:p text:style-name="P143"><text:span text:style-name="T143_1">Milestones</text:span><text:span text:style-name="T143_2"><text:s/></text:span><text:span text:style-name="T143_3">and</text:span><text:span text:style-name="T143_4"><text:s/></text:span><text:span text:style-name="T143_5">Schedule</text:span></text:p>
      <text:p text:style-name="P144"><text:span text:style-name="T144_1">Finalize</text:span><text:span text:style-name="T144_2"><text:s/></text:span><text:span text:style-name="T144_3">scope</text:span></text:p>
      <text:p text:style-name="P145"><text:span text:style-name="T145_1">Finalize</text:span><text:span text:style-name="T145_2"><text:s/></text:span><text:span text:style-name="T145_3">plan</text:span><text:span text:style-name="T145_4"><text:s/></text:span><text:span text:style-name="T145_5">for</text:span><text:span text:style-name="T145_6"><text:s/></text:span><text:span text:style-name="T145_7">deliverable</text:span></text:p>
      <text:p text:style-name="P146"><text:span text:style-name="T146_1">Finish</text:span><text:span text:style-name="T146_2"><text:s/></text:span><text:span text:style-name="T146_3">schedule</text:span></text:p>
      <text:p text:style-name="P147"><text:span text:style-name="T147_1">Determine</text:span><text:span text:style-name="T147_2"><text:s/></text:span><text:span text:style-name="T147_3">materials</text:span><text:span text:style-name="T147_4"><text:s/></text:span><text:span text:style-name="T147_5">needed</text:span></text:p>
      <text:p text:style-name="P148"><text:span text:style-name="T148_1">Complete</text:span><text:span text:style-name="T148_2">/</text:span><text:span text:style-name="T148_3">compile</text:span><text:span text:style-name="T148_4"><text:s/></text:span><text:span text:style-name="T148_5">research</text:span></text:p>
      <text:p text:style-name="P149"><text:span text:style-name="T149_1">SURE</text:span><text:span text:style-name="T149_2"><text:s/></text:span><text:span text:style-name="T149_3">Application</text:span><text:span text:style-name="T149_4"><text:s/>2/15</text:span></text:p>
      <text:p text:style-name="P150"><text:span text:style-name="T150_1">Finalize</text:span><text:span text:style-name="T150_2"><text:s/></text:span><text:span text:style-name="T150_3">Branding</text:span></text:p>
      <text:p text:style-name="P151"><text:span text:style-name="T151_1">Midterm</text:span></text:p>
      <text:p text:style-name="P152"><text:span text:style-name="T152_1">Finish</text:span><text:span text:style-name="T152_2"><text:s/></text:span><text:span text:style-name="T152_3">web</text:span><text:span text:style-name="T152_4"><text:s/></text:span><text:span text:style-name="T152_5">app</text:span><text:span text:style-name="T152_6"><text:s/></text:span><text:span text:style-name="T152_7">design</text:span><text:span text:style-name="T152_8">/</text:span><text:span text:style-name="T152_9">scripting</text:span></text:p>
      <text:p text:style-name="P153"><text:span text:style-name="T153_1">Finish</text:span><text:span text:style-name="T153_2"><text:s/></text:span><text:span text:style-name="T153_3">assembly</text:span></text:p>
      <text:p text:style-name="P154"><text:span text:style-name="T154_1">Finalize</text:span><text:span text:style-name="T154_2"><text:s/></text:span><text:span text:style-name="T154_3">presentation</text:span><text:span text:style-name="T154_4"><text:s/></text:span><text:span text:style-name="T154_5">format</text:span></text:p>
      <text:p text:style-name="P155"><text:span text:style-name="T155_1">Finish</text:span><text:span text:style-name="T155_2"><text:s/></text:span><text:span text:style-name="T155_3">presentation</text:span></text:p>
      <text:p text:style-name="P156"><text:span text:style-name="T156_1">SURE</text:span><text:span text:style-name="T156_2"><text:s/></text:span><text:span text:style-name="T156_3">Event</text:span><text:span text:style-name="T156_4"><text:s/>4/5</text:span></text:p>
      <text:p text:style-name="P157"><text:span text:style-name="T157_1">Final</text:span></text:p>
      <text:p text:style-name="P158"/>
      <text:p text:style-name="P159"/>
      <text:p text:style-name="P160"><text:span text:style-name="T160_1">Product</text:span><text:span text:style-name="T160_2"><text:s/></text:span><text:span text:style-name="T160_3">Development</text:span><text:span text:style-name="T160_4"><text:s/></text:span><text:span text:style-name="T160_5">Schedule</text:span></text:p>
      <text:p text:style-name="P161"><text:span text:style-name="T161_1">This</text:span><text:span text:style-name="T161_2"><text:s/></text:span><text:span text:style-name="T161_3">would</text:span><text:span text:style-name="T161_4"><text:s/></text:span><text:span text:style-name="T161_5">be</text:span><text:span text:style-name="T161_6"><text:s/></text:span><text:span text:style-name="T161_7">going</text:span><text:span text:style-name="T161_8"><text:s/></text:span><text:span text:style-name="T161_9">beyond</text:span><text:span text:style-name="T161_10"><text:s/></text:span><text:span text:style-name="T161_11">the</text:span><text:span text:style-name="T161_12"><text:s/></text:span><text:span text:style-name="T161_13">SURE</text:span><text:span text:style-name="T161_14"><text:s/></text:span><text:span text:style-name="T161_15">event</text:span><text:span text:style-name="T161_16"><text:s/></text:span><text:span text:style-name="T161_17">with</text:span><text:span text:style-name="T161_18"><text:s/></text:span><text:span text:style-name="T161_19">pre</text:span><text:span text:style-name="T161_20"><text:s/></text:span><text:span text:style-name="T161_21">production</text:span><text:span text:style-name="T161_22">,<text:s/></text:span><text:span text:style-name="T161_23">production</text:span><text:span text:style-name="T161_24">, <text:s/></text:span><text:span text:style-name="T161_25">and</text:span><text:span text:style-name="T161_26"><text:s/></text:span><text:span text:style-name="T161_27">post</text:span><text:span text:style-name="T161_28"><text:s/></text:span><text:span text:style-name="T161_29">production</text:span><text:span text:style-name="T161_30">.<text:s/></text:span></text:p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><text:span text:style-name="T173_1">Initial</text:span><text:span text:style-name="T173_2"><text:s/></text:span><text:span text:style-name="T173_3">Design</text:span><text:span text:style-name="T173_4"><text:s/></text:span><text:span text:style-name="T173_5">Draft</text:span></text:p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><text:span text:style-name="T191_1">Necessary</text:span><text:span text:style-name="T191_2"><text:s/></text:span><text:span text:style-name="T191_3">Equipment</text:span></text:p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><text:span text:style-name="T209_1">List</text:span><text:span text:style-name="T209_2"><text:s/></text:span><text:span text:style-name="T209_3">Of</text:span><text:span text:style-name="T209_4"><text:s/></text:span><text:span text:style-name="T209_5">Figures</text:span><text:span text:style-name="T209_6"><text:s/>(</text:span><text:span text:style-name="T209_7">Budget</text:span><text:span text:style-name="T209_8">?)</text:span></text:p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><text:span text:style-name="T245_1">Key</text:span><text:span text:style-name="T245_2"><text:s/></text:span><text:span text:style-name="T245_3">Imagery</text:span></text:p>
      <text:p text:style-name="P246"><text:span text:style-name="T246_1">(</text:span><text:span text:style-name="T246_2">images</text:span><text:span text:style-name="T246_3"><text:s/></text:span><text:span text:style-name="T246_4">from</text:span><text:span text:style-name="T246_5"><text:s/></text:span><text:span text:style-name="T246_6">facebook</text:span><text:span text:style-name="T246_7">)</text:span></text:p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><text:span text:style-name="T283_1">References</text:span></text:p>
      <text:p text:style-name="P284"/>
      <text:p text:style-name="P285"><text:span text:style-name="T285_1">One</text:span><text:span text:style-name="T285_2"><text:s/></text:span><text:span text:style-name="T285_3">Square</text:span><text:span text:style-name="T285_4"><text:s/></text:span><text:span text:style-name="T285_5">Meter</text:span><text:span text:style-name="T285_6">:</text:span></text:p>
      <text:p text:style-name="P286"><text:span text:style-name="T286_1"><text:a xlink:type="simple" xlink:href="http://ourworld.unu.edu/en/lets_generate_electricity_by_walking/"><text:span text:style-name="T286_2">http</text:span></text:a></text:span><text:span text:style-name="T286_3"><text:a xlink:type="simple" xlink:href="http://ourworld.unu.edu/en/lets_generate_electricity_by_walking/"><text:span text:style-name="T286_4">://</text:span></text:a></text:span><text:span text:style-name="T286_5"><text:a xlink:type="simple" xlink:href="http://ourworld.unu.edu/en/lets_generate_electricity_by_walking/"><text:span text:style-name="T286_6">ourworld</text:span></text:a></text:span><text:span text:style-name="T286_7"><text:a xlink:type="simple" xlink:href="http://ourworld.unu.edu/en/lets_generate_electricity_by_walking/"><text:span text:style-name="T286_8">.</text:span></text:a></text:span><text:span text:style-name="T286_9"><text:a xlink:type="simple" xlink:href="http://ourworld.unu.edu/en/lets_generate_electricity_by_walking/"><text:span text:style-name="T286_10">unu</text:span></text:a></text:span><text:span text:style-name="T286_11"><text:a xlink:type="simple" xlink:href="http://ourworld.unu.edu/en/lets_generate_electricity_by_walking/"><text:span text:style-name="T286_12">.</text:span></text:a></text:span><text:span text:style-name="T286_13"><text:a xlink:type="simple" xlink:href="http://ourworld.unu.edu/en/lets_generate_electricity_by_walking/"><text:span text:style-name="T286_14">edu</text:span></text:a></text:span><text:span text:style-name="T286_15"><text:a xlink:type="simple" xlink:href="http://ourworld.unu.edu/en/lets_generate_electricity_by_walking/"><text:span text:style-name="T286_16">/</text:span></text:a></text:span><text:span text:style-name="T286_17"><text:a xlink:type="simple" xlink:href="http://ourworld.unu.edu/en/lets_generate_electricity_by_walking/"><text:span text:style-name="T286_18">en</text:span></text:a></text:span><text:span text:style-name="T286_19"><text:a xlink:type="simple" xlink:href="http://ourworld.unu.edu/en/lets_generate_electricity_by_walking/"><text:span text:style-name="T286_20">/</text:span></text:a></text:span><text:span text:style-name="T286_21"><text:a xlink:type="simple" xlink:href="http://ourworld.unu.edu/en/lets_generate_electricity_by_walking/"><text:span text:style-name="T286_22">lets</text:span></text:a></text:span><text:span text:style-name="T286_23"><text:a xlink:type="simple" xlink:href="http://ourworld.unu.edu/en/lets_generate_electricity_by_walking/"><text:span text:style-name="T286_24">_</text:span></text:a></text:span><text:span text:style-name="T286_25"><text:a xlink:type="simple" xlink:href="http://ourworld.unu.edu/en/lets_generate_electricity_by_walking/"><text:span text:style-name="T286_26">generate</text:span></text:a></text:span><text:span text:style-name="T286_27"><text:a xlink:type="simple" xlink:href="http://ourworld.unu.edu/en/lets_generate_electricity_by_walking/"><text:span text:style-name="T286_28">_</text:span></text:a></text:span><text:span text:style-name="T286_29"><text:a xlink:type="simple" xlink:href="http://ourworld.unu.edu/en/lets_generate_electricity_by_walking/"><text:span text:style-name="T286_30">electricity</text:span></text:a></text:span><text:span text:style-name="T286_31"><text:a xlink:type="simple" xlink:href="http://ourworld.unu.edu/en/lets_generate_electricity_by_walking/"><text:span text:style-name="T286_32">_</text:span></text:a></text:span><text:span text:style-name="T286_33"><text:a xlink:type="simple" xlink:href="http://ourworld.unu.edu/en/lets_generate_electricity_by_walking/"><text:span text:style-name="T286_34">by</text:span></text:a></text:span><text:span text:style-name="T286_35"><text:a xlink:type="simple" xlink:href="http://ourworld.unu.edu/en/lets_generate_electricity_by_walking/"><text:span text:style-name="T286_36">_</text:span></text:a></text:span><text:span text:style-name="T286_37"><text:a xlink:type="simple" xlink:href="http://ourworld.unu.edu/en/lets_generate_electricity_by_walking/"><text:span text:style-name="T286_38">walking</text:span></text:a></text:span><text:span text:style-name="T286_39"><text:a xlink:type="simple" xlink:href="http://ourworld.unu.edu/en/lets_generate_electricity_by_walking/"><text:span text:style-name="T286_40">/</text:span></text:a></text:span></text:p>
      <text:p text:style-name="P287"/>
      <text:p text:style-name="P288"><text:span text:style-name="T288_1">Piezoelectric</text:span><text:span text:style-name="T288_2"><text:s/></text:span><text:span text:style-name="T288_3">Technology</text:span></text:p>
      <text:p text:style-name="P289"><text:span text:style-name="T289_1"><text:a xlink:type="simple" xlink:href="http://en.wikipedia.org/wiki/Peizoelctric"><text:span text:style-name="T289_2">http</text:span></text:a></text:span><text:span text:style-name="T289_3"><text:a xlink:type="simple" xlink:href="http://en.wikipedia.org/wiki/Peizoelctric"><text:span text:style-name="T289_4">://</text:span></text:a></text:span><text:span text:style-name="T289_5"><text:a xlink:type="simple" xlink:href="http://en.wikipedia.org/wiki/Peizoelctric"><text:span text:style-name="T289_6">en</text:span></text:a></text:span><text:span text:style-name="T289_7"><text:a xlink:type="simple" xlink:href="http://en.wikipedia.org/wiki/Peizoelctric"><text:span text:style-name="T289_8">.</text:span></text:a></text:span><text:span text:style-name="T289_9"><text:a xlink:type="simple" xlink:href="http://en.wikipedia.org/wiki/Peizoelctric"><text:span text:style-name="T289_10">wikipedia</text:span></text:a></text:span><text:span text:style-name="T289_11"><text:a xlink:type="simple" xlink:href="http://en.wikipedia.org/wiki/Peizoelctric"><text:span text:style-name="T289_12">.</text:span></text:a></text:span><text:span text:style-name="T289_13"><text:a xlink:type="simple" xlink:href="http://en.wikipedia.org/wiki/Peizoelctric"><text:span text:style-name="T289_14">org</text:span></text:a></text:span><text:span text:style-name="T289_15"><text:a xlink:type="simple" xlink:href="http://en.wikipedia.org/wiki/Peizoelctric"><text:span text:style-name="T289_16">/</text:span></text:a></text:span><text:span text:style-name="T289_17"><text:a xlink:type="simple" xlink:href="http://en.wikipedia.org/wiki/Peizoelctric"><text:span text:style-name="T289_18">wiki</text:span></text:a></text:span><text:span text:style-name="T289_19"><text:a xlink:type="simple" xlink:href="http://en.wikipedia.org/wiki/Peizoelctric"><text:span text:style-name="T289_20">/</text:span></text:a></text:span><text:span text:style-name="T289_21"><text:a xlink:type="simple" xlink:href="http://en.wikipedia.org/wiki/Peizoelctric"><text:span text:style-name="T289_22">Peizoelctric</text:span></text:a></text:span></text:p>
      <text:p text:style-name="P290"/>
      <text:p text:style-name="P291"><text:span text:style-name="T291_1">Generate</text:span><text:span text:style-name="T291_2"><text:s/></text:span><text:span text:style-name="T291_3">Electricity</text:span><text:span text:style-name="T291_4"><text:s/></text:span><text:span text:style-name="T291_5">by</text:span><text:span text:style-name="T291_6"><text:s/></text:span><text:span text:style-name="T291_7">Walking</text:span></text:p>
      <text:p text:style-name="P292"><text:span text:style-name="T292_1"><text:a xlink:type="simple" xlink:href="http://emilychang.com/2009/01/generate-electricity-by-walking/"><text:span text:style-name="T292_2">http</text:span></text:a></text:span><text:span text:style-name="T292_3"><text:a xlink:type="simple" xlink:href="http://emilychang.com/2009/01/generate-electricity-by-walking/"><text:span text:style-name="T292_4">://</text:span></text:a></text:span><text:span text:style-name="T292_5"><text:a xlink:type="simple" xlink:href="http://emilychang.com/2009/01/generate-electricity-by-walking/"><text:span text:style-name="T292_6">emilychang</text:span></text:a></text:span><text:span text:style-name="T292_7"><text:a xlink:type="simple" xlink:href="http://emilychang.com/2009/01/generate-electricity-by-walking/"><text:span text:style-name="T292_8">.</text:span></text:a></text:span><text:span text:style-name="T292_9"><text:a xlink:type="simple" xlink:href="http://emilychang.com/2009/01/generate-electricity-by-walking/"><text:span text:style-name="T292_10">com</text:span></text:a></text:span><text:span text:style-name="T292_11"><text:a xlink:type="simple" xlink:href="http://emilychang.com/2009/01/generate-electricity-by-walking/"><text:span text:style-name="T292_12">/2009/01/</text:span></text:a></text:span><text:span text:style-name="T292_13"><text:a xlink:type="simple" xlink:href="http://emilychang.com/2009/01/generate-electricity-by-walking/"><text:span text:style-name="T292_14">generate</text:span></text:a></text:span><text:span text:style-name="T292_15"><text:a xlink:type="simple" xlink:href="http://emilychang.com/2009/01/generate-electricity-by-walking/"><text:span text:style-name="T292_16">-</text:span></text:a></text:span><text:span text:style-name="T292_17"><text:a xlink:type="simple" xlink:href="http://emilychang.com/2009/01/generate-electricity-by-walking/"><text:span text:style-name="T292_18">electricity</text:span></text:a></text:span><text:span text:style-name="T292_19"><text:a xlink:type="simple" xlink:href="http://emilychang.com/2009/01/generate-electricity-by-walking/"><text:span text:style-name="T292_20">-</text:span></text:a></text:span><text:span text:style-name="T292_21"><text:a xlink:type="simple" xlink:href="http://emilychang.com/2009/01/generate-electricity-by-walking/"><text:span text:style-name="T292_22">by</text:span></text:a></text:span><text:span text:style-name="T292_23"><text:a xlink:type="simple" xlink:href="http://emilychang.com/2009/01/generate-electricity-by-walking/"><text:span text:style-name="T292_24">-</text:span></text:a></text:span><text:span text:style-name="T292_25"><text:a xlink:type="simple" xlink:href="http://emilychang.com/2009/01/generate-electricity-by-walking/"><text:span text:style-name="T292_26">walking</text:span></text:a></text:span><text:span text:style-name="T292_27"><text:a xlink:type="simple" xlink:href="http://emilychang.com/2009/01/generate-electricity-by-walking/"><text:span text:style-name="T292_28">/</text:span></text:a></text:span></text:p>
      <text:p text:style-name="P293"/>
      <text:p text:style-name="P294"><text:span text:style-name="T294_1">PAVGEN</text:span><text:span text:style-name="T294_2"><text:s/></text:span><text:span text:style-name="T294_3">Systems</text:span></text:p>
      <text:p text:style-name="P295"><text:span text:style-name="T295_1"><text:a xlink:type="simple" xlink:href="http://www.pavgen.com/"><text:span text:style-name="T295_2">http</text:span></text:a></text:span><text:span text:style-name="T295_3"><text:a xlink:type="simple" xlink:href="http://www.pavgen.com/"><text:span text:style-name="T295_4">://</text:span></text:a></text:span><text:span text:style-name="T295_5"><text:a xlink:type="simple" xlink:href="http://www.pavgen.com/"><text:span text:style-name="T295_6">www</text:span></text:a></text:span><text:span text:style-name="T295_7"><text:a xlink:type="simple" xlink:href="http://www.pavgen.com/"><text:span text:style-name="T295_8">.</text:span></text:a></text:span><text:span text:style-name="T295_9"><text:a xlink:type="simple" xlink:href="http://www.pavgen.com/"><text:span text:style-name="T295_10">pavgen</text:span></text:a></text:span><text:span text:style-name="T295_11"><text:a xlink:type="simple" xlink:href="http://www.pavgen.com/"><text:span text:style-name="T295_12">.</text:span></text:a></text:span><text:span text:style-name="T295_13"><text:a xlink:type="simple" xlink:href="http://www.pavgen.com/"><text:span text:style-name="T295_14">com</text:span></text:a></text:span><text:span text:style-name="T295_15"><text:a xlink:type="simple" xlink:href="http://www.pavgen.com/"><text:span text:style-name="T295_16">/</text:span></text:a></text:span></text:p>
      <text:p text:style-name="P296"><text:span text:style-name="T296_1"><text:a xlink:type="simple" xlink:href="http://www.geekosystem.com/pavgen-sidewalk-tiles/"><text:span text:style-name="T296_2">http</text:span></text:a></text:span><text:span text:style-name="T296_3"><text:a xlink:type="simple" xlink:href="http://www.geekosystem.com/pavgen-sidewalk-tiles/"><text:span text:style-name="T296_4">://</text:span></text:a></text:span><text:span text:style-name="T296_5"><text:a xlink:type="simple" xlink:href="http://www.geekosystem.com/pavgen-sidewalk-tiles/"><text:span text:style-name="T296_6">www</text:span></text:a></text:span><text:span text:style-name="T296_7"><text:a xlink:type="simple" xlink:href="http://www.geekosystem.com/pavgen-sidewalk-tiles/"><text:span text:style-name="T296_8">.</text:span></text:a></text:span><text:span text:style-name="T296_9"><text:a xlink:type="simple" xlink:href="http://www.geekosystem.com/pavgen-sidewalk-tiles/"><text:span text:style-name="T296_10">geekosystem</text:span></text:a></text:span><text:span text:style-name="T296_11"><text:a xlink:type="simple" xlink:href="http://www.geekosystem.com/pavgen-sidewalk-tiles/"><text:span text:style-name="T296_12">.</text:span></text:a></text:span><text:span text:style-name="T296_13"><text:a xlink:type="simple" xlink:href="http://www.geekosystem.com/pavgen-sidewalk-tiles/"><text:span text:style-name="T296_14">com</text:span></text:a></text:span><text:span text:style-name="T296_15"><text:a xlink:type="simple" xlink:href="http://www.geekosystem.com/pavgen-sidewalk-tiles/"><text:span text:style-name="T296_16">/</text:span></text:a></text:span><text:span text:style-name="T296_17"><text:a xlink:type="simple" xlink:href="http://www.geekosystem.com/pavgen-sidewalk-tiles/"><text:span text:style-name="T296_18">pavgen</text:span></text:a></text:span><text:span text:style-name="T296_19"><text:a xlink:type="simple" xlink:href="http://www.geekosystem.com/pavgen-sidewalk-tiles/"><text:span text:style-name="T296_20">-</text:span></text:a></text:span><text:span text:style-name="T296_21"><text:a xlink:type="simple" xlink:href="http://www.geekosystem.com/pavgen-sidewalk-tiles/"><text:span text:style-name="T296_22">sidewalk</text:span></text:a></text:span><text:span text:style-name="T296_23"><text:a xlink:type="simple" xlink:href="http://www.geekosystem.com/pavgen-sidewalk-tiles/"><text:span text:style-name="T296_24">-</text:span></text:a></text:span><text:span text:style-name="T296_25"><text:a xlink:type="simple" xlink:href="http://www.geekosystem.com/pavgen-sidewalk-tiles/"><text:span text:style-name="T296_26">tiles</text:span></text:a></text:span><text:span text:style-name="T296_27"><text:a xlink:type="simple" xlink:href="http://www.geekosystem.com/pavgen-sidewalk-tiles/"><text:span text:style-name="T296_28">/</text:span></text:a></text:span></text:p>
      <text:p text:style-name="P297"/>
      <text:p text:style-name="P298"><text:span text:style-name="T298_1">Additional</text:span><text:span text:style-name="T298_2"><text:s/></text:span><text:span text:style-name="T298_3">References</text:span></text:p>
      <text:p text:style-name="P299"><text:span text:style-name="T299_1"><text:a xlink:type="simple" xlink:href="http://www.alternative-energy-news.info/human-power-is-the-future/"><text:span text:style-name="T299_2">http</text:span></text:a></text:span><text:span text:style-name="T299_3"><text:a xlink:type="simple" xlink:href="http://www.alternative-energy-news.info/human-power-is-the-future/"><text:span text:style-name="T299_4">://</text:span></text:a></text:span><text:span text:style-name="T299_5"><text:a xlink:type="simple" xlink:href="http://www.alternative-energy-news.info/human-power-is-the-future/"><text:span text:style-name="T299_6">www</text:span></text:a></text:span><text:span text:style-name="T299_7"><text:a xlink:type="simple" xlink:href="http://www.alternative-energy-news.info/human-power-is-the-future/"><text:span text:style-name="T299_8">.</text:span></text:a></text:span><text:span text:style-name="T299_9"><text:a xlink:type="simple" xlink:href="http://www.alternative-energy-news.info/human-power-is-the-future/"><text:span text:style-name="T299_10">alternative</text:span></text:a></text:span><text:span text:style-name="T299_11"><text:a xlink:type="simple" xlink:href="http://www.alternative-energy-news.info/human-power-is-the-future/"><text:span text:style-name="T299_12">-</text:span></text:a></text:span><text:span text:style-name="T299_13"><text:a xlink:type="simple" xlink:href="http://www.alternative-energy-news.info/human-power-is-the-future/"><text:span text:style-name="T299_14">energy</text:span></text:a></text:span><text:span text:style-name="T299_15"><text:a xlink:type="simple" xlink:href="http://www.alternative-energy-news.info/human-power-is-the-future/"><text:span text:style-name="T299_16">-</text:span></text:a></text:span><text:span text:style-name="T299_17"><text:a xlink:type="simple" xlink:href="http://www.alternative-energy-news.info/human-power-is-the-future/"><text:span text:style-name="T299_18">news</text:span></text:a></text:span><text:span text:style-name="T299_19"><text:a xlink:type="simple" xlink:href="http://www.alternative-energy-news.info/human-power-is-the-future/"><text:span text:style-name="T299_20">.</text:span></text:a></text:span><text:span text:style-name="T299_21"><text:a xlink:type="simple" xlink:href="http://www.alternative-energy-news.info/human-power-is-the-future/"><text:span text:style-name="T299_22">info</text:span></text:a></text:span><text:span text:style-name="T299_23"><text:a xlink:type="simple" xlink:href="http://www.alternative-energy-news.info/human-power-is-the-future/"><text:span text:style-name="T299_24">/</text:span></text:a></text:span><text:span text:style-name="T299_25"><text:a xlink:type="simple" xlink:href="http://www.alternative-energy-news.info/human-power-is-the-future/"><text:span text:style-name="T299_26">human</text:span></text:a></text:span><text:span text:style-name="T299_27"><text:a xlink:type="simple" xlink:href="http://www.alternative-energy-news.info/human-power-is-the-future/"><text:span text:style-name="T299_28">-</text:span></text:a></text:span><text:span text:style-name="T299_29"><text:a xlink:type="simple" xlink:href="http://www.alternative-energy-news.info/human-power-is-the-future/"><text:span text:style-name="T299_30">power</text:span></text:a></text:span><text:span text:style-name="T299_31"><text:a xlink:type="simple" xlink:href="http://www.alternative-energy-news.info/human-power-is-the-future/"><text:span text:style-name="T299_32">-</text:span></text:a></text:span><text:span text:style-name="T299_33"><text:a xlink:type="simple" xlink:href="http://www.alternative-energy-news.info/human-power-is-the-future/"><text:span text:style-name="T299_34">is</text:span></text:a></text:span><text:span text:style-name="T299_35"><text:a xlink:type="simple" xlink:href="http://www.alternative-energy-news.info/human-power-is-the-future/"><text:span text:style-name="T299_36">-</text:span></text:a></text:span><text:span text:style-name="T299_37"><text:a xlink:type="simple" xlink:href="http://www.alternative-energy-news.info/human-power-is-the-future/"><text:span text:style-name="T299_38">the</text:span></text:a></text:span><text:span text:style-name="T299_39"><text:a xlink:type="simple" xlink:href="http://www.alternative-energy-news.info/human-power-is-the-future/"><text:span text:style-name="T299_40">-</text:span></text:a></text:span><text:span text:style-name="T299_41"><text:a xlink:type="simple" xlink:href="http://www.alternative-energy-news.info/human-power-is-the-future/"><text:span text:style-name="T299_42">future</text:span></text:a></text:span><text:span text:style-name="T299_43"><text:a xlink:type="simple" xlink:href="http://www.alternative-energy-news.info/human-power-is-the-future/"><text:span text:style-name="T299_44">/</text:span></text:a></text:span><text:span text:style-name="T299_45"><text:s/></text:span><text:span text:style-name="T299_46"><text:a xlink:type="simple" xlink:href="http://science.howstuffworks.com/environmental/green-science/house-music-energy-crisis1.htm"><text:span text:style-name="T299_47">http</text:span></text:a></text:span><text:span text:style-name="T299_48"><text:a xlink:type="simple" xlink:href="http://science.howstuffworks.com/environmental/green-science/house-music-energy-crisis1.htm"><text:span text:style-name="T299_49">://</text:span></text:a></text:span><text:span text:style-name="T299_50"><text:a xlink:type="simple" xlink:href="http://science.howstuffworks.com/environmental/green-science/house-music-energy-crisis1.htm"><text:span text:style-name="T299_51">science</text:span></text:a></text:span><text:span text:style-name="T299_52"><text:a xlink:type="simple" xlink:href="http://science.howstuffworks.com/environmental/green-science/house-music-energy-crisis1.htm"><text:span text:style-name="T299_53">.</text:span></text:a></text:span><text:span text:style-name="T299_54"><text:a xlink:type="simple" xlink:href="http://science.howstuffworks.com/environmental/green-science/house-music-energy-crisis1.htm"><text:span text:style-name="T299_55">howstuffworks</text:span></text:a></text:span><text:span text:style-name="T299_56"><text:a xlink:type="simple" xlink:href="http://science.howstuffworks.com/environmental/green-science/house-music-energy-crisis1.htm"><text:span text:style-name="T299_57">.</text:span></text:a></text:span><text:span text:style-name="T299_58"><text:a xlink:type="simple" xlink:href="http://science.howstuffworks.com/environmental/green-science/house-music-energy-crisis1.htm"><text:span text:style-name="T299_59">com</text:span></text:a></text:span><text:span text:style-name="T299_60"><text:a xlink:type="simple" xlink:href="http://science.howstuffworks.com/environmental/green-science/house-music-energy-crisis1.htm"><text:span text:style-name="T299_61">/</text:span></text:a></text:span><text:span text:style-name="T299_62"><text:a xlink:type="simple" xlink:href="http://science.howstuffworks.com/environmental/green-science/house-music-energy-crisis1.htm"><text:span text:style-name="T299_63">environmental</text:span></text:a></text:span><text:span text:style-name="T299_64"><text:a xlink:type="simple" xlink:href="http://science.howstuffworks.com/environmental/green-science/house-music-energy-crisis1.htm"><text:span text:style-name="T299_65">/</text:span></text:a></text:span><text:span text:style-name="T299_66"><text:a xlink:type="simple" xlink:href="http://science.howstuffworks.com/environmental/green-science/house-music-energy-crisis1.htm"><text:span text:style-name="T299_67">green</text:span></text:a></text:span><text:span text:style-name="T299_68"><text:a xlink:type="simple" xlink:href="http://science.howstuffworks.com/environmental/green-science/house-music-energy-crisis1.htm"><text:span text:style-name="T299_69">-</text:span></text:a></text:span><text:span text:style-name="T299_70"><text:a xlink:type="simple" xlink:href="http://science.howstuffworks.com/environmental/green-science/house-music-energy-crisis1.htm"><text:span text:style-name="T299_71">science</text:span></text:a></text:span><text:span text:style-name="T299_72"><text:a xlink:type="simple" xlink:href="http://science.howstuffworks.com/environmental/green-science/house-music-energy-crisis1.htm"><text:span text:style-name="T299_73">/</text:span></text:a></text:span><text:span text:style-name="T299_74"><text:a xlink:type="simple" xlink:href="http://science.howstuffworks.com/environmental/green-science/house-music-energy-crisis1.htm"><text:span text:style-name="T299_75">house</text:span></text:a></text:span><text:span text:style-name="T299_76"><text:a xlink:type="simple" xlink:href="http://science.howstuffworks.com/environmental/green-science/house-music-energy-crisis1.htm"><text:span text:style-name="T299_77">-</text:span></text:a></text:span><text:span text:style-name="T299_78"><text:a xlink:type="simple" xlink:href="http://science.howstuffworks.com/environmental/green-science/house-music-energy-crisis1.htm"><text:span text:style-name="T299_79">music</text:span></text:a></text:span><text:span text:style-name="T299_80"><text:a xlink:type="simple" xlink:href="http://science.howstuffworks.com/environmental/green-science/house-music-energy-crisis1.htm"><text:span text:style-name="T299_81">-</text:span></text:a></text:span><text:span text:style-name="T299_82"><text:a xlink:type="simple" xlink:href="http://science.howstuffworks.com/environmental/green-science/house-music-energy-crisis1.htm"><text:span text:style-name="T299_83">energy</text:span></text:a></text:span><text:span text:style-name="T299_84"><text:a xlink:type="simple" xlink:href="http://science.howstuffworks.com/environmental/green-science/house-music-energy-crisis1.htm"><text:span text:style-name="T299_85">-</text:span></text:a></text:span><text:span text:style-name="T299_86"><text:a xlink:type="simple" xlink:href="http://science.howstuffworks.com/environmental/green-science/house-music-energy-crisis1.htm"><text:span text:style-name="T299_87">crisis</text:span></text:a></text:span><text:span text:style-name="T299_88"><text:a xlink:type="simple" xlink:href="http://science.howstuffworks.com/environmental/green-science/house-music-energy-crisis1.htm"><text:span text:style-name="T299_89">1.</text:span></text:a></text:span><text:span text:style-name="T299_90"><text:a xlink:type="simple" xlink:href="http://science.howstuffworks.com/environmental/green-science/house-music-energy-crisis1.htm"><text:span text:style-name="T299_91">htm</text:span></text:a></text:span></text:p>
      <text:p text:style-name="P300"><text:span text:style-name="T300_1"><text:a xlink:type="simple" xlink:href="http://www.hughesresearch.co.uk/index.php"><text:span text:style-name="T300_2">http</text:span></text:a></text:span><text:span text:style-name="T300_3"><text:a xlink:type="simple" xlink:href="http://www.hughesresearch.co.uk/index.php"><text:span text:style-name="T300_4">://</text:span></text:a></text:span><text:span text:style-name="T300_5"><text:a xlink:type="simple" xlink:href="http://www.hughesresearch.co.uk/index.php"><text:span text:style-name="T300_6">www</text:span></text:a></text:span><text:span text:style-name="T300_7"><text:a xlink:type="simple" xlink:href="http://www.hughesresearch.co.uk/index.php"><text:span text:style-name="T300_8">.</text:span></text:a></text:span><text:span text:style-name="T300_9"><text:a xlink:type="simple" xlink:href="http://www.hughesresearch.co.uk/index.php"><text:span text:style-name="T300_10">hughesresearch</text:span></text:a></text:span><text:span text:style-name="T300_11"><text:a xlink:type="simple" xlink:href="http://www.hughesresearch.co.uk/index.php"><text:span text:style-name="T300_12">.</text:span></text:a></text:span><text:span text:style-name="T300_13"><text:a xlink:type="simple" xlink:href="http://www.hughesresearch.co.uk/index.php"><text:span text:style-name="T300_14">co</text:span></text:a></text:span><text:span text:style-name="T300_15"><text:a xlink:type="simple" xlink:href="http://www.hughesresearch.co.uk/index.php"><text:span text:style-name="T300_16">.</text:span></text:a></text:span><text:span text:style-name="T300_17"><text:a xlink:type="simple" xlink:href="http://www.hughesresearch.co.uk/index.php"><text:span text:style-name="T300_18">uk</text:span></text:a></text:span><text:span text:style-name="T300_19"><text:a xlink:type="simple" xlink:href="http://www.hughesresearch.co.uk/index.php"><text:span text:style-name="T300_20">/</text:span></text:a></text:span><text:span text:style-name="T300_21"><text:a xlink:type="simple" xlink:href="http://www.hughesresearch.co.uk/index.php"><text:span text:style-name="T300_22">index</text:span></text:a></text:span><text:span text:style-name="T300_23"><text:a xlink:type="simple" xlink:href="http://www.hughesresearch.co.uk/index.php"><text:span text:style-name="T300_24">.</text:span></text:a></text:span><text:span text:style-name="T300_25"><text:a xlink:type="simple" xlink:href="http://www.hughesresearch.co.uk/index.php"><text:span text:style-name="T300_26">php</text:span></text:a></text:span><text:span text:style-name="T300_27">?</text:span></text:p>
      <text:p text:style-name="P301"><text:span text:style-name="T301_1"><text:a xlink:type="simple" xlink:href="http://spectrum.ieee.org/green-tech/mass-transit/startups-try-to-capture-road-traffics-excess-energy"><text:span text:style-name="T301_2">http</text:span></text:a></text:span><text:span text:style-name="T301_3"><text:a xlink:type="simple" xlink:href="http://spectrum.ieee.org/green-tech/mass-transit/startups-try-to-capture-road-traffics-excess-energy"><text:span text:style-name="T301_4">://</text:span></text:a></text:span><text:span text:style-name="T301_5"><text:a xlink:type="simple" xlink:href="http://spectrum.ieee.org/green-tech/mass-transit/startups-try-to-capture-road-traffics-excess-energy"><text:span text:style-name="T301_6">spectrum</text:span></text:a></text:span><text:span text:style-name="T301_7"><text:a xlink:type="simple" xlink:href="http://spectrum.ieee.org/green-tech/mass-transit/startups-try-to-capture-road-traffics-excess-energy"><text:span text:style-name="T301_8">.</text:span></text:a></text:span><text:span text:style-name="T301_9"><text:a xlink:type="simple" xlink:href="http://spectrum.ieee.org/green-tech/mass-transit/startups-try-to-capture-road-traffics-excess-energy"><text:span text:style-name="T301_10">ieee</text:span></text:a></text:span><text:span text:style-name="T301_11"><text:a xlink:type="simple" xlink:href="http://spectrum.ieee.org/green-tech/mass-transit/startups-try-to-capture-road-traffics-excess-energy"><text:span text:style-name="T301_12">.</text:span></text:a></text:span><text:span text:style-name="T301_13"><text:a xlink:type="simple" xlink:href="http://spectrum.ieee.org/green-tech/mass-transit/startups-try-to-capture-road-traffics-excess-energy"><text:span text:style-name="T301_14">org</text:span></text:a></text:span><text:span text:style-name="T301_15"><text:a xlink:type="simple" xlink:href="http://spectrum.ieee.org/green-tech/mass-transit/startups-try-to-capture-road-traffics-excess-energy"><text:span text:style-name="T301_16">/</text:span></text:a></text:span><text:span text:style-name="T301_17"><text:a xlink:type="simple" xlink:href="http://spectrum.ieee.org/green-tech/mass-transit/startups-try-to-capture-road-traffics-excess-energy"><text:span text:style-name="T301_18">green</text:span></text:a></text:span><text:span text:style-name="T301_19"><text:a xlink:type="simple" xlink:href="http://spectrum.ieee.org/green-tech/mass-transit/startups-try-to-capture-road-traffics-excess-energy"><text:span text:style-name="T301_20">-</text:span></text:a></text:span><text:span text:style-name="T301_21"><text:a xlink:type="simple" xlink:href="http://spectrum.ieee.org/green-tech/mass-transit/startups-try-to-capture-road-traffics-excess-energy"><text:span text:style-name="T301_22">tech</text:span></text:a></text:span><text:span text:style-name="T301_23"><text:a xlink:type="simple" xlink:href="http://spectrum.ieee.org/green-tech/mass-transit/startups-try-to-capture-road-traffics-excess-energy"><text:span text:style-name="T301_24">/</text:span></text:a></text:span><text:span text:style-name="T301_25"><text:a xlink:type="simple" xlink:href="http://spectrum.ieee.org/green-tech/mass-transit/startups-try-to-capture-road-traffics-excess-energy"><text:span text:style-name="T301_26">mass</text:span></text:a></text:span><text:span text:style-name="T301_27"><text:a xlink:type="simple" xlink:href="http://spectrum.ieee.org/green-tech/mass-transit/startups-try-to-capture-road-traffics-excess-energy"><text:span text:style-name="T301_28">-</text:span></text:a></text:span><text:span text:style-name="T301_29"><text:a xlink:type="simple" xlink:href="http://spectrum.ieee.org/green-tech/mass-transit/startups-try-to-capture-road-traffics-excess-energy"><text:span text:style-name="T301_30">transit</text:span></text:a></text:span><text:span text:style-name="T301_31"><text:a xlink:type="simple" xlink:href="http://spectrum.ieee.org/green-tech/mass-transit/startups-try-to-capture-road-traffics-excess-energy"><text:span text:style-name="T301_32">/</text:span></text:a></text:span><text:span text:style-name="T301_33"><text:a xlink:type="simple" xlink:href="http://spectrum.ieee.org/green-tech/mass-transit/startups-try-to-capture-road-traffics-excess-energy"><text:span text:style-name="T301_34">startups</text:span></text:a></text:span><text:span text:style-name="T301_35"><text:a xlink:type="simple" xlink:href="http://spectrum.ieee.org/green-tech/mass-transit/startups-try-to-capture-road-traffics-excess-energy"><text:span text:style-name="T301_36">-</text:span></text:a></text:span><text:span text:style-name="T301_37"><text:a xlink:type="simple" xlink:href="http://spectrum.ieee.org/green-tech/mass-transit/startups-try-to-capture-road-traffics-excess-energy"><text:span text:style-name="T301_38">try</text:span></text:a></text:span><text:span text:style-name="T301_39"><text:a xlink:type="simple" xlink:href="http://spectrum.ieee.org/green-tech/mass-transit/startups-try-to-capture-road-traffics-excess-energy"><text:span text:style-name="T301_40">-</text:span></text:a></text:span><text:span text:style-name="T301_41"><text:a xlink:type="simple" xlink:href="http://spectrum.ieee.org/green-tech/mass-transit/startups-try-to-capture-road-traffics-excess-energy"><text:span text:style-name="T301_42">to</text:span></text:a></text:span><text:span text:style-name="T301_43"><text:a xlink:type="simple" xlink:href="http://spectrum.ieee.org/green-tech/mass-transit/startups-try-to-capture-road-traffics-excess-energy"><text:span text:style-name="T301_44">-</text:span></text:a></text:span><text:span text:style-name="T301_45"><text:a xlink:type="simple" xlink:href="http://spectrum.ieee.org/green-tech/mass-transit/startups-try-to-capture-road-traffics-excess-energy"><text:span text:style-name="T301_46">capture</text:span></text:a></text:span><text:span text:style-name="T301_47"><text:a xlink:type="simple" xlink:href="http://spectrum.ieee.org/green-tech/mass-transit/startups-try-to-capture-road-traffics-excess-energy"><text:span text:style-name="T301_48">-</text:span></text:a></text:span><text:span text:style-name="T301_49"><text:a xlink:type="simple" xlink:href="http://spectrum.ieee.org/green-tech/mass-transit/startups-try-to-capture-road-traffics-excess-energy"><text:span text:style-name="T301_50">road</text:span></text:a></text:span><text:span text:style-name="T301_51"><text:a xlink:type="simple" xlink:href="http://spectrum.ieee.org/green-tech/mass-transit/startups-try-to-capture-road-traffics-excess-energy"><text:span text:style-name="T301_52">-</text:span></text:a></text:span><text:span text:style-name="T301_53"><text:a xlink:type="simple" xlink:href="http://spectrum.ieee.org/green-tech/mass-transit/startups-try-to-capture-road-traffics-excess-energy"><text:span text:style-name="T301_54">traffics</text:span></text:a></text:span><text:span text:style-name="T301_55"><text:a xlink:type="simple" xlink:href="http://spectrum.ieee.org/green-tech/mass-transit/startups-try-to-capture-road-traffics-excess-energy"><text:span text:style-name="T301_56">-</text:span></text:a></text:span><text:span text:style-name="T301_57"><text:a xlink:type="simple" xlink:href="http://spectrum.ieee.org/green-tech/mass-transit/startups-try-to-capture-road-traffics-excess-energy"><text:span text:style-name="T301_58">excess</text:span></text:a></text:span><text:span text:style-name="T301_59"><text:a xlink:type="simple" xlink:href="http://spectrum.ieee.org/green-tech/mass-transit/startups-try-to-capture-road-traffics-excess-energy"><text:span text:style-name="T301_60">-</text:span></text:a></text:span><text:span text:style-name="T301_61"><text:a xlink:type="simple" xlink:href="http://spectrum.ieee.org/green-tech/mass-transit/startups-try-to-capture-road-traffics-excess-energy"><text:span text:style-name="T301_62">energy</text:span></text:a></text:span></text:p>
      <text:p text:style-name="P302"><text:span text:style-name="T302_1"><text:a xlink:type="simple" xlink:href="http://www.technologyreview.com/energy/24428/"><text:span text:style-name="T302_2">http</text:span></text:a></text:span><text:span text:style-name="T302_3"><text:a xlink:type="simple" xlink:href="http://www.technologyreview.com/energy/24428/"><text:span text:style-name="T302_4">://</text:span></text:a></text:span><text:span text:style-name="T302_5"><text:a xlink:type="simple" xlink:href="http://www.technologyreview.com/energy/24428/"><text:span text:style-name="T302_6">www</text:span></text:a></text:span><text:span text:style-name="T302_7"><text:a xlink:type="simple" xlink:href="http://www.technologyreview.com/energy/24428/"><text:span text:style-name="T302_8">.</text:span></text:a></text:span><text:span text:style-name="T302_9"><text:a xlink:type="simple" xlink:href="http://www.technologyreview.com/energy/24428/"><text:span text:style-name="T302_10">technologyreview</text:span></text:a></text:span><text:span text:style-name="T302_11"><text:a xlink:type="simple" xlink:href="http://www.technologyreview.com/energy/24428/"><text:span text:style-name="T302_12">.</text:span></text:a></text:span><text:span text:style-name="T302_13"><text:a xlink:type="simple" xlink:href="http://www.technologyreview.com/energy/24428/"><text:span text:style-name="T302_14">com</text:span></text:a></text:span><text:span text:style-name="T302_15"><text:a xlink:type="simple" xlink:href="http://www.technologyreview.com/energy/24428/"><text:span text:style-name="T302_16">/</text:span></text:a></text:span><text:span text:style-name="T302_17"><text:a xlink:type="simple" xlink:href="http://www.technologyreview.com/energy/24428/"><text:span text:style-name="T302_18">energy</text:span></text:a></text:span><text:span text:style-name="T302_19"><text:a xlink:type="simple" xlink:href="http://www.technologyreview.com/energy/24428/"><text:span text:style-name="T302_20">/24428/</text:span></text:a></text:span></text:p>
      <text:p text:style-name="P303"><text:span text:style-name="T303_1"><text:a xlink:type="simple" xlink:href="http://www.youtube.com/watch?v=Eam1-9FDD-Y"><text:span text:style-name="T303_2">http</text:span></text:a></text:span><text:span text:style-name="T303_3"><text:a xlink:type="simple" xlink:href="http://www.youtube.com/watch?v=Eam1-9FDD-Y"><text:span text:style-name="T303_4">://</text:span></text:a></text:span><text:span text:style-name="T303_5"><text:a xlink:type="simple" xlink:href="http://www.youtube.com/watch?v=Eam1-9FDD-Y"><text:span text:style-name="T303_6">www</text:span></text:a></text:span><text:span text:style-name="T303_7"><text:a xlink:type="simple" xlink:href="http://www.youtube.com/watch?v=Eam1-9FDD-Y"><text:span text:style-name="T303_8">.</text:span></text:a></text:span><text:span text:style-name="T303_9"><text:a xlink:type="simple" xlink:href="http://www.youtube.com/watch?v=Eam1-9FDD-Y"><text:span text:style-name="T303_10">youtube</text:span></text:a></text:span><text:span text:style-name="T303_11"><text:a xlink:type="simple" xlink:href="http://www.youtube.com/watch?v=Eam1-9FDD-Y"><text:span text:style-name="T303_12">.</text:span></text:a></text:span><text:span text:style-name="T303_13"><text:a xlink:type="simple" xlink:href="http://www.youtube.com/watch?v=Eam1-9FDD-Y"><text:span text:style-name="T303_14">com</text:span></text:a></text:span><text:span text:style-name="T303_15"><text:a xlink:type="simple" xlink:href="http://www.youtube.com/watch?v=Eam1-9FDD-Y"><text:span text:style-name="T303_16">/</text:span></text:a></text:span><text:span text:style-name="T303_17"><text:a xlink:type="simple" xlink:href="http://www.youtube.com/watch?v=Eam1-9FDD-Y"><text:span text:style-name="T303_18">watch</text:span></text:a></text:span><text:span text:style-name="T303_19"><text:a xlink:type="simple" xlink:href="http://www.youtube.com/watch?v=Eam1-9FDD-Y"><text:span text:style-name="T303_20">?</text:span></text:a></text:span><text:span text:style-name="T303_21"><text:a xlink:type="simple" xlink:href="http://www.youtube.com/watch?v=Eam1-9FDD-Y"><text:span text:style-name="T303_22">v</text:span></text:a></text:span><text:span text:style-name="T303_23"><text:a xlink:type="simple" xlink:href="http://www.youtube.com/watch?v=Eam1-9FDD-Y"><text:span text:style-name="T303_24">=</text:span></text:a></text:span><text:span text:style-name="T303_25"><text:a xlink:type="simple" xlink:href="http://www.youtube.com/watch?v=Eam1-9FDD-Y"><text:span text:style-name="T303_26">Eam</text:span></text:a></text:span><text:span text:style-name="T303_27"><text:a xlink:type="simple" xlink:href="http://www.youtube.com/watch?v=Eam1-9FDD-Y"><text:span text:style-name="T303_28">1-9</text:span></text:a></text:span><text:span text:style-name="T303_29"><text:a xlink:type="simple" xlink:href="http://www.youtube.com/watch?v=Eam1-9FDD-Y"><text:span text:style-name="T303_30">FDD</text:span></text:a></text:span><text:span text:style-name="T303_31"><text:a xlink:type="simple" xlink:href="http://www.youtube.com/watch?v=Eam1-9FDD-Y"><text:span text:style-name="T303_32">-</text:span></text:a></text:span><text:span text:style-name="T303_33"><text:a xlink:type="simple" xlink:href="http://www.youtube.com/watch?v=Eam1-9FDD-Y"><text:span text:style-name="T303_34">Y</text:span></text:a></text:span></text:p>
      <text:p text:style-name="P304"><text:span text:style-name="T304_1"><text:a xlink:type="simple" xlink:href="http://www.youtube.com/watch?v=YFITXmzB9EI&amp;feature=related"><text:span text:style-name="T304_2">http</text:span></text:a></text:span><text:span text:style-name="T304_3"><text:a xlink:type="simple" xlink:href="http://www.youtube.com/watch?v=YFITXmzB9EI&amp;feature=related"><text:span text:style-name="T304_4">://</text:span></text:a></text:span><text:span text:style-name="T304_5"><text:a xlink:type="simple" xlink:href="http://www.youtube.com/watch?v=YFITXmzB9EI&amp;feature=related"><text:span text:style-name="T304_6">www</text:span></text:a></text:span><text:span text:style-name="T304_7"><text:a xlink:type="simple" xlink:href="http://www.youtube.com/watch?v=YFITXmzB9EI&amp;feature=related"><text:span text:style-name="T304_8">.</text:span></text:a></text:span><text:span text:style-name="T304_9"><text:a xlink:type="simple" xlink:href="http://www.youtube.com/watch?v=YFITXmzB9EI&amp;feature=related"><text:span text:style-name="T304_10">youtube</text:span></text:a></text:span><text:span text:style-name="T304_11"><text:a xlink:type="simple" xlink:href="http://www.youtube.com/watch?v=YFITXmzB9EI&amp;feature=related"><text:span text:style-name="T304_12">.</text:span></text:a></text:span><text:span text:style-name="T304_13"><text:a xlink:type="simple" xlink:href="http://www.youtube.com/watch?v=YFITXmzB9EI&amp;feature=related"><text:span text:style-name="T304_14">com</text:span></text:a></text:span><text:span text:style-name="T304_15"><text:a xlink:type="simple" xlink:href="http://www.youtube.com/watch?v=YFITXmzB9EI&amp;feature=related"><text:span text:style-name="T304_16">/</text:span></text:a></text:span><text:span text:style-name="T304_17"><text:a xlink:type="simple" xlink:href="http://www.youtube.com/watch?v=YFITXmzB9EI&amp;feature=related"><text:span text:style-name="T304_18">watch</text:span></text:a></text:span><text:span text:style-name="T304_19"><text:a xlink:type="simple" xlink:href="http://www.youtube.com/watch?v=YFITXmzB9EI&amp;feature=related"><text:span text:style-name="T304_20">?</text:span></text:a></text:span><text:span text:style-name="T304_21"><text:a xlink:type="simple" xlink:href="http://www.youtube.com/watch?v=YFITXmzB9EI&amp;feature=related"><text:span text:style-name="T304_22">v</text:span></text:a></text:span><text:span text:style-name="T304_23"><text:a xlink:type="simple" xlink:href="http://www.youtube.com/watch?v=YFITXmzB9EI&amp;feature=related"><text:span text:style-name="T304_24">=</text:span></text:a></text:span><text:span text:style-name="T304_25"><text:a xlink:type="simple" xlink:href="http://www.youtube.com/watch?v=YFITXmzB9EI&amp;feature=related"><text:span text:style-name="T304_26">YFITXmzB</text:span></text:a></text:span><text:span text:style-name="T304_27"><text:a xlink:type="simple" xlink:href="http://www.youtube.com/watch?v=YFITXmzB9EI&amp;feature=related"><text:span text:style-name="T304_28">9</text:span></text:a></text:span><text:span text:style-name="T304_29"><text:a xlink:type="simple" xlink:href="http://www.youtube.com/watch?v=YFITXmzB9EI&amp;feature=related"><text:span text:style-name="T304_30">EI</text:span></text:a></text:span><text:span text:style-name="T304_31"><text:a xlink:type="simple" xlink:href="http://www.youtube.com/watch?v=YFITXmzB9EI&amp;feature=related"><text:span text:style-name="T304_32">&amp;</text:span></text:a></text:span><text:span text:style-name="T304_33"><text:a xlink:type="simple" xlink:href="http://www.youtube.com/watch?v=YFITXmzB9EI&amp;feature=related"><text:span text:style-name="T304_34">feature</text:span></text:a></text:span><text:span text:style-name="T304_35"><text:a xlink:type="simple" xlink:href="http://www.youtube.com/watch?v=YFITXmzB9EI&amp;feature=related"><text:span text:style-name="T304_36">=</text:span></text:a></text:span><text:span text:style-name="T304_37"><text:a xlink:type="simple" xlink:href="http://www.youtube.com/watch?v=YFITXmzB9EI&amp;feature=related"><text:span text:style-name="T304_38">related</text:span></text:a></text:span></text:p>
      <text:p text:style-name="P305"/>
      <text:p text:style-name="P30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